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9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2.159cm"/>
    </style:style>
    <style:style style:name="co6" style:family="table-column">
      <style:table-column-properties fo:break-before="auto" style:column-width="2.392cm"/>
    </style:style>
    <style:style style:name="co7" style:family="table-column">
      <style:table-column-properties fo:break-before="auto" style:column-width="3.17cm"/>
    </style:style>
    <style:style style:name="co8" style:family="table-column">
      <style:table-column-properties fo:break-before="auto" style:column-width="3.695cm"/>
    </style:style>
    <style:style style:name="co9" style:family="table-column">
      <style:table-column-properties fo:break-before="auto" style:column-width="4.434cm"/>
    </style:style>
    <style:style style:name="co10" style:family="table-column">
      <style:table-column-properties fo:break-before="auto" style:column-width="4.921cm"/>
    </style:style>
    <style:style style:name="co11" style:family="table-column">
      <style:table-column-properties fo:break-before="auto" style:column-width="3.15cm"/>
    </style:style>
    <style:style style:name="co12" style:family="table-column">
      <style:table-column-properties fo:break-before="auto" style:column-width="4.161cm"/>
    </style:style>
    <style:style style:name="co13" style:family="table-column">
      <style:table-column-properties fo:break-before="auto" style:column-width="3.8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9"/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 style:data-style-name="N110">
      <style:table-cell-properties fo:background-color="#81d41a"/>
    </style:style>
    <style:style style:name="ce23" style:family="table-cell" style:parent-style-name="Default" style:data-style-name="N111"/>
    <style:style style:name="ce24" style:family="table-cell" style:parent-style-name="Default" style:data-style-name="N109">
      <style:table-cell-properties fo:background-color="#81d41a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 style:data-style-name="N110">
      <style:table-cell-properties fo:background-color="#ffffa6"/>
    </style:style>
    <style:style style:name="ce9" style:family="table-cell" style:parent-style-name="Default" style:data-style-name="N110"/>
    <style:style style:name="ce10" style:family="table-cell" style:parent-style-name="Default">
      <style:table-cell-properties fo:background-color="#ffffd7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 style:data-style-name="N2"/>
    <style:style style:name="ce15" style:family="table-cell" style:parent-style-name="Default" style:data-style-name="N108">
      <style:table-cell-properties fo:background-color="#81d41a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23.637cm" svg:y="27.628cm">
            <draw:object draw:notify-on-update-of-ranges="Foglio1.B71:Foglio1.F71 Foglio1.B65:Foglio1.F65 Foglio1.B71:Foglio1.F71 Foglio1.B66:Foglio1.F66 Foglio1.B71:Foglio1.F71 Foglio1.B67:Foglio1.F67 Foglio1.B71:Foglio1.F71 Foglio1.B68:Foglio1.F68 Foglio1.B71:Foglio1.F71 Foglio1.B69:Foglio1.F6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3"/>
        <table:table-column table:style-name="co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3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ce23"/>
        <table:table-row table:style-name="ro1">
          <table:table-cell table:style-name="ce1" office:value-type="string" calcext:value-type="string" table:number-columns-spanned="2" table:number-rows-spanned="1">
            <text:p>SiC</text:p>
          </table:table-cell>
          <table:covered-table-cell/>
          <table:table-cell/>
          <table:table-cell table:style-name="ce1" office:value-type="string" calcext:value-type="string" table:number-columns-spanned="3" table:number-rows-spanned="1">
            <text:p>ROW0</text:p>
          </table:table-cell>
          <table:covered-table-cell table:number-columns-repeated="2"/>
          <table:table-cell/>
          <table:table-cell table:style-name="Default"/>
          <table:table-cell table:style-name="ce1" office:value-type="string" calcext:value-type="string" table:number-columns-spanned="3" table:number-rows-spanned="1">
            <text:p>ROW1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ROW2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ROW3</text:p>
          </table:table-cell>
          <table:covered-table-cell table:number-columns-repeated="2"/>
          <table:table-cell/>
          <table:table-cell table:style-name="Default"/>
          <table:table-cell table:style-name="ce1" office:value-type="string" calcext:value-type="string" table:number-columns-spanned="3" table:number-rows-spanned="1">
            <text:p>ROW4</text:p>
          </table:table-cell>
          <table:covered-table-cell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IMESTAMP (10 ns)</text:p>
          </table:table-cell>
          <table:table-cell/>
          <table:table-cell table:style-name="ce1" office:value-type="string" calcext:value-type="string">
            <text:p>PAD</text:p>
          </table:table-cell>
          <table:table-cell office:value-type="string" calcext:value-type="string">
            <text:p>TIMESTAMP (10 ns)</text:p>
          </table:table-cell>
          <table:table-cell office:value-type="string" calcext:value-type="string">
            <text:p>CHARGE (CH)</text:p>
          </table:table-cell>
          <table:table-cell office:value-type="string" calcext:value-type="string">
            <text:p>Charge*Pad</text:p>
          </table:table-cell>
          <table:table-cell table:style-name="Default" office:value-type="string" calcext:value-type="string">
            <text:p>(Pad-&lt;Pad&gt;)^2*Charge</text:p>
          </table:table-cell>
          <table:table-cell table:style-name="ce1" office:value-type="string" calcext:value-type="string">
            <text:p>PAD</text:p>
          </table:table-cell>
          <table:table-cell office:value-type="string" calcext:value-type="string">
            <text:p>TIMESTAMP (10 ns)</text:p>
          </table:table-cell>
          <table:table-cell office:value-type="string" calcext:value-type="string">
            <text:p>CHARGE (CH)</text:p>
          </table:table-cell>
          <table:table-cell office:value-type="string" calcext:value-type="string">
            <text:p>Charge*Pad</text:p>
          </table:table-cell>
          <table:table-cell office:value-type="string" calcext:value-type="string">
            <text:p>(Pad-&lt;Pad&gt;)^2*Charge</text:p>
          </table:table-cell>
          <table:table-cell table:style-name="ce1" office:value-type="string" calcext:value-type="string">
            <text:p>PAD</text:p>
          </table:table-cell>
          <table:table-cell office:value-type="string" calcext:value-type="string">
            <text:p>TIMESTAMP (10 ns)</text:p>
          </table:table-cell>
          <table:table-cell office:value-type="string" calcext:value-type="string">
            <text:p>CHARGE (CH)</text:p>
          </table:table-cell>
          <table:table-cell office:value-type="string" calcext:value-type="string">
            <text:p>Charge*Pad</text:p>
          </table:table-cell>
          <table:table-cell office:value-type="string" calcext:value-type="string">
            <text:p>(Pad-&lt;Pad&gt;)^2*Charge</text:p>
          </table:table-cell>
          <table:table-cell table:style-name="ce1" office:value-type="string" calcext:value-type="string">
            <text:p>PAD</text:p>
          </table:table-cell>
          <table:table-cell office:value-type="string" calcext:value-type="string">
            <text:p>TIMESTAMP (10 ns)</text:p>
          </table:table-cell>
          <table:table-cell office:value-type="string" calcext:value-type="string">
            <text:p>CHARGE (CH)</text:p>
          </table:table-cell>
          <table:table-cell office:value-type="string" calcext:value-type="string">
            <text:p>Charge*Pad</text:p>
          </table:table-cell>
          <table:table-cell table:style-name="Default" office:value-type="string" calcext:value-type="string">
            <text:p>(Pad-&lt;Pad&gt;)^2*Charge</text:p>
          </table:table-cell>
          <table:table-cell table:style-name="ce1" office:value-type="string" calcext:value-type="string">
            <text:p>PAD</text:p>
          </table:table-cell>
          <table:table-cell office:value-type="string" calcext:value-type="string">
            <text:p>TIMESTAMP (10 ns)</text:p>
          </table:table-cell>
          <table:table-cell office:value-type="string" calcext:value-type="string">
            <text:p>CHARGE (CH)</text:p>
          </table:table-cell>
          <table:table-cell office:value-type="string" calcext:value-type="string">
            <text:p>Charge*Pad</text:p>
          </table:table-cell>
          <table:table-cell table:style-name="Default" office:value-type="string" calcext:value-type="string">
            <text:p>(Pad-&lt;Pad&gt;)^2*Charge</text:p>
          </table:table-cell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13907701" calcext:value-type="float">
            <text:p>13907701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3907901" calcext:value-type="float">
            <text:p>13907901</text:p>
          </table:table-cell>
          <table:table-cell table:style-name="ce21" office:value-type="float" office:value="498" calcext:value-type="float">
            <text:p>498</text:p>
          </table:table-cell>
          <table:table-cell table:formula="of:=[.D3]*[.F3]" office:value-type="float" office:value="7968" calcext:value-type="float">
            <text:p>7968</text:p>
          </table:table-cell>
          <table:table-cell table:formula="of:=POWER([.D3]-[.$G$12];2)*[.F3]" office:value-type="float" office:value="6030.53584200854" calcext:value-type="float">
            <text:p>6030,536</text:p>
          </table:table-cell>
          <table:table-cell office:value-type="float" office:value="23" calcext:value-type="float">
            <text:p>23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033" calcext:value-type="float">
            <text:p>1033</text:p>
          </table:table-cell>
          <table:table-cell table:formula="of:=[.I3]*[.K3]" office:value-type="float" office:value="23759" calcext:value-type="float">
            <text:p>23759</text:p>
          </table:table-cell>
          <table:table-cell table:style-name="ce23" table:formula="of:=POWER([.I3]-[.$L$12];2)*[.K3]" office:value-type="float" office:value="5380.27330031669" calcext:value-type="float">
            <text:p>5380,273</text:p>
          </table:table-cell>
          <table:table-cell office:value-type="float" office:value="26" calcext:value-type="float">
            <text:p>26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965" calcext:value-type="float">
            <text:p>965</text:p>
          </table:table-cell>
          <table:table-cell table:formula="of:=[.N3]*[.P3]" office:value-type="float" office:value="25090" calcext:value-type="float">
            <text:p>25090</text:p>
          </table:table-cell>
          <table:table-cell table:style-name="ce23" table:formula="of:=POWER([.N3]-[.$Q$12];2)*[.P3]" office:value-type="float" office:value="4184.77864430248" calcext:value-type="float">
            <text:p>4184,779</text:p>
          </table:table-cell>
          <table:table-cell office:value-type="float" office:value="36" calcext:value-type="float">
            <text:p>36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2021" calcext:value-type="float">
            <text:p>2021</text:p>
          </table:table-cell>
          <table:table-cell table:formula="of:=[.S3]*[.U3]" office:value-type="float" office:value="72756" calcext:value-type="float">
            <text:p>72756</text:p>
          </table:table-cell>
          <table:table-cell table:formula="of:=POWER([.S3]-[.$V$12];2)*[.U3]" office:value-type="float" office:value="12.9917738325415" calcext:value-type="float">
            <text:p>12,992</text:p>
          </table:table-cell>
          <table:table-cell office:value-type="float" office:value="47" calcext:value-type="float">
            <text:p>47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592" calcext:value-type="float">
            <text:p>592</text:p>
          </table:table-cell>
          <table:table-cell table:formula="of:=[.X3]*[.Z3]" office:value-type="float" office:value="27824" calcext:value-type="float">
            <text:p>27824</text:p>
          </table:table-cell>
          <table:table-cell table:formula="of:=POWER([.X3]-[.$AA$12];2)*[.Z3]" office:value-type="float" office:value="6241.55525201507" calcext:value-type="float">
            <text:p>6241,555</text:p>
          </table:table-cell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27064655" calcext:value-type="float">
            <text:p>27064655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3907901" calcext:value-type="float">
            <text:p>13907901</text:p>
          </table:table-cell>
          <table:table-cell table:style-name="ce21" office:value-type="float" office:value="1089" calcext:value-type="float">
            <text:p>1089</text:p>
          </table:table-cell>
          <table:table-cell table:formula="of:=[.D4]*[.F4]" office:value-type="float" office:value="16335" calcext:value-type="float">
            <text:p>16335</text:p>
          </table:table-cell>
          <table:table-cell table:formula="of:=POWER([.D4]-[.$G$12];2)*[.F4]" office:value-type="float" office:value="6697.09468869905" calcext:value-type="float">
            <text:p>6697,095</text:p>
          </table:table-cell>
          <table:table-cell office:value-type="float" office:value="22" calcext:value-type="float">
            <text:p>22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558" calcext:value-type="float">
            <text:p>1558</text:p>
          </table:table-cell>
          <table:table-cell table:formula="of:=[.I4]*[.K4]" office:value-type="float" office:value="34276" calcext:value-type="float">
            <text:p>34276</text:p>
          </table:table-cell>
          <table:table-cell table:style-name="ce23" table:formula="of:=POWER([.I4]-[.$L$12];2)*[.K4]" office:value-type="float" office:value="2561.37384534165" calcext:value-type="float">
            <text:p>2561,374</text:p>
          </table:table-cell>
          <table:table-cell office:value-type="float" office:value="27" calcext:value-type="float">
            <text:p>27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719" calcext:value-type="float">
            <text:p>1719</text:p>
          </table:table-cell>
          <table:table-cell table:formula="of:=[.N4]*[.P4]" office:value-type="float" office:value="46413" calcext:value-type="float">
            <text:p>46413</text:p>
          </table:table-cell>
          <table:table-cell table:style-name="ce23" table:formula="of:=POWER([.N4]-[.$Q$12];2)*[.P4]" office:value-type="float" office:value="2014.11328433236" calcext:value-type="float">
            <text:p>2014,113</text:p>
          </table:table-cell>
          <table:table-cell office:value-type="float" office:value="33" calcext:value-type="float">
            <text:p>33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587" calcext:value-type="float">
            <text:p>587</text:p>
          </table:table-cell>
          <table:table-cell table:formula="of:=[.S4]*[.U4]" office:value-type="float" office:value="19371" calcext:value-type="float">
            <text:p>19371</text:p>
          </table:table-cell>
          <table:table-cell table:formula="of:=POWER([.S4]-[.$V$12];2)*[.U4]" office:value-type="float" office:value="5004.38924650079" calcext:value-type="float">
            <text:p>5004,389</text:p>
          </table:table-cell>
          <table:table-cell office:value-type="float" office:value="42" calcext:value-type="float">
            <text:p>42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334" calcext:value-type="float">
            <text:p>1334</text:p>
          </table:table-cell>
          <table:table-cell table:formula="of:=[.X4]*[.Z4]" office:value-type="float" office:value="56028" calcext:value-type="float">
            <text:p>56028</text:p>
          </table:table-cell>
          <table:table-cell table:formula="of:=POWER([.X4]-[.$AA$12];2)*[.Z4]" office:value-type="float" office:value="4099.27974296913" calcext:value-type="float">
            <text:p>4099,280</text:p>
          </table:table-cell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33344361" calcext:value-type="float">
            <text:p>33344361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3907902" calcext:value-type="float">
            <text:p>13907902</text:p>
          </table:table-cell>
          <table:table-cell table:style-name="ce21" office:value-type="float" office:value="2209" calcext:value-type="float">
            <text:p>2209</text:p>
          </table:table-cell>
          <table:table-cell table:formula="of:=[.D5]*[.F5]" office:value-type="float" office:value="28717" calcext:value-type="float">
            <text:p>28717</text:p>
          </table:table-cell>
          <table:table-cell table:formula="of:=POWER([.D5]-[.$G$12];2)*[.F5]" office:value-type="float" office:value="508.682372939196" calcext:value-type="float">
            <text:p>508,682</text:p>
          </table:table-cell>
          <table:table-cell office:value-type="float" office:value="21" calcext:value-type="float">
            <text:p>21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873" calcext:value-type="float">
            <text:p>1873</text:p>
          </table:table-cell>
          <table:table-cell table:formula="of:=[.I5]*[.K5]" office:value-type="float" office:value="39333" calcext:value-type="float">
            <text:p>39333</text:p>
          </table:table-cell>
          <table:table-cell table:style-name="ce23" table:formula="of:=POWER([.I5]-[.$L$12];2)*[.K5]" office:value-type="float" office:value="149.150394936867" calcext:value-type="float">
            <text:p>149,150</text:p>
          </table:table-cell>
          <table:table-cell office:value-type="float" office:value="30" calcext:value-type="float">
            <text:p>30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211" calcext:value-type="float">
            <text:p>1211</text:p>
          </table:table-cell>
          <table:table-cell table:formula="of:=[.N5]*[.P5]" office:value-type="float" office:value="36330" calcext:value-type="float">
            <text:p>36330</text:p>
          </table:table-cell>
          <table:table-cell table:style-name="ce23" table:formula="of:=POWER([.N5]-[.$Q$12];2)*[.P5]" office:value-type="float" office:value="4452.88898686336" calcext:value-type="float">
            <text:p>4452,889</text:p>
          </table:table-cell>
          <table:table-cell office:value-type="float" office:value="37" calcext:value-type="float">
            <text:p>37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730" calcext:value-type="float">
            <text:p>1730</text:p>
          </table:table-cell>
          <table:table-cell table:formula="of:=[.S5]*[.U5]" office:value-type="float" office:value="64010" calcext:value-type="float">
            <text:p>64010</text:p>
          </table:table-cell>
          <table:table-cell table:formula="of:=POWER([.S5]-[.$V$12];2)*[.U5]" office:value-type="float" office:value="2018.53434192557" calcext:value-type="float">
            <text:p>2018,534</text:p>
          </table:table-cell>
          <table:table-cell office:value-type="float" office:value="43" calcext:value-type="float">
            <text:p>43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941" calcext:value-type="float">
            <text:p>1941</text:p>
          </table:table-cell>
          <table:table-cell table:formula="of:=[.X5]*[.Z5]" office:value-type="float" office:value="83463" calcext:value-type="float">
            <text:p>83463</text:p>
          </table:table-cell>
          <table:table-cell table:formula="of:=POWER([.X5]-[.$AA$12];2)*[.Z5]" office:value-type="float" office:value="1100.49305481462" calcext:value-type="float">
            <text:p>1100,493</text:p>
          </table:table-cell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34730676" calcext:value-type="float">
            <text:p>34730676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3907902" calcext:value-type="float">
            <text:p>13907902</text:p>
          </table:table-cell>
          <table:table-cell table:style-name="ce21" office:value-type="float" office:value="1752" calcext:value-type="float">
            <text:p>1752</text:p>
          </table:table-cell>
          <table:table-cell table:formula="of:=[.D6]*[.F6]" office:value-type="float" office:value="24528" calcext:value-type="float">
            <text:p>24528</text:p>
          </table:table-cell>
          <table:table-cell table:formula="of:=POWER([.D6]-[.$G$12];2)*[.F6]" office:value-type="float" office:value="3836.91746794463" calcext:value-type="float">
            <text:p>3836,917</text:p>
          </table:table-cell>
          <table:table-cell office:value-type="float" office:value="20" calcext:value-type="float">
            <text:p>20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1877" calcext:value-type="float">
            <text:p>1877</text:p>
          </table:table-cell>
          <table:table-cell table:formula="of:=[.I6]*[.K6]" office:value-type="float" office:value="37540" calcext:value-type="float">
            <text:p>37540</text:p>
          </table:table-cell>
          <table:table-cell table:style-name="ce23" table:formula="of:=POWER([.I6]-[.$L$12];2)*[.K6]" office:value-type="float" office:value="967.123526248639" calcext:value-type="float">
            <text:p>967,124</text:p>
          </table:table-cell>
          <table:table-cell office:value-type="float" office:value="29" calcext:value-type="float">
            <text:p>29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881" calcext:value-type="float">
            <text:p>1881</text:p>
          </table:table-cell>
          <table:table-cell table:formula="of:=[.N6]*[.P6]" office:value-type="float" office:value="54549" calcext:value-type="float">
            <text:p>54549</text:p>
          </table:table-cell>
          <table:table-cell table:style-name="ce23" table:formula="of:=POWER([.N6]-[.$Q$12];2)*[.P6]" office:value-type="float" office:value="1583.64314688077" calcext:value-type="float">
            <text:p>1583,643</text:p>
          </table:table-cell>
          <table:table-cell office:value-type="float" office:value="35" calcext:value-type="float">
            <text:p>35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987" calcext:value-type="float">
            <text:p>1987</text:p>
          </table:table-cell>
          <table:table-cell table:formula="of:=[.S6]*[.U6]" office:value-type="float" office:value="69545" calcext:value-type="float">
            <text:p>69545</text:p>
          </table:table-cell>
          <table:table-cell table:formula="of:=POWER([.S6]-[.$V$12];2)*[.U6]" office:value-type="float" office:value="1681.14888115151" calcext:value-type="float">
            <text:p>1681,149</text:p>
          </table:table-cell>
          <table:table-cell office:value-type="float" office:value="46" calcext:value-type="float">
            <text:p>46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041" calcext:value-type="float">
            <text:p>1041</text:p>
          </table:table-cell>
          <table:table-cell table:formula="of:=[.X6]*[.Z6]" office:value-type="float" office:value="47886" calcext:value-type="float">
            <text:p>47886</text:p>
          </table:table-cell>
          <table:table-cell table:formula="of:=POWER([.X6]-[.$AA$12];2)*[.Z6]" office:value-type="float" office:value="5256.13266398718" calcext:value-type="float">
            <text:p>5256,133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35769258" calcext:value-type="float">
            <text:p>35769258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907903" calcext:value-type="float">
            <text:p>13907903</text:p>
          </table:table-cell>
          <table:table-cell table:style-name="ce21" office:value-type="float" office:value="1928" calcext:value-type="float">
            <text:p>1928</text:p>
          </table:table-cell>
          <table:table-cell table:formula="of:=[.D7]*[.F7]" office:value-type="float" office:value="23136" calcext:value-type="float">
            <text:p>23136</text:p>
          </table:table-cell>
          <table:table-cell table:formula="of:=POWER([.D7]-[.$G$12];2)*[.F7]" office:value-type="float" office:value="521.58771792751" calcext:value-type="float">
            <text:p>521,588</text:p>
          </table:table-cell>
          <table:table-cell office:value-type="float" office:value="18" calcext:value-type="float">
            <text:p>18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568" calcext:value-type="float">
            <text:p>568</text:p>
          </table:table-cell>
          <table:table-cell table:formula="of:=[.I7]*[.K7]" office:value-type="float" office:value="10224" calcext:value-type="float">
            <text:p>10224</text:p>
          </table:table-cell>
          <table:table-cell table:style-name="ce23" table:formula="of:=POWER([.I7]-[.$L$12];2)*[.K7]" office:value-type="float" office:value="4195.52359781504" calcext:value-type="float">
            <text:p>4195,524</text:p>
          </table:table-cell>
          <table:table-cell office:value-type="float" office:value="28" calcext:value-type="float">
            <text:p>28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2157" calcext:value-type="float">
            <text:p>2157</text:p>
          </table:table-cell>
          <table:table-cell table:formula="of:=[.N7]*[.P7]" office:value-type="float" office:value="60396" calcext:value-type="float">
            <text:p>60396</text:p>
          </table:table-cell>
          <table:table-cell table:style-name="ce23" table:formula="of:=POWER([.N7]-[.$Q$12];2)*[.P7]" office:value-type="float" office:value="14.6598907283015" calcext:value-type="float">
            <text:p>14,660</text:p>
          </table:table-cell>
          <table:table-cell office:value-type="float" office:value="38" calcext:value-type="float">
            <text:p>38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139" calcext:value-type="float">
            <text:p>1139</text:p>
          </table:table-cell>
          <table:table-cell table:formula="of:=[.S7]*[.U7]" office:value-type="float" office:value="43282" calcext:value-type="float">
            <text:p>43282</text:p>
          </table:table-cell>
          <table:table-cell table:formula="of:=POWER([.S7]-[.$V$12];2)*[.U7]" office:value-type="float" office:value="4928.60941246339" calcext:value-type="float">
            <text:p>4928,609</text:p>
          </table:table-cell>
          <table:table-cell office:value-type="float" office:value="41" calcext:value-type="float">
            <text:p>41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649" calcext:value-type="float">
            <text:p>649</text:p>
          </table:table-cell>
          <table:table-cell table:formula="of:=[.X7]*[.Z7]" office:value-type="float" office:value="26609" calcext:value-type="float">
            <text:p>26609</text:p>
          </table:table-cell>
          <table:table-cell table:formula="of:=POWER([.X7]-[.$AA$12];2)*[.Z7]" office:value-type="float" office:value="4918.68953984259" calcext:value-type="float">
            <text:p>4918,690</text:p>
          </table:table-cell>
        </table:table-row>
        <table:table-row table:style-name="ro1">
          <table:table-cell table:number-columns-repeated="3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3907903" calcext:value-type="float">
            <text:p>13907903</text:p>
          </table:table-cell>
          <table:table-cell table:style-name="ce21" office:value-type="float" office:value="1426" calcext:value-type="float">
            <text:p>1426</text:p>
          </table:table-cell>
          <table:table-cell table:formula="of:=[.D8]*[.F8]" office:value-type="float" office:value="15686" calcext:value-type="float">
            <text:p>15686</text:p>
          </table:table-cell>
          <table:table-cell table:formula="of:=POWER([.D8]-[.$G$12];2)*[.F8]" office:value-type="float" office:value="3295.18494312215" calcext:value-type="float">
            <text:p>3295,185</text:p>
          </table:table-cell>
          <table:table-cell office:value-type="float" office:value="19" calcext:value-type="float">
            <text:p>19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1160" calcext:value-type="float">
            <text:p>1160</text:p>
          </table:table-cell>
          <table:table-cell table:formula="of:=[.I8]*[.K8]" office:value-type="float" office:value="22040" calcext:value-type="float">
            <text:p>22040</text:p>
          </table:table-cell>
          <table:table-cell table:style-name="ce23" table:formula="of:=POWER([.I8]-[.$L$12];2)*[.K8]" office:value-type="float" office:value="3423.00619666222" calcext:value-type="float">
            <text:p>3423,006</text:p>
          </table:table-cell>
          <table:table-cell table:number-columns-repeated="4"/>
          <table:table-cell table:style-name="ce23"/>
          <table:table-cell office:value-type="float" office:value="34" calcext:value-type="float">
            <text:p>34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413" calcext:value-type="float">
            <text:p>1413</text:p>
          </table:table-cell>
          <table:table-cell table:formula="of:=[.S8]*[.U8]" office:value-type="float" office:value="48042" calcext:value-type="float">
            <text:p>48042</text:p>
          </table:table-cell>
          <table:table-cell table:formula="of:=POWER([.S8]-[.$V$12];2)*[.U8]" office:value-type="float" office:value="5207.92158750132" calcext:value-type="float">
            <text:p>5207,922</text:p>
          </table:table-cell>
          <table:table-cell office:value-type="float" office:value="44" calcext:value-type="float">
            <text:p>44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944" calcext:value-type="float">
            <text:p>1944</text:p>
          </table:table-cell>
          <table:table-cell table:formula="of:=[.X8]*[.Z8]" office:value-type="float" office:value="85536" calcext:value-type="float">
            <text:p>85536</text:p>
          </table:table-cell>
          <table:table-cell table:formula="of:=POWER([.X8]-[.$AA$12];2)*[.Z8]" office:value-type="float" office:value="118.624959117305" calcext:value-type="float">
            <text:p>118,625</text:p>
          </table:table-cell>
        </table:table-row>
        <table:table-row table:style-name="ro1">
          <table:table-cell table:number-columns-repeated="3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3907903" calcext:value-type="float">
            <text:p>13907903</text:p>
          </table:table-cell>
          <table:table-cell table:style-name="ce21" office:value-type="float" office:value="1174" calcext:value-type="float">
            <text:p>1174</text:p>
          </table:table-cell>
          <table:table-cell table:formula="of:=[.D9]*[.F9]" office:value-type="float" office:value="11740" calcext:value-type="float">
            <text:p>11740</text:p>
          </table:table-cell>
          <table:table-cell table:formula="of:=POWER([.D9]-[.$G$12];2)*[.F9]" office:value-type="float" office:value="7456.12649144426" calcext:value-type="float">
            <text:p>7456,126</text:p>
          </table:table-cell>
          <table:table-cell table:number-columns-repeated="4"/>
          <table:table-cell table:style-name="ce23"/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13907907" calcext:value-type="float">
            <text:p>13907907</text:p>
          </table:table-cell>
          <table:table-cell office:value-type="float" office:value="602" calcext:value-type="float">
            <text:p>602</text:p>
          </table:table-cell>
          <table:table-cell table:formula="of:=[.S9]*[.U9]" office:value-type="float" office:value="23478" calcext:value-type="float">
            <text:p>23478</text:p>
          </table:table-cell>
          <table:table-cell table:formula="of:=POWER([.S9]-[.$V$12];2)*[.U9]" office:value-type="float" office:value="5711.47005887195" calcext:value-type="float">
            <text:p>5711,470</text:p>
          </table:table-cell>
          <table:table-cell office:value-type="float" office:value="45" calcext:value-type="float">
            <text:p>45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728" calcext:value-type="float">
            <text:p>1728</text:p>
          </table:table-cell>
          <table:table-cell table:formula="of:=[.X9]*[.Z9]" office:value-type="float" office:value="77760" calcext:value-type="float">
            <text:p>77760</text:p>
          </table:table-cell>
          <table:table-cell table:formula="of:=POWER([.X9]-[.$AA$12];2)*[.Z9]" office:value-type="float" office:value="2687.16084159769" calcext:value-type="float">
            <text:p>2687,161</text:p>
          </table:table-cell>
        </table:table-row>
        <table:table-row table:style-name="ro1">
          <table:table-cell table:number-columns-repeated="3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3907905" calcext:value-type="float">
            <text:p>13907905</text:p>
          </table:table-cell>
          <table:table-cell table:style-name="ce21" office:value-type="float" office:value="556" calcext:value-type="float">
            <text:p>556</text:p>
          </table:table-cell>
          <table:table-cell table:formula="of:=[.D10]*[.F10]" office:value-type="float" office:value="5004" calcext:value-type="float">
            <text:p>5004</text:p>
          </table:table-cell>
          <table:table-cell table:formula="of:=POWER([.D10]-[.$G$12];2)*[.F10]" office:value-type="float" office:value="6889.56310194928" calcext:value-type="float">
            <text:p>6889,563</text:p>
          </table:table-cell>
          <table:table-cell table:number-columns-repeated="4"/>
          <table:table-cell table:style-name="ce23"/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349" calcext:value-type="float">
            <text:p>349</text:p>
          </table:table-cell>
          <table:table-cell table:formula="of:=[.X10]*[.Z10]" office:value-type="float" office:value="13960" calcext:value-type="float">
            <text:p>13960</text:p>
          </table:table-cell>
          <table:table-cell table:formula="of:=POWER([.X10]-[.$AA$12];2)*[.Z10]" office:value-type="float" office:value="4915.60414193957" calcext:value-type="float">
            <text:p>4915,604</text:p>
          </table:table-cell>
        </table:table-row>
        <table:table-row table:style-name="ro1">
          <table:table-cell table:number-columns-repeated="3"/>
          <table:table-cell table:style-name="ce21" table:number-columns-repeated="3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</table:table-row>
        <table:table-row table:style-name="ro1">
          <table:table-cell table:number-columns-repeated="6"/>
          <table:table-cell table:style-name="ce22" table:formula="of:=SUM([.G3:.G10])/SUM([.F3:.F10])" office:value-type="float" office:value="12.5201279157261" calcext:value-type="float">
            <text:p>12,5201</text:p>
          </table:table-cell>
          <table:table-cell table:style-name="ce24" table:formula="of:=SQRT(SUM([.H3:.H10])/SUM([.F3:.F10]))" office:value-type="float" office:value="1.82047165980392" calcext:value-type="float">
            <text:p>1,82047</text:p>
          </table:table-cell>
          <table:table-cell table:number-columns-repeated="3"/>
          <table:table-cell table:style-name="ce22" table:formula="of:=SUM([.L3:.L10])/SUM([.K3:.K10])" office:value-type="float" office:value="20.7178088982526" calcext:value-type="float">
            <text:p>20,7178</text:p>
          </table:table-cell>
          <table:table-cell table:style-name="ce24" table:formula="of:=SQRT(SUM([.M3:.M10])/SUM([.K3:.K10]))" office:value-type="float" office:value="1.43761288408129" calcext:value-type="float">
            <text:p>1,43761</text:p>
          </table:table-cell>
          <table:table-cell table:number-columns-repeated="3"/>
          <table:table-cell table:style-name="ce22" table:formula="of:=SUM([.Q3:.Q10])/SUM([.P3:.P10])" office:value-type="float" office:value="28.0824404386739" calcext:value-type="float">
            <text:p>28,0824</text:p>
          </table:table-cell>
          <table:table-cell table:style-name="ce24" table:formula="of:=SQRT(SUM([.R3:.R10])/SUM([.P3:.P10]))" office:value-type="float" office:value="1.24265566889898" calcext:value-type="float">
            <text:p>1,24266</text:p>
          </table:table-cell>
          <table:table-cell table:number-columns-repeated="3"/>
          <table:table-cell table:style-name="ce22" table:formula="of:=SUM([.V3:.V10])/SUM([.U3:.U10])" office:value-type="float" office:value="35.9198227661146" calcext:value-type="float">
            <text:p>35,9198</text:p>
          </table:table-cell>
          <table:table-cell table:style-name="ce24" table:formula="of:=SQRT(SUM([.W3:.W10])/SUM([.U3:.U10]))" office:value-type="float" office:value="1.6098214130068" calcext:value-type="float">
            <text:p>1,60982</text:p>
          </table:table-cell>
          <table:table-cell table:number-columns-repeated="3"/>
          <table:table-cell table:style-name="ce22" table:formula="of:=SUM([.AA3:.AA10])/SUM([.Z3:.Z10])" office:value-type="float" office:value="43.7529755690123" calcext:value-type="float">
            <text:p>43,7530</text:p>
          </table:table-cell>
          <table:table-cell table:style-name="ce24" table:formula="of:=SQRT(SUM([.AB3:.AB10])/SUM([.Z3:.Z10]))" office:value-type="float" office:value="1.75014661546978" calcext:value-type="float">
            <text:p>1,75015</text:p>
          </table:table-cell>
        </table:table-row>
        <table:table-row table:style-name="ro1">
          <table:table-cell table:number-columns-repeated="6"/>
          <table:table-cell table:style-name="ce22" table:formula="of:=[.G12]*5+5/2" office:value-type="float" office:value="65.1006395786306" calcext:value-type="float">
            <text:p>65,1006</text:p>
          </table:table-cell>
          <table:table-cell table:style-name="Default"/>
          <table:table-cell table:number-columns-repeated="3"/>
          <table:table-cell table:style-name="ce22" table:formula="of:=[.L12]*5+5/2" office:value-type="float" office:value="106.089044491263" calcext:value-type="float">
            <text:p>106,0890</text:p>
          </table:table-cell>
          <table:table-cell table:number-columns-repeated="4"/>
          <table:table-cell table:style-name="ce22" table:formula="of:=[.Q12]*5+5/2" office:value-type="float" office:value="142.912202193369" calcext:value-type="float">
            <text:p>142,9122</text:p>
          </table:table-cell>
          <table:table-cell table:number-columns-repeated="4"/>
          <table:table-cell table:style-name="ce22" table:formula="of:=[.V12]*5+5/2" office:value-type="float" office:value="182.099113830573" calcext:value-type="float">
            <text:p>182,0991</text:p>
          </table:table-cell>
          <table:table-cell table:style-name="Default"/>
          <table:table-cell table:number-columns-repeated="3"/>
          <table:table-cell table:style-name="ce22" table:formula="of:=[.AA12]*5+5/2" office:value-type="float" office:value="221.264877845062" calcext:value-type="float">
            <text:p>221,2649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499" calcext:value-type="float">
            <text:p>499</text:p>
          </table:table-cell>
          <table:table-cell table:formula="of:=[.D15]*[.F15]" office:value-type="float" office:value="7984" calcext:value-type="float">
            <text:p>7984</text:p>
          </table:table-cell>
          <table:table-cell table:formula="of:=POWER([.D15]-[.$G$23];2)*[.F15]" office:value-type="float" office:value="5304.78037444515" calcext:value-type="float">
            <text:p>5304,780</text:p>
          </table:table-cell>
          <table:table-cell office:value-type="float" office:value="23" calcext:value-type="float">
            <text:p>23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900" calcext:value-type="float">
            <text:p>900</text:p>
          </table:table-cell>
          <table:table-cell table:formula="of:=[.I15]*[.K15]" office:value-type="float" office:value="20700" calcext:value-type="float">
            <text:p>20700</text:p>
          </table:table-cell>
          <table:table-cell table:style-name="ce23" table:formula="of:=POWER([.I15]-[.$L$23];2)*[.K15]" office:value-type="float" office:value="5074.42974095545" calcext:value-type="float">
            <text:p>5074,430</text:p>
          </table:table-cell>
          <table:table-cell office:value-type="float" office:value="27" calcext:value-type="float">
            <text:p>27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1426" calcext:value-type="float">
            <text:p>1426</text:p>
          </table:table-cell>
          <table:table-cell table:formula="of:=[.N15]*[.P15]" office:value-type="float" office:value="38502" calcext:value-type="float">
            <text:p>38502</text:p>
          </table:table-cell>
          <table:table-cell table:style-name="ce23" table:formula="of:=POWER([.N15]-[.$Q$23];2)*[.P15]" office:value-type="float" office:value="2836.28846426088" calcext:value-type="float">
            <text:p>2836,288</text:p>
          </table:table-cell>
          <table:table-cell office:value-type="float" office:value="38" calcext:value-type="float">
            <text:p>38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020" calcext:value-type="float">
            <text:p>1020</text:p>
          </table:table-cell>
          <table:table-cell table:formula="of:=[.S15]*[.U15]" office:value-type="float" office:value="38760" calcext:value-type="float">
            <text:p>38760</text:p>
          </table:table-cell>
          <table:table-cell table:formula="of:=POWER([.S15]-[.$V$23];2)*[.U15]" office:value-type="float" office:value="5412.19575337197" calcext:value-type="float">
            <text:p>5412,196</text:p>
          </table:table-cell>
          <table:table-cell office:value-type="float" office:value="46" calcext:value-type="float">
            <text:p>46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154" calcext:value-type="float">
            <text:p>1154</text:p>
          </table:table-cell>
          <table:table-cell table:formula="of:=[.X15]*[.Z15]" office:value-type="float" office:value="53084" calcext:value-type="float">
            <text:p>53084</text:p>
          </table:table-cell>
          <table:table-cell table:formula="of:=POWER([.X15]-[.$AA$23];2)*[.Z15]" office:value-type="float" office:value="5176.72745625256" calcext:value-type="float">
            <text:p>5176,727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706" calcext:value-type="float">
            <text:p>1706</text:p>
          </table:table-cell>
          <table:table-cell table:formula="of:=[.D16]*[.F16]" office:value-type="float" office:value="23884" calcext:value-type="float">
            <text:p>23884</text:p>
          </table:table-cell>
          <table:table-cell table:formula="of:=POWER([.D16]-[.$G$23];2)*[.F16]" office:value-type="float" office:value="2710.57061897578" calcext:value-type="float">
            <text:p>2710,571</text:p>
          </table:table-cell>
          <table:table-cell office:value-type="float" office:value="22" calcext:value-type="float">
            <text:p>22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1736" calcext:value-type="float">
            <text:p>1736</text:p>
          </table:table-cell>
          <table:table-cell table:formula="of:=[.I16]*[.K16]" office:value-type="float" office:value="38192" calcext:value-type="float">
            <text:p>38192</text:p>
          </table:table-cell>
          <table:table-cell table:style-name="ce23" table:formula="of:=POWER([.I16]-[.$L$23];2)*[.K16]" office:value-type="float" office:value="3279.74347630952" calcext:value-type="float">
            <text:p>3279,743</text:p>
          </table:table-cell>
          <table:table-cell office:value-type="float" office:value="30" calcext:value-type="float">
            <text:p>30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091" calcext:value-type="float">
            <text:p>1091</text:p>
          </table:table-cell>
          <table:table-cell table:formula="of:=[.N16]*[.P16]" office:value-type="float" office:value="32730" calcext:value-type="float">
            <text:p>32730</text:p>
          </table:table-cell>
          <table:table-cell table:style-name="ce23" table:formula="of:=POWER([.N16]-[.$Q$23];2)*[.P16]" office:value-type="float" office:value="2757.07210900551" calcext:value-type="float">
            <text:p>2757,072</text:p>
          </table:table-cell>
          <table:table-cell office:value-type="float" office:value="37" calcext:value-type="float">
            <text:p>37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897" calcext:value-type="float">
            <text:p>1897</text:p>
          </table:table-cell>
          <table:table-cell table:formula="of:=[.S16]*[.U16]" office:value-type="float" office:value="70189" calcext:value-type="float">
            <text:p>70189</text:p>
          </table:table-cell>
          <table:table-cell table:formula="of:=POWER([.S16]-[.$V$23];2)*[.U16]" office:value-type="float" office:value="3223.17516575869" calcext:value-type="float">
            <text:p>3223,175</text:p>
          </table:table-cell>
          <table:table-cell office:value-type="float" office:value="42" calcext:value-type="float">
            <text:p>42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370" calcext:value-type="float">
            <text:p>1370</text:p>
          </table:table-cell>
          <table:table-cell table:formula="of:=[.X16]*[.Z16]" office:value-type="float" office:value="57540" calcext:value-type="float">
            <text:p>57540</text:p>
          </table:table-cell>
          <table:table-cell table:formula="of:=POWER([.X16]-[.$AA$23];2)*[.Z16]" office:value-type="float" office:value="4852.46630293854" calcext:value-type="float">
            <text:p>4852,46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2160" calcext:value-type="float">
            <text:p>2160</text:p>
          </table:table-cell>
          <table:table-cell table:formula="of:=[.D17]*[.F17]" office:value-type="float" office:value="28080" calcext:value-type="float">
            <text:p>28080</text:p>
          </table:table-cell>
          <table:table-cell table:formula="of:=POWER([.D17]-[.$G$23];2)*[.F17]" office:value-type="float" office:value="146.571607021292" calcext:value-type="float">
            <text:p>146,572</text:p>
          </table:table-cell>
          <table:table-cell office:value-type="float" office:value="21" calcext:value-type="float">
            <text:p>21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1985" calcext:value-type="float">
            <text:p>1985</text:p>
          </table:table-cell>
          <table:table-cell table:formula="of:=[.I17]*[.K17]" office:value-type="float" office:value="41685" calcext:value-type="float">
            <text:p>41685</text:p>
          </table:table-cell>
          <table:table-cell table:style-name="ce23" table:formula="of:=POWER([.I17]-[.$L$23];2)*[.K17]" office:value-type="float" office:value="278.398317147377" calcext:value-type="float">
            <text:p>278,398</text:p>
          </table:table-cell>
          <table:table-cell office:value-type="float" office:value="29" calcext:value-type="float">
            <text:p>29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671" calcext:value-type="float">
            <text:p>1671</text:p>
          </table:table-cell>
          <table:table-cell table:formula="of:=[.N17]*[.P17]" office:value-type="float" office:value="48459" calcext:value-type="float">
            <text:p>48459</text:p>
          </table:table-cell>
          <table:table-cell table:style-name="ce23" table:formula="of:=POWER([.N17]-[.$Q$23];2)*[.P17]" office:value-type="float" office:value="581.058561346322" calcext:value-type="float">
            <text:p>581,059</text:p>
          </table:table-cell>
          <table:table-cell office:value-type="float" office:value="34" calcext:value-type="float">
            <text:p>34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415" calcext:value-type="float">
            <text:p>1415</text:p>
          </table:table-cell>
          <table:table-cell table:formula="of:=[.S17]*[.U17]" office:value-type="float" office:value="48110" calcext:value-type="float">
            <text:p>48110</text:p>
          </table:table-cell>
          <table:table-cell table:formula="of:=POWER([.S17]-[.$V$23];2)*[.U17]" office:value-type="float" office:value="4072.56841610368" calcext:value-type="float">
            <text:p>4072,568</text:p>
          </table:table-cell>
          <table:table-cell office:value-type="float" office:value="41" calcext:value-type="float">
            <text:p>41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713" calcext:value-type="float">
            <text:p>713</text:p>
          </table:table-cell>
          <table:table-cell table:formula="of:=[.X17]*[.Z17]" office:value-type="float" office:value="29233" calcext:value-type="float">
            <text:p>29233</text:p>
          </table:table-cell>
          <table:table-cell table:formula="of:=POWER([.X17]-[.$AA$23];2)*[.Z17]" office:value-type="float" office:value="5922.1480582313" calcext:value-type="float">
            <text:p>5922,148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006" calcext:value-type="float">
            <text:p>1006</text:p>
          </table:table-cell>
          <table:table-cell table:formula="of:=[.D18]*[.F18]" office:value-type="float" office:value="10060" calcext:value-type="float">
            <text:p>10060</text:p>
          </table:table-cell>
          <table:table-cell table:formula="of:=POWER([.D18]-[.$G$23];2)*[.F18]" office:value-type="float" office:value="7549.9214096116" calcext:value-type="float">
            <text:p>7549,921</text:p>
          </table:table-cell>
          <table:table-cell office:value-type="float" office:value="20" calcext:value-type="float">
            <text:p>20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820" calcext:value-type="float">
            <text:p>1820</text:p>
          </table:table-cell>
          <table:table-cell table:formula="of:=[.I18]*[.K18]" office:value-type="float" office:value="36400" calcext:value-type="float">
            <text:p>36400</text:p>
          </table:table-cell>
          <table:table-cell table:style-name="ce23" table:formula="of:=POWER([.I18]-[.$L$23];2)*[.K18]" office:value-type="float" office:value="712.073049345777" calcext:value-type="float">
            <text:p>712,073</text:p>
          </table:table-cell>
          <table:table-cell office:value-type="float" office:value="28" calcext:value-type="float">
            <text:p>28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727" calcext:value-type="float">
            <text:p>1727</text:p>
          </table:table-cell>
          <table:table-cell table:formula="of:=[.N18]*[.P18]" office:value-type="float" office:value="48356" calcext:value-type="float">
            <text:p>48356</text:p>
          </table:table-cell>
          <table:table-cell table:style-name="ce23" table:formula="of:=POWER([.N18]-[.$Q$23];2)*[.P18]" office:value-type="float" office:value="290.751786773599" calcext:value-type="float">
            <text:p>290,752</text:p>
          </table:table-cell>
          <table:table-cell office:value-type="float" office:value="39" calcext:value-type="float">
            <text:p>39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522" calcext:value-type="float">
            <text:p>522</text:p>
          </table:table-cell>
          <table:table-cell table:formula="of:=[.S18]*[.U18]" office:value-type="float" office:value="20358" calcext:value-type="float">
            <text:p>20358</text:p>
          </table:table-cell>
          <table:table-cell table:formula="of:=POWER([.S18]-[.$V$23];2)*[.U18]" office:value-type="float" office:value="5696.61616072463" calcext:value-type="float">
            <text:p>5696,616</text:p>
          </table:table-cell>
          <table:table-cell office:value-type="float" office:value="45" calcext:value-type="float">
            <text:p>45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1640" calcext:value-type="float">
            <text:p>1640</text:p>
          </table:table-cell>
          <table:table-cell table:formula="of:=[.X18]*[.Z18]" office:value-type="float" office:value="73800" calcext:value-type="float">
            <text:p>73800</text:p>
          </table:table-cell>
          <table:table-cell table:formula="of:=POWER([.X18]-[.$AA$23];2)*[.Z18]" office:value-type="float" office:value="2049.85372560281" calcext:value-type="float">
            <text:p>2049,854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120" calcext:value-type="float">
            <text:p>1120</text:p>
          </table:table-cell>
          <table:table-cell table:formula="of:=[.D19]*[.F19]" office:value-type="float" office:value="16800" calcext:value-type="float">
            <text:p>16800</text:p>
          </table:table-cell>
          <table:table-cell table:formula="of:=POWER([.D19]-[.$G$23];2)*[.F19]" office:value-type="float" office:value="5723.01408478916" calcext:value-type="float">
            <text:p>5723,014</text:p>
          </table:table-cell>
          <table:table-cell office:value-type="float" office:value="18" calcext:value-type="float">
            <text:p>18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752" calcext:value-type="float">
            <text:p>752</text:p>
          </table:table-cell>
          <table:table-cell table:formula="of:=[.I19]*[.K19]" office:value-type="float" office:value="13536" calcext:value-type="float">
            <text:p>13536</text:p>
          </table:table-cell>
          <table:table-cell table:style-name="ce23" table:formula="of:=POWER([.I19]-[.$L$23];2)*[.K19]" office:value-type="float" office:value="5183.72001580455" calcext:value-type="float">
            <text:p>5183,720</text:p>
          </table:table-cell>
          <table:table-cell table:number-columns-repeated="4"/>
          <table:table-cell table:style-name="ce23"/>
          <table:table-cell office:value-type="float" office:value="33" calcext:value-type="float">
            <text:p>33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849" calcext:value-type="float">
            <text:p>849</text:p>
          </table:table-cell>
          <table:table-cell table:formula="of:=[.S19]*[.U19]" office:value-type="float" office:value="28017" calcext:value-type="float">
            <text:p>28017</text:p>
          </table:table-cell>
          <table:table-cell table:formula="of:=POWER([.S19]-[.$V$23];2)*[.U19]" office:value-type="float" office:value="6173.21204869227" calcext:value-type="float">
            <text:p>6173,212</text:p>
          </table:table-cell>
          <table:table-cell office:value-type="float" office:value="47" calcext:value-type="float">
            <text:p>47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610" calcext:value-type="float">
            <text:p>610</text:p>
          </table:table-cell>
          <table:table-cell table:formula="of:=[.X19]*[.Z19]" office:value-type="float" office:value="28670" calcext:value-type="float">
            <text:p>28670</text:p>
          </table:table-cell>
          <table:table-cell table:formula="of:=POWER([.X19]-[.$AA$23];2)*[.Z19]" office:value-type="float" office:value="5930.35119777935" calcext:value-type="float">
            <text:p>5930,351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2122" calcext:value-type="float">
            <text:p>2122</text:p>
          </table:table-cell>
          <table:table-cell table:formula="of:=[.D20]*[.F20]" office:value-type="float" office:value="25464" calcext:value-type="float">
            <text:p>25464</text:p>
          </table:table-cell>
          <table:table-cell table:formula="of:=POWER([.D20]-[.$G$23];2)*[.F20]" office:value-type="float" office:value="1160.45567014311" calcext:value-type="float">
            <text:p>1160,456</text:p>
          </table:table-cell>
          <table:table-cell office:value-type="float" office:value="19" calcext:value-type="float">
            <text:p>19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325" calcext:value-type="float">
            <text:p>1325</text:p>
          </table:table-cell>
          <table:table-cell table:formula="of:=[.I20]*[.K20]" office:value-type="float" office:value="25175" calcext:value-type="float">
            <text:p>25175</text:p>
          </table:table-cell>
          <table:table-cell table:style-name="ce23" table:formula="of:=POWER([.I20]-[.$L$23];2)*[.K20]" office:value-type="float" office:value="3500.97702992782" calcext:value-type="float">
            <text:p>3500,977</text:p>
          </table:table-cell>
          <table:table-cell table:number-columns-repeated="4"/>
          <table:table-cell table:style-name="ce23"/>
          <table:table-cell office:value-type="float" office:value="35" calcext:value-type="float">
            <text:p>35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951" calcext:value-type="float">
            <text:p>1951</text:p>
          </table:table-cell>
          <table:table-cell table:formula="of:=[.S20]*[.U20]" office:value-type="float" office:value="68285" calcext:value-type="float">
            <text:p>68285</text:p>
          </table:table-cell>
          <table:table-cell table:formula="of:=POWER([.S20]-[.$V$23];2)*[.U20]" office:value-type="float" office:value="946.476406105201" calcext:value-type="float">
            <text:p>946,476</text:p>
          </table:table-cell>
          <table:table-cell office:value-type="float" office:value="43" calcext:value-type="float">
            <text:p>43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2059" calcext:value-type="float">
            <text:p>2059</text:p>
          </table:table-cell>
          <table:table-cell table:formula="of:=[.X20]*[.Z20]" office:value-type="float" office:value="88537" calcext:value-type="float">
            <text:p>88537</text:p>
          </table:table-cell>
          <table:table-cell table:formula="of:=POWER([.X20]-[.$AA$23];2)*[.Z20]" office:value-type="float" office:value="1601.76694424865" calcext:value-type="float">
            <text:p>1601,767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1464" calcext:value-type="float">
            <text:p>1464</text:p>
          </table:table-cell>
          <table:table-cell table:formula="of:=[.D21]*[.F21]" office:value-type="float" office:value="16104" calcext:value-type="float">
            <text:p>16104</text:p>
          </table:table-cell>
          <table:table-cell table:formula="of:=POWER([.D21]-[.$G$23];2)*[.F21]" office:value-type="float" office:value="4429.8889739243" calcext:value-type="float">
            <text:p>4429,889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2330" calcext:value-type="float">
            <text:p>2330</text:p>
          </table:table-cell>
          <table:table-cell table:formula="of:=[.S21]*[.U21]" office:value-type="float" office:value="83880" calcext:value-type="float">
            <text:p>83880</text:p>
          </table:table-cell>
          <table:table-cell table:formula="of:=POWER([.S21]-[.$V$23];2)*[.U21]" office:value-type="float" office:value="214.609882488638" calcext:value-type="float">
            <text:p>214,610</text:p>
          </table:table-cell>
          <table:table-cell office:value-type="float" office:value="44" calcext:value-type="float">
            <text:p>44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2285" calcext:value-type="float">
            <text:p>2285</text:p>
          </table:table-cell>
          <table:table-cell table:formula="of:=[.X21]*[.Z21]" office:value-type="float" office:value="100540" calcext:value-type="float">
            <text:p>100540</text:p>
          </table:table-cell>
          <table:table-cell table:formula="of:=POWER([.X21]-[.$AA$23];2)*[.Z21]" office:value-type="float" office:value="31.8131586046071" calcext:value-type="float">
            <text:p>31,8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 office:value-type="float" office:value="32" calcext:value-type="float">
            <text:p>32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326" calcext:value-type="float">
            <text:p>326</text:p>
          </table:table-cell>
          <table:table-cell table:formula="of:=[.S22]*[.U22]" office:value-type="float" office:value="10432" calcext:value-type="float">
            <text:p>10432</text:p>
          </table:table-cell>
          <table:table-cell table:formula="of:=POWER([.S22]-[.$V$23];2)*[.U22]" office:value-type="float" office:value="4454.52046355416" calcext:value-type="float">
            <text:p>4454,520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</table:table-row>
        <table:table-row table:style-name="ro1">
          <table:table-cell table:number-columns-repeated="6"/>
          <table:table-cell table:style-name="ce22" table:formula="of:=SUM([.G15:.G22])/SUM([.F15:.F22])" office:value-type="float" office:value="12.7395058052992" calcext:value-type="float">
            <text:p>12,7395</text:p>
          </table:table-cell>
          <table:table-cell table:style-name="ce24" table:formula="of:=SQRT(SUM([.H15:.H22])/SUM([.F15:.F22]))" office:value-type="float" office:value="1.63764155902536" calcext:value-type="float">
            <text:p>1,63764</text:p>
          </table:table-cell>
          <table:table-cell table:number-columns-repeated="3"/>
          <table:table-cell table:style-name="ce22" table:formula="of:=SUM([.L14:.L21])/SUM([.K14:.K21])" office:value-type="float" office:value="20.6254989434139" calcext:value-type="float">
            <text:p>20,6255</text:p>
          </table:table-cell>
          <table:table-cell table:style-name="ce24" table:formula="of:=SQRT(SUM([.M14:.M21])/SUM([.K14:.K21]))" office:value-type="float" office:value="1.45485970731231" calcext:value-type="float">
            <text:p>1,45486</text:p>
          </table:table-cell>
          <table:table-cell table:number-columns-repeated="3"/>
          <table:table-cell table:style-name="ce22" table:formula="of:=SUM([.Q14:.Q21])/SUM([.P14:.P21])" office:value-type="float" office:value="28.4103127641589" calcext:value-type="float">
            <text:p>28,4103</text:p>
          </table:table-cell>
          <table:table-cell table:style-name="ce24" table:formula="of:=SQRT(SUM([.R14:.R21])/SUM([.P14:.P21]))" office:value-type="float" office:value="1.04547254167635" calcext:value-type="float">
            <text:p>1,04547</text:p>
          </table:table-cell>
          <table:table-cell table:number-columns-repeated="3"/>
          <table:table-cell table:style-name="ce22" table:formula="of:=SUM([.V15:.V22])/SUM([.U15:.U22])" office:value-type="float" office:value="35.6965082444229" calcext:value-type="float">
            <text:p>35,6965</text:p>
          </table:table-cell>
          <table:table-cell table:style-name="ce24" table:formula="of:=SQRT(SUM([.W14:.W21])/SUM([.U14:.U21]))" office:value-type="float" office:value="1.60561832315278" calcext:value-type="float">
            <text:p>1,60562</text:p>
          </table:table-cell>
          <table:table-cell table:number-columns-repeated="3"/>
          <table:table-cell table:style-name="ce22" table:formula="of:=SUM([.AA14:.AA21])/SUM([.Z14:.Z21])" office:value-type="float" office:value="43.882005899705" calcext:value-type="float">
            <text:p>43,8820</text:p>
          </table:table-cell>
          <table:table-cell table:style-name="ce24" table:formula="of:=SQRT(SUM([.AB14:.AB21])/SUM([.Z14:.Z21]))" office:value-type="float" office:value="1.61259432785972" calcext:value-type="float">
            <text:p>1,61259</text:p>
          </table:table-cell>
        </table:table-row>
        <table:table-row table:style-name="ro1">
          <table:table-cell table:number-columns-repeated="6"/>
          <table:table-cell table:style-name="ce22" table:formula="of:=[.G23]*5+5/2" office:value-type="float" office:value="66.197529026496" calcext:value-type="float">
            <text:p>66,1975</text:p>
          </table:table-cell>
          <table:table-cell table:style-name="Default"/>
          <table:table-cell table:number-columns-repeated="3"/>
          <table:table-cell table:style-name="ce22" table:formula="of:=[.L23]*5+5/2" office:value-type="float" office:value="105.62749471707" calcext:value-type="float">
            <text:p>105,6275</text:p>
          </table:table-cell>
          <table:table-cell table:number-columns-repeated="4"/>
          <table:table-cell table:style-name="ce22" table:formula="of:=[.Q23]*5+5/2" office:value-type="float" office:value="144.551563820795" calcext:value-type="float">
            <text:p>144,5516</text:p>
          </table:table-cell>
          <table:table-cell table:number-columns-repeated="4"/>
          <table:table-cell table:style-name="ce22" table:formula="of:=[.V23]*5+5/2" office:value-type="float" office:value="180.982541222114" calcext:value-type="float">
            <text:p>180,9825</text:p>
          </table:table-cell>
          <table:table-cell table:style-name="Default"/>
          <table:table-cell table:number-columns-repeated="3"/>
          <table:table-cell table:style-name="ce22" table:formula="of:=[.AA23]*5+5/2" office:value-type="float" office:value="221.910029498525" calcext:value-type="float">
            <text:p>221,9100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3344562" calcext:value-type="float">
            <text:p>33344562</text:p>
          </table:table-cell>
          <table:table-cell office:value-type="float" office:value="1925" calcext:value-type="float">
            <text:p>1925</text:p>
          </table:table-cell>
          <table:table-cell table:formula="of:=[.D26]*[.F26]" office:value-type="float" office:value="23100" calcext:value-type="float">
            <text:p>23100</text:p>
          </table:table-cell>
          <table:table-cell table:formula="of:=POWER([.D26]-[.$G$34];2)*[.F26]" office:value-type="float" office:value="1218.87582397738" calcext:value-type="float">
            <text:p>1218,876</text:p>
          </table:table-cell>
          <table:table-cell office:value-type="float" office:value="20" calcext:value-type="float">
            <text:p>20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712" calcext:value-type="float">
            <text:p>1712</text:p>
          </table:table-cell>
          <table:table-cell table:formula="of:=[.I26]*[.K26]" office:value-type="float" office:value="34240" calcext:value-type="float">
            <text:p>34240</text:p>
          </table:table-cell>
          <table:table-cell table:style-name="ce23" table:formula="of:=POWER([.I26]-[.$L$34];2)*[.K26]" office:value-type="float" office:value="746.152786889153" calcext:value-type="float">
            <text:p>746,153</text:p>
          </table:table-cell>
          <table:table-cell office:value-type="float" office:value="26" calcext:value-type="float">
            <text:p>26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753" calcext:value-type="float">
            <text:p>753</text:p>
          </table:table-cell>
          <table:table-cell table:formula="of:=[.N26]*[.P26]" office:value-type="float" office:value="19578" calcext:value-type="float">
            <text:p>19578</text:p>
          </table:table-cell>
          <table:table-cell table:style-name="ce23" table:formula="of:=POWER([.N26]-[.$Q$34];2)*[.P26]" office:value-type="float" office:value="4511.08493542166" calcext:value-type="float">
            <text:p>4511,085</text:p>
          </table:table-cell>
          <table:table-cell office:value-type="float" office:value="39" calcext:value-type="float">
            <text:p>39</text:p>
          </table:table-cell>
          <table:table-cell office:value-type="float" office:value="33344558" calcext:value-type="float">
            <text:p>33344558</text:p>
          </table:table-cell>
          <table:table-cell office:value-type="float" office:value="598" calcext:value-type="float">
            <text:p>598</text:p>
          </table:table-cell>
          <table:table-cell table:formula="of:=[.S26]*[.U26]" office:value-type="float" office:value="23322" calcext:value-type="float">
            <text:p>23322</text:p>
          </table:table-cell>
          <table:table-cell table:formula="of:=POWER([.S26]-[.$V$34];2)*[.U26]" office:value-type="float" office:value="5989.34161499838" calcext:value-type="float">
            <text:p>5989,342</text:p>
          </table:table-cell>
          <table:table-cell office:value-type="float" office:value="42" calcext:value-type="float">
            <text:p>42</text:p>
          </table:table-cell>
          <table:table-cell office:value-type="float" office:value="33344558" calcext:value-type="float">
            <text:p>33344558</text:p>
          </table:table-cell>
          <table:table-cell office:value-type="float" office:value="1093" calcext:value-type="float">
            <text:p>1093</text:p>
          </table:table-cell>
          <table:table-cell table:formula="of:=[.X26]*[.Z26]" office:value-type="float" office:value="45906" calcext:value-type="float">
            <text:p>45906</text:p>
          </table:table-cell>
          <table:table-cell table:formula="of:=POWER([.X26]-[.$AA$34];2)*[.Z26]" office:value-type="float" office:value="4869.24507491133" calcext:value-type="float">
            <text:p>4869,245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3344562" calcext:value-type="float">
            <text:p>33344562</text:p>
          </table:table-cell>
          <table:table-cell office:value-type="float" office:value="1789" calcext:value-type="float">
            <text:p>1789</text:p>
          </table:table-cell>
          <table:table-cell table:formula="of:=[.D27]*[.F27]" office:value-type="float" office:value="23257" calcext:value-type="float">
            <text:p>23257</text:p>
          </table:table-cell>
          <table:table-cell table:formula="of:=POWER([.D27]-[.$G$34];2)*[.F27]" office:value-type="float" office:value="74.6500615542107" calcext:value-type="float">
            <text:p>74,650</text:p>
          </table:table-cell>
          <table:table-cell office:value-type="float" office:value="21" calcext:value-type="float">
            <text:p>21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915" calcext:value-type="float">
            <text:p>1915</text:p>
          </table:table-cell>
          <table:table-cell table:formula="of:=[.I27]*[.K27]" office:value-type="float" office:value="40215" calcext:value-type="float">
            <text:p>40215</text:p>
          </table:table-cell>
          <table:table-cell table:style-name="ce23" table:formula="of:=POWER([.I27]-[.$L$34];2)*[.K27]" office:value-type="float" office:value="221.140379879004" calcext:value-type="float">
            <text:p>221,140</text:p>
          </table:table-cell>
          <table:table-cell office:value-type="float" office:value="27" calcext:value-type="float">
            <text:p>27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558" calcext:value-type="float">
            <text:p>1558</text:p>
          </table:table-cell>
          <table:table-cell table:formula="of:=[.N27]*[.P27]" office:value-type="float" office:value="42066" calcext:value-type="float">
            <text:p>42066</text:p>
          </table:table-cell>
          <table:table-cell table:style-name="ce23" table:formula="of:=POWER([.N27]-[.$Q$34];2)*[.P27]" office:value-type="float" office:value="3264.92561389476" calcext:value-type="float">
            <text:p>3264,926</text:p>
          </table:table-cell>
          <table:table-cell office:value-type="float" office:value="38" calcext:value-type="float">
            <text:p>38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262" calcext:value-type="float">
            <text:p>1262</text:p>
          </table:table-cell>
          <table:table-cell table:formula="of:=[.S27]*[.U27]" office:value-type="float" office:value="47956" calcext:value-type="float">
            <text:p>47956</text:p>
          </table:table-cell>
          <table:table-cell table:formula="of:=POWER([.S27]-[.$V$34];2)*[.U27]" office:value-type="float" office:value="5913.89367141791" calcext:value-type="float">
            <text:p>5913,894</text:p>
          </table:table-cell>
          <table:table-cell office:value-type="float" office:value="44" calcext:value-type="float">
            <text:p>44</text:p>
          </table:table-cell>
          <table:table-cell office:value-type="float" office:value="33344558" calcext:value-type="float">
            <text:p>33344558</text:p>
          </table:table-cell>
          <table:table-cell office:value-type="float" office:value="2219" calcext:value-type="float">
            <text:p>2219</text:p>
          </table:table-cell>
          <table:table-cell table:formula="of:=[.X27]*[.Z27]" office:value-type="float" office:value="97636" calcext:value-type="float">
            <text:p>97636</text:p>
          </table:table-cell>
          <table:table-cell table:formula="of:=POWER([.X27]-[.$AA$34];2)*[.Z27]" office:value-type="float" office:value="27.178927963254" calcext:value-type="float">
            <text:p>27,179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3344562" calcext:value-type="float">
            <text:p>33344562</text:p>
          </table:table-cell>
          <table:table-cell office:value-type="float" office:value="1402" calcext:value-type="float">
            <text:p>1402</text:p>
          </table:table-cell>
          <table:table-cell table:formula="of:=[.D28]*[.F28]" office:value-type="float" office:value="15422" calcext:value-type="float">
            <text:p>15422</text:p>
          </table:table-cell>
          <table:table-cell table:formula="of:=POWER([.D28]-[.$G$34];2)*[.F28]" office:value-type="float" office:value="4520.94140504767" calcext:value-type="float">
            <text:p>4520,941</text:p>
          </table:table-cell>
          <table:table-cell office:value-type="float" office:value="23" calcext:value-type="float">
            <text:p>23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979" calcext:value-type="float">
            <text:p>979</text:p>
          </table:table-cell>
          <table:table-cell table:formula="of:=[.I28]*[.K28]" office:value-type="float" office:value="22517" calcext:value-type="float">
            <text:p>22517</text:p>
          </table:table-cell>
          <table:table-cell table:style-name="ce23" table:formula="of:=POWER([.I28]-[.$L$34];2)*[.K28]" office:value-type="float" office:value="5359.7902348376" calcext:value-type="float">
            <text:p>5359,790</text:p>
          </table:table-cell>
          <table:table-cell office:value-type="float" office:value="31" calcext:value-type="float">
            <text:p>31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758" calcext:value-type="float">
            <text:p>758</text:p>
          </table:table-cell>
          <table:table-cell table:formula="of:=[.N28]*[.P28]" office:value-type="float" office:value="23498" calcext:value-type="float">
            <text:p>23498</text:p>
          </table:table-cell>
          <table:table-cell table:style-name="ce23" table:formula="of:=POWER([.N28]-[.$Q$34];2)*[.P28]" office:value-type="float" office:value="4938.12125313433" calcext:value-type="float">
            <text:p>4938,121</text:p>
          </table:table-cell>
          <table:table-cell office:value-type="float" office:value="37" calcext:value-type="float">
            <text:p>37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806" calcext:value-type="float">
            <text:p>1806</text:p>
          </table:table-cell>
          <table:table-cell table:formula="of:=[.S28]*[.U28]" office:value-type="float" office:value="66822" calcext:value-type="float">
            <text:p>66822</text:p>
          </table:table-cell>
          <table:table-cell table:formula="of:=POWER([.S28]-[.$V$34];2)*[.U28]" office:value-type="float" office:value="2450.0824214305" calcext:value-type="float">
            <text:p>2450,082</text:p>
          </table:table-cell>
          <table:table-cell office:value-type="float" office:value="43" calcext:value-type="float">
            <text:p>43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752" calcext:value-type="float">
            <text:p>1752</text:p>
          </table:table-cell>
          <table:table-cell table:formula="of:=[.X28]*[.Z28]" office:value-type="float" office:value="75336" calcext:value-type="float">
            <text:p>75336</text:p>
          </table:table-cell>
          <table:table-cell table:formula="of:=POWER([.X28]-[.$AA$34];2)*[.Z28]" office:value-type="float" office:value="2161.25344873376" calcext:value-type="float">
            <text:p>2161,253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3344562" calcext:value-type="float">
            <text:p>33344562</text:p>
          </table:table-cell>
          <table:table-cell office:value-type="float" office:value="1534" calcext:value-type="float">
            <text:p>1534</text:p>
          </table:table-cell>
          <table:table-cell table:formula="of:=[.D29]*[.F29]" office:value-type="float" office:value="21476" calcext:value-type="float">
            <text:p>21476</text:p>
          </table:table-cell>
          <table:table-cell table:formula="of:=POWER([.D29]-[.$G$34];2)*[.F29]" office:value-type="float" office:value="2224.7176566813" calcext:value-type="float">
            <text:p>2224,718</text:p>
          </table:table-cell>
          <table:table-cell office:value-type="float" office:value="19" calcext:value-type="float">
            <text:p>19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1234" calcext:value-type="float">
            <text:p>1234</text:p>
          </table:table-cell>
          <table:table-cell table:formula="of:=[.I29]*[.K29]" office:value-type="float" office:value="23446" calcext:value-type="float">
            <text:p>23446</text:p>
          </table:table-cell>
          <table:table-cell table:style-name="ce23" table:formula="of:=POWER([.I29]-[.$L$34];2)*[.K29]" office:value-type="float" office:value="3401.14563114487" calcext:value-type="float">
            <text:p>3401,146</text:p>
          </table:table-cell>
          <table:table-cell office:value-type="float" office:value="28" calcext:value-type="float">
            <text:p>28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2051" calcext:value-type="float">
            <text:p>2051</text:p>
          </table:table-cell>
          <table:table-cell table:formula="of:=[.N29]*[.P29]" office:value-type="float" office:value="57428" calcext:value-type="float">
            <text:p>57428</text:p>
          </table:table-cell>
          <table:table-cell table:style-name="ce23" table:formula="of:=POWER([.N29]-[.$Q$34];2)*[.P29]" office:value-type="float" office:value="410.935741994952" calcext:value-type="float">
            <text:p>410,936</text:p>
          </table:table-cell>
          <table:table-cell office:value-type="float" office:value="35" calcext:value-type="float">
            <text:p>35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827" calcext:value-type="float">
            <text:p>1827</text:p>
          </table:table-cell>
          <table:table-cell table:formula="of:=[.S29]*[.U29]" office:value-type="float" office:value="63945" calcext:value-type="float">
            <text:p>63945</text:p>
          </table:table-cell>
          <table:table-cell table:formula="of:=POWER([.S29]-[.$V$34];2)*[.U29]" office:value-type="float" office:value="1274.60315164716" calcext:value-type="float">
            <text:p>1274,603</text:p>
          </table:table-cell>
          <table:table-cell office:value-type="float" office:value="46" calcext:value-type="float">
            <text:p>46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386" calcext:value-type="float">
            <text:p>1386</text:p>
          </table:table-cell>
          <table:table-cell table:formula="of:=[.X29]*[.Z29]" office:value-type="float" office:value="63756" calcext:value-type="float">
            <text:p>63756</text:p>
          </table:table-cell>
          <table:table-cell table:formula="of:=POWER([.X29]-[.$AA$34];2)*[.Z29]" office:value-type="float" office:value="4947.41089534285" calcext:value-type="float">
            <text:p>4947,411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3344562" calcext:value-type="float">
            <text:p>33344562</text:p>
          </table:table-cell>
          <table:table-cell office:value-type="float" office:value="575" calcext:value-type="float">
            <text:p>575</text:p>
          </table:table-cell>
          <table:table-cell table:formula="of:=[.D30]*[.F30]" office:value-type="float" office:value="9200" calcext:value-type="float">
            <text:p>9200</text:p>
          </table:table-cell>
          <table:table-cell table:formula="of:=POWER([.D30]-[.$G$34];2)*[.F30]" office:value-type="float" office:value="5903.73331480011" calcext:value-type="float">
            <text:p>5903,733</text:p>
          </table:table-cell>
          <table:table-cell office:value-type="float" office:value="22" calcext:value-type="float">
            <text:p>22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1438" calcext:value-type="float">
            <text:p>1438</text:p>
          </table:table-cell>
          <table:table-cell table:formula="of:=[.I30]*[.K30]" office:value-type="float" office:value="31636" calcext:value-type="float">
            <text:p>31636</text:p>
          </table:table-cell>
          <table:table-cell table:style-name="ce23" table:formula="of:=POWER([.I30]-[.$L$34];2)*[.K30]" office:value-type="float" office:value="2581.38126880233" calcext:value-type="float">
            <text:p>2581,381</text:p>
          </table:table-cell>
          <table:table-cell office:value-type="float" office:value="29" calcext:value-type="float">
            <text:p>29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1920" calcext:value-type="float">
            <text:p>1920</text:p>
          </table:table-cell>
          <table:table-cell table:formula="of:=[.N30]*[.P30]" office:value-type="float" office:value="55680" calcext:value-type="float">
            <text:p>55680</text:p>
          </table:table-cell>
          <table:table-cell table:style-name="ce23" table:formula="of:=POWER([.N30]-[.$Q$34];2)*[.P30]" office:value-type="float" office:value="585.849142401372" calcext:value-type="float">
            <text:p>585,849</text:p>
          </table:table-cell>
          <table:table-cell office:value-type="float" office:value="34" calcext:value-type="float">
            <text:p>34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364" calcext:value-type="float">
            <text:p>1364</text:p>
          </table:table-cell>
          <table:table-cell table:formula="of:=[.S30]*[.U30]" office:value-type="float" office:value="46376" calcext:value-type="float">
            <text:p>46376</text:p>
          </table:table-cell>
          <table:table-cell table:formula="of:=POWER([.S30]-[.$V$34];2)*[.U30]" office:value-type="float" office:value="4594.16317102679" calcext:value-type="float">
            <text:p>4594,163</text:p>
          </table:table-cell>
          <table:table-cell office:value-type="float" office:value="45" calcext:value-type="float">
            <text:p>45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918" calcext:value-type="float">
            <text:p>1918</text:p>
          </table:table-cell>
          <table:table-cell table:formula="of:=[.X30]*[.Z30]" office:value-type="float" office:value="86310" calcext:value-type="float">
            <text:p>86310</text:p>
          </table:table-cell>
          <table:table-cell table:formula="of:=POWER([.X30]-[.$AA$34];2)*[.Z30]" office:value-type="float" office:value="1516.95464700277" calcext:value-type="float">
            <text:p>1516,955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3344563" calcext:value-type="float">
            <text:p>33344563</text:p>
          </table:table-cell>
          <table:table-cell office:value-type="float" office:value="1220" calcext:value-type="float">
            <text:p>1220</text:p>
          </table:table-cell>
          <table:table-cell table:formula="of:=[.D31]*[.F31]" office:value-type="float" office:value="18300" calcext:value-type="float">
            <text:p>18300</text:p>
          </table:table-cell>
          <table:table-cell table:formula="of:=POWER([.D31]-[.$G$34];2)*[.F31]" office:value-type="float" office:value="5927.75707734484" calcext:value-type="float">
            <text:p>5927,757</text:p>
          </table:table-cell>
          <table:table-cell office:value-type="float" office:value="18" calcext:value-type="float">
            <text:p>18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635" calcext:value-type="float">
            <text:p>635</text:p>
          </table:table-cell>
          <table:table-cell table:formula="of:=[.I31]*[.K31]" office:value-type="float" office:value="11430" calcext:value-type="float">
            <text:p>11430</text:p>
          </table:table-cell>
          <table:table-cell table:style-name="ce23" table:formula="of:=POWER([.I31]-[.$L$34];2)*[.K31]" office:value-type="float" office:value="4493.61224362586" calcext:value-type="float">
            <text:p>4493,612</text:p>
          </table:table-cell>
          <table:table-cell office:value-type="float" office:value="30" calcext:value-type="float">
            <text:p>30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1302" calcext:value-type="float">
            <text:p>1302</text:p>
          </table:table-cell>
          <table:table-cell table:formula="of:=[.N31]*[.P31]" office:value-type="float" office:value="39060" calcext:value-type="float">
            <text:p>39060</text:p>
          </table:table-cell>
          <table:table-cell table:style-name="ce23" table:formula="of:=POWER([.N31]-[.$Q$34];2)*[.P31]" office:value-type="float" office:value="3137.69084132363" calcext:value-type="float">
            <text:p>3137,691</text:p>
          </table:table-cell>
          <table:table-cell office:value-type="float" office:value="36" calcext:value-type="float">
            <text:p>36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1968" calcext:value-type="float">
            <text:p>1968</text:p>
          </table:table-cell>
          <table:table-cell table:formula="of:=[.S31]*[.U31]" office:value-type="float" office:value="70848" calcext:value-type="float">
            <text:p>70848</text:p>
          </table:table-cell>
          <table:table-cell table:formula="of:=POWER([.S31]-[.$V$34];2)*[.U31]" office:value-type="float" office:value="53.4143979761659" calcext:value-type="float">
            <text:p>53,414</text:p>
          </table:table-cell>
          <table:table-cell office:value-type="float" office:value="47" calcext:value-type="float">
            <text:p>47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675" calcext:value-type="float">
            <text:p>675</text:p>
          </table:table-cell>
          <table:table-cell table:formula="of:=[.X31]*[.Z31]" office:value-type="float" office:value="31725" calcext:value-type="float">
            <text:p>31725</text:p>
          </table:table-cell>
          <table:table-cell table:formula="of:=POWER([.X31]-[.$AA$34];2)*[.Z31]" office:value-type="float" office:value="5635.04624349702" calcext:value-type="float">
            <text:p>5635,04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3344563" calcext:value-type="float">
            <text:p>33344563</text:p>
          </table:table-cell>
          <table:table-cell office:value-type="float" office:value="964" calcext:value-type="float">
            <text:p>964</text:p>
          </table:table-cell>
          <table:table-cell table:formula="of:=[.D32]*[.F32]" office:value-type="float" office:value="9640" calcext:value-type="float">
            <text:p>9640</text:p>
          </table:table-cell>
          <table:table-cell table:formula="of:=POWER([.D32]-[.$G$34];2)*[.F32]" office:value-type="float" office:value="7534.71290589155" calcext:value-type="float">
            <text:p>7534,713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751" calcext:value-type="float">
            <text:p>751</text:p>
          </table:table-cell>
          <table:table-cell table:formula="of:=[.S32]*[.U32]" office:value-type="float" office:value="24783" calcext:value-type="float">
            <text:p>24783</text:p>
          </table:table-cell>
          <table:table-cell table:formula="of:=POWER([.S32]-[.$V$34];2)*[.U32]" office:value-type="float" office:value="6037.03478275202" calcext:value-type="float">
            <text:p>6037,035</text:p>
          </table:table-cell>
          <table:table-cell office:value-type="float" office:value="41" calcext:value-type="float">
            <text:p>41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571" calcext:value-type="float">
            <text:p>571</text:p>
          </table:table-cell>
          <table:table-cell table:formula="of:=[.X32]*[.Z32]" office:value-type="float" office:value="23411" calcext:value-type="float">
            <text:p>23411</text:p>
          </table:table-cell>
          <table:table-cell table:formula="of:=POWER([.X32]-[.$AA$34];2)*[.Z32]" office:value-type="float" office:value="5525.15582183755" calcext:value-type="float">
            <text:p>5525,15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 office:value-type="float" office:value="32" calcext:value-type="float">
            <text:p>32</text:p>
          </table:table-cell>
          <table:table-cell office:value-type="float" office:value="33344561" calcext:value-type="float">
            <text:p>33344561</text:p>
          </table:table-cell>
          <table:table-cell office:value-type="float" office:value="233" calcext:value-type="float">
            <text:p>233</text:p>
          </table:table-cell>
          <table:table-cell table:formula="of:=[.S33]*[.U33]" office:value-type="float" office:value="7456" calcext:value-type="float">
            <text:p>7456</text:p>
          </table:table-cell>
          <table:table-cell table:formula="of:=POWER([.S33]-[.$V$34];2)*[.U33]" office:value-type="float" office:value="3427.23618420424" calcext:value-type="float">
            <text:p>3427,236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</table:table-row>
        <table:table-row table:style-name="ro1">
          <table:table-cell table:number-columns-repeated="6"/>
          <table:table-cell table:style-name="ce22" table:formula="of:=SUM([.G26:.G33])/SUM([.F26:.F33])" office:value-type="float" office:value="12.7957274949516" calcext:value-type="float">
            <text:p>12,7957</text:p>
          </table:table-cell>
          <table:table-cell table:style-name="ce24" table:formula="of:=SQRT(SUM([.H26:.H33])/SUM([.F26:.F33]))" office:value-type="float" office:value="1.70665699548994" calcext:value-type="float">
            <text:p>1,70666</text:p>
          </table:table-cell>
          <table:table-cell table:number-columns-repeated="3"/>
          <table:table-cell table:style-name="ce22" table:formula="of:=SUM([.L25:.L32])/SUM([.K25:.K32])" office:value-type="float" office:value="20.6601794515354" calcext:value-type="float">
            <text:p>20,6602</text:p>
          </table:table-cell>
          <table:table-cell table:style-name="ce24" table:formula="of:=SQRT(SUM([.M25:.M32])/SUM([.K25:.K32]))" office:value-type="float" office:value="1.45722195816453" calcext:value-type="float">
            <text:p>1,45722</text:p>
          </table:table-cell>
          <table:table-cell table:number-columns-repeated="3"/>
          <table:table-cell table:style-name="ce22" table:formula="of:=SUM([.Q25:.Q32])/SUM([.P25:.P32])" office:value-type="float" office:value="28.4476144809398" calcext:value-type="float">
            <text:p>28,4476</text:p>
          </table:table-cell>
          <table:table-cell table:style-name="ce24" table:formula="of:=SQRT(SUM([.R25:.R32])/SUM([.P25:.P32]))" office:value-type="float" office:value="1.42117288944854" calcext:value-type="float">
            <text:p>1,42117</text:p>
          </table:table-cell>
          <table:table-cell table:number-columns-repeated="3"/>
          <table:table-cell table:style-name="ce22" table:formula="of:=SUM([.V26:.V33])/SUM([.U26:.U33])" office:value-type="float" office:value="35.8352533387705" calcext:value-type="float">
            <text:p>35,8353</text:p>
          </table:table-cell>
          <table:table-cell table:style-name="ce24" table:formula="of:=SQRT(SUM([.W25:.W32])/SUM([.U25:.U32]))" office:value-type="float" office:value="1.65763635090794" calcext:value-type="float">
            <text:p>1,65764</text:p>
          </table:table-cell>
          <table:table-cell table:number-columns-repeated="3"/>
          <table:table-cell table:style-name="ce22" table:formula="of:=SUM([.AA25:.AA32])/SUM([.Z25:.Z32])" office:value-type="float" office:value="44.1106719367589" calcext:value-type="float">
            <text:p>44,1107</text:p>
          </table:table-cell>
          <table:table-cell table:style-name="ce24" table:formula="of:=SQRT(SUM([.AB25:.AB32])/SUM([.Z25:.Z32]))" office:value-type="float" office:value="1.60228685968026" calcext:value-type="float">
            <text:p>1,60229</text:p>
          </table:table-cell>
        </table:table-row>
        <table:table-row table:style-name="ro1">
          <table:table-cell table:number-columns-repeated="6"/>
          <table:table-cell table:style-name="ce22" table:formula="of:=[.G34]*5+5/2" office:value-type="float" office:value="66.4786374747582" calcext:value-type="float">
            <text:p>66,4786</text:p>
          </table:table-cell>
          <table:table-cell table:style-name="Default"/>
          <table:table-cell table:number-columns-repeated="3"/>
          <table:table-cell table:style-name="ce22" table:formula="of:=[.L34]*5+5/2" office:value-type="float" office:value="105.800897257677" calcext:value-type="float">
            <text:p>105,8009</text:p>
          </table:table-cell>
          <table:table-cell table:number-columns-repeated="4"/>
          <table:table-cell table:style-name="ce22" table:formula="of:=[.Q34]*5+5/2" office:value-type="float" office:value="144.738072404699" calcext:value-type="float">
            <text:p>144,7381</text:p>
          </table:table-cell>
          <table:table-cell table:number-columns-repeated="4"/>
          <table:table-cell table:style-name="ce22" table:formula="of:=[.V34]*5+5/2" office:value-type="float" office:value="181.676266693853" calcext:value-type="float">
            <text:p>181,6763</text:p>
          </table:table-cell>
          <table:table-cell table:style-name="Default"/>
          <table:table-cell table:number-columns-repeated="3"/>
          <table:table-cell table:style-name="ce22" table:formula="of:=[.AA34]*5+5/2" office:value-type="float" office:value="223.053359683794" calcext:value-type="float">
            <text:p>223,0534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276" calcext:value-type="float">
            <text:p>1276</text:p>
          </table:table-cell>
          <table:table-cell table:formula="of:=[.D37]*[.F37]" office:value-type="float" office:value="12760" calcext:value-type="float">
            <text:p>12760</text:p>
          </table:table-cell>
          <table:table-cell table:formula="of:=POWER([.D37]-[.$G$45];2)*[.F37]" office:value-type="float" office:value="5142.77967477014" calcext:value-type="float">
            <text:p>5142,780</text:p>
          </table:table-cell>
          <table:table-cell office:value-type="float" office:value="18" calcext:value-type="float">
            <text:p>18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860" calcext:value-type="float">
            <text:p>860</text:p>
          </table:table-cell>
          <table:table-cell table:formula="of:=[.I37]*[.K37]" office:value-type="float" office:value="15480" calcext:value-type="float">
            <text:p>15480</text:p>
          </table:table-cell>
          <table:table-cell table:style-name="ce23" table:formula="of:=POWER([.I37]-[.$L$45];2)*[.K37]" office:value-type="float" office:value="4882.17026309191" calcext:value-type="float">
            <text:p>4882,170</text:p>
          </table:table-cell>
          <table:table-cell office:value-type="float" office:value="27" calcext:value-type="float">
            <text:p>27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950" calcext:value-type="float">
            <text:p>1950</text:p>
          </table:table-cell>
          <table:table-cell table:formula="of:=[.N37]*[.P37]" office:value-type="float" office:value="52650" calcext:value-type="float">
            <text:p>52650</text:p>
          </table:table-cell>
          <table:table-cell table:style-name="ce23" table:formula="of:=POWER([.N37]-[.$Q$45];2)*[.P37]" office:value-type="float" office:value="93.5788063993254" calcext:value-type="float">
            <text:p>93,579</text:p>
          </table:table-cell>
          <table:table-cell office:value-type="float" office:value="32" calcext:value-type="float">
            <text:p>32</text:p>
          </table:table-cell>
          <table:table-cell office:value-type="float" office:value="34730883" calcext:value-type="float">
            <text:p>34730883</text:p>
          </table:table-cell>
          <table:table-cell office:value-type="float" office:value="627" calcext:value-type="float">
            <text:p>627</text:p>
          </table:table-cell>
          <table:table-cell table:formula="of:=[.S37]*[.U37]" office:value-type="float" office:value="20064" calcext:value-type="float">
            <text:p>20064</text:p>
          </table:table-cell>
          <table:table-cell table:formula="of:=POWER([.S37]-[.$V$45];2)*[.U37]" office:value-type="float" office:value="4983.8341954594" calcext:value-type="float">
            <text:p>4983,834</text:p>
          </table:table-cell>
          <table:table-cell office:value-type="float" office:value="40" calcext:value-type="float">
            <text:p>40</text:p>
          </table:table-cell>
          <table:table-cell office:value-type="float" office:value="34730884" calcext:value-type="float">
            <text:p>34730884</text:p>
          </table:table-cell>
          <table:table-cell office:value-type="float" office:value="888" calcext:value-type="float">
            <text:p>888</text:p>
          </table:table-cell>
          <table:table-cell table:formula="of:=[.X37]*[.Z37]" office:value-type="float" office:value="35520" calcext:value-type="float">
            <text:p>35520</text:p>
          </table:table-cell>
          <table:table-cell table:formula="of:=POWER([.X37]-[.$AA$45];2)*[.Z37]" office:value-type="float" office:value="5299.47850471448" calcext:value-type="float">
            <text:p>5299,479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653" calcext:value-type="float">
            <text:p>653</text:p>
          </table:table-cell>
          <table:table-cell table:formula="of:=[.D38]*[.F38]" office:value-type="float" office:value="9795" calcext:value-type="float">
            <text:p>9795</text:p>
          </table:table-cell>
          <table:table-cell table:formula="of:=POWER([.D38]-[.$G$45];2)*[.F38]" office:value-type="float" office:value="5847.32531778152" calcext:value-type="float">
            <text:p>5847,325</text:p>
          </table:table-cell>
          <table:table-cell office:value-type="float" office:value="20" calcext:value-type="float">
            <text:p>20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695" calcext:value-type="float">
            <text:p>1695</text:p>
          </table:table-cell>
          <table:table-cell table:formula="of:=[.I38]*[.K38]" office:value-type="float" office:value="33900" calcext:value-type="float">
            <text:p>33900</text:p>
          </table:table-cell>
          <table:table-cell table:style-name="ce23" table:formula="of:=POWER([.I38]-[.$L$45];2)*[.K38]" office:value-type="float" office:value="248.162167753703" calcext:value-type="float">
            <text:p>248,162</text:p>
          </table:table-cell>
          <table:table-cell office:value-type="float" office:value="26" calcext:value-type="float">
            <text:p>26</text:p>
          </table:table-cell>
          <table:table-cell office:value-type="float" office:value="34730882" calcext:value-type="float">
            <text:p>34730882</text:p>
          </table:table-cell>
          <table:table-cell office:value-type="float" office:value="1441" calcext:value-type="float">
            <text:p>1441</text:p>
          </table:table-cell>
          <table:table-cell table:formula="of:=[.N38]*[.P38]" office:value-type="float" office:value="37466" calcext:value-type="float">
            <text:p>37466</text:p>
          </table:table-cell>
          <table:table-cell table:style-name="ce23" table:formula="of:=POWER([.N38]-[.$Q$45];2)*[.P38]" office:value-type="float" office:value="2141.49541395182" calcext:value-type="float">
            <text:p>2141,495</text:p>
          </table:table-cell>
          <table:table-cell office:value-type="float" office:value="37" calcext:value-type="float">
            <text:p>37</text:p>
          </table:table-cell>
          <table:table-cell office:value-type="float" office:value="34730883" calcext:value-type="float">
            <text:p>34730883</text:p>
          </table:table-cell>
          <table:table-cell office:value-type="float" office:value="926" calcext:value-type="float">
            <text:p>926</text:p>
          </table:table-cell>
          <table:table-cell table:formula="of:=[.S38]*[.U38]" office:value-type="float" office:value="34262" calcext:value-type="float">
            <text:p>34262</text:p>
          </table:table-cell>
          <table:table-cell table:formula="of:=POWER([.S38]-[.$V$45];2)*[.U38]" office:value-type="float" office:value="4403.37253426638" calcext:value-type="float">
            <text:p>4403,373</text:p>
          </table:table-cell>
          <table:table-cell office:value-type="float" office:value="41" calcext:value-type="float">
            <text:p>41</text:p>
          </table:table-cell>
          <table:table-cell office:value-type="float" office:value="34730884" calcext:value-type="float">
            <text:p>34730884</text:p>
          </table:table-cell>
          <table:table-cell office:value-type="float" office:value="1539" calcext:value-type="float">
            <text:p>1539</text:p>
          </table:table-cell>
          <table:table-cell table:formula="of:=[.X38]*[.Z38]" office:value-type="float" office:value="63099" calcext:value-type="float">
            <text:p>63099</text:p>
          </table:table-cell>
          <table:table-cell table:formula="of:=POWER([.X38]-[.$AA$45];2)*[.Z38]" office:value-type="float" office:value="3204.2468699136" calcext:value-type="float">
            <text:p>3204,247</text:p>
          </table:table-cell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819" calcext:value-type="float">
            <text:p>1819</text:p>
          </table:table-cell>
          <table:table-cell table:formula="of:=[.D39]*[.F39]" office:value-type="float" office:value="20009" calcext:value-type="float">
            <text:p>20009</text:p>
          </table:table-cell>
          <table:table-cell table:formula="of:=POWER([.D39]-[.$G$45];2)*[.F39]" office:value-type="float" office:value="1846.69346048949" calcext:value-type="float">
            <text:p>1846,693</text:p>
          </table:table-cell>
          <table:table-cell office:value-type="float" office:value="21" calcext:value-type="float">
            <text:p>21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666" calcext:value-type="float">
            <text:p>1666</text:p>
          </table:table-cell>
          <table:table-cell table:formula="of:=[.I39]*[.K39]" office:value-type="float" office:value="34986" calcext:value-type="float">
            <text:p>34986</text:p>
          </table:table-cell>
          <table:table-cell table:style-name="ce23" table:formula="of:=POWER([.I39]-[.$L$45];2)*[.K39]" office:value-type="float" office:value="634.981663433844" calcext:value-type="float">
            <text:p>634,982</text:p>
          </table:table-cell>
          <table:table-cell office:value-type="float" office:value="25" calcext:value-type="float">
            <text:p>25</text:p>
          </table:table-cell>
          <table:table-cell office:value-type="float" office:value="34730882" calcext:value-type="float">
            <text:p>34730882</text:p>
          </table:table-cell>
          <table:table-cell office:value-type="float" office:value="783" calcext:value-type="float">
            <text:p>783</text:p>
          </table:table-cell>
          <table:table-cell table:formula="of:=[.N39]*[.P39]" office:value-type="float" office:value="19575" calcext:value-type="float">
            <text:p>19575</text:p>
          </table:table-cell>
          <table:table-cell table:style-name="ce23" table:formula="of:=POWER([.N39]-[.$Q$45];2)*[.P39]" office:value-type="float" office:value="3855.68461986437" calcext:value-type="float">
            <text:p>3855,685</text:p>
          </table:table-cell>
          <table:table-cell office:value-type="float" office:value="35" calcext:value-type="float">
            <text:p>35</text:p>
          </table:table-cell>
          <table:table-cell office:value-type="float" office:value="34730883" calcext:value-type="float">
            <text:p>34730883</text:p>
          </table:table-cell>
          <table:table-cell office:value-type="float" office:value="1882" calcext:value-type="float">
            <text:p>1882</text:p>
          </table:table-cell>
          <table:table-cell table:formula="of:=[.S39]*[.U39]" office:value-type="float" office:value="65870" calcext:value-type="float">
            <text:p>65870</text:p>
          </table:table-cell>
          <table:table-cell table:formula="of:=POWER([.S39]-[.$V$45];2)*[.U39]" office:value-type="float" office:value="61.4222697104448" calcext:value-type="float">
            <text:p>61,422</text:p>
          </table:table-cell>
          <table:table-cell office:value-type="float" office:value="42" calcext:value-type="float">
            <text:p>42</text:p>
          </table:table-cell>
          <table:table-cell office:value-type="float" office:value="34730884" calcext:value-type="float">
            <text:p>34730884</text:p>
          </table:table-cell>
          <table:table-cell office:value-type="float" office:value="2054" calcext:value-type="float">
            <text:p>2054</text:p>
          </table:table-cell>
          <table:table-cell table:formula="of:=[.X39]*[.Z39]" office:value-type="float" office:value="86268" calcext:value-type="float">
            <text:p>86268</text:p>
          </table:table-cell>
          <table:table-cell table:formula="of:=POWER([.X39]-[.$AA$45];2)*[.Z39]" office:value-type="float" office:value="402.958464035175" calcext:value-type="float">
            <text:p>402,95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224" calcext:value-type="float">
            <text:p>1224</text:p>
          </table:table-cell>
          <table:table-cell table:formula="of:=[.D40]*[.F40]" office:value-type="float" office:value="17136" calcext:value-type="float">
            <text:p>17136</text:p>
          </table:table-cell>
          <table:table-cell table:formula="of:=POWER([.D40]-[.$G$45];2)*[.F40]" office:value-type="float" office:value="4858.94147212723" calcext:value-type="float">
            <text:p>4858,941</text:p>
          </table:table-cell>
          <table:table-cell office:value-type="float" office:value="19" calcext:value-type="float">
            <text:p>19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123" calcext:value-type="float">
            <text:p>1123</text:p>
          </table:table-cell>
          <table:table-cell table:formula="of:=[.I40]*[.K40]" office:value-type="float" office:value="21337" calcext:value-type="float">
            <text:p>21337</text:p>
          </table:table-cell>
          <table:table-cell table:style-name="ce23" table:formula="of:=POWER([.I40]-[.$L$45];2)*[.K40]" office:value-type="float" office:value="2146.81131975533" calcext:value-type="float">
            <text:p>2146,811</text:p>
          </table:table-cell>
          <table:table-cell office:value-type="float" office:value="28" calcext:value-type="float">
            <text:p>28</text:p>
          </table:table-cell>
          <table:table-cell office:value-type="float" office:value="34730882" calcext:value-type="float">
            <text:p>34730882</text:p>
          </table:table-cell>
          <table:table-cell office:value-type="float" office:value="1929" calcext:value-type="float">
            <text:p>1929</text:p>
          </table:table-cell>
          <table:table-cell table:formula="of:=[.N40]*[.P40]" office:value-type="float" office:value="54012" calcext:value-type="float">
            <text:p>54012</text:p>
          </table:table-cell>
          <table:table-cell table:style-name="ce23" table:formula="of:=POWER([.N40]-[.$Q$45];2)*[.P40]" office:value-type="float" office:value="1176.42128266062" calcext:value-type="float">
            <text:p>1176,421</text:p>
          </table:table-cell>
          <table:table-cell office:value-type="float" office:value="33" calcext:value-type="float">
            <text:p>33</text:p>
          </table:table-cell>
          <table:table-cell office:value-type="float" office:value="34730883" calcext:value-type="float">
            <text:p>34730883</text:p>
          </table:table-cell>
          <table:table-cell office:value-type="float" office:value="1300" calcext:value-type="float">
            <text:p>1300</text:p>
          </table:table-cell>
          <table:table-cell table:formula="of:=[.S40]*[.U40]" office:value-type="float" office:value="42900" calcext:value-type="float">
            <text:p>42900</text:p>
          </table:table-cell>
          <table:table-cell table:formula="of:=POWER([.S40]-[.$V$45];2)*[.U40]" office:value-type="float" office:value="4303.01492955816" calcext:value-type="float">
            <text:p>4303,015</text:p>
          </table:table-cell>
          <table:table-cell office:value-type="float" office:value="43" calcext:value-type="float">
            <text:p>43</text:p>
          </table:table-cell>
          <table:table-cell office:value-type="float" office:value="34730885" calcext:value-type="float">
            <text:p>34730885</text:p>
          </table:table-cell>
          <table:table-cell office:value-type="float" office:value="2150" calcext:value-type="float">
            <text:p>2150</text:p>
          </table:table-cell>
          <table:table-cell table:formula="of:=[.X40]*[.Z40]" office:value-type="float" office:value="92450" calcext:value-type="float">
            <text:p>92450</text:p>
          </table:table-cell>
          <table:table-cell table:formula="of:=POWER([.X40]-[.$AA$45];2)*[.Z40]" office:value-type="float" office:value="667.215659715346" calcext:value-type="float">
            <text:p>667,216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976" calcext:value-type="float">
            <text:p>1976</text:p>
          </table:table-cell>
          <table:table-cell table:formula="of:=[.D41]*[.F41]" office:value-type="float" office:value="25688" calcext:value-type="float">
            <text:p>25688</text:p>
          </table:table-cell>
          <table:table-cell table:formula="of:=POWER([.D41]-[.$G$45];2)*[.F41]" office:value-type="float" office:value="1946.14356351772" calcext:value-type="float">
            <text:p>1946,144</text:p>
          </table:table-cell>
          <table:table-cell office:value-type="float" office:value="22" calcext:value-type="float">
            <text:p>22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178" calcext:value-type="float">
            <text:p>1178</text:p>
          </table:table-cell>
          <table:table-cell table:formula="of:=[.I41]*[.K41]" office:value-type="float" office:value="25916" calcext:value-type="float">
            <text:p>25916</text:p>
          </table:table-cell>
          <table:table-cell table:style-name="ce23" table:formula="of:=POWER([.I41]-[.$L$45];2)*[.K41]" office:value-type="float" office:value="3081.50022075708" calcext:value-type="float">
            <text:p>3081,500</text:p>
          </table:table-cell>
          <table:table-cell office:value-type="float" office:value="29" calcext:value-type="float">
            <text:p>29</text:p>
          </table:table-cell>
          <table:table-cell office:value-type="float" office:value="34730883" calcext:value-type="float">
            <text:p>34730883</text:p>
          </table:table-cell>
          <table:table-cell office:value-type="float" office:value="1356" calcext:value-type="float">
            <text:p>1356</text:p>
          </table:table-cell>
          <table:table-cell table:formula="of:=[.N41]*[.P41]" office:value-type="float" office:value="39324" calcext:value-type="float">
            <text:p>39324</text:p>
          </table:table-cell>
          <table:table-cell table:style-name="ce23" table:formula="of:=POWER([.N41]-[.$Q$45];2)*[.P41]" office:value-type="float" office:value="4300.86894536358" calcext:value-type="float">
            <text:p>4300,869</text:p>
          </table:table-cell>
          <table:table-cell office:value-type="float" office:value="34" calcext:value-type="float">
            <text:p>34</text:p>
          </table:table-cell>
          <table:table-cell office:value-type="float" office:value="34730884" calcext:value-type="float">
            <text:p>34730884</text:p>
          </table:table-cell>
          <table:table-cell office:value-type="float" office:value="1942" calcext:value-type="float">
            <text:p>1942</text:p>
          </table:table-cell>
          <table:table-cell table:formula="of:=[.S41]*[.U41]" office:value-type="float" office:value="66028" calcext:value-type="float">
            <text:p>66028</text:p>
          </table:table-cell>
          <table:table-cell table:formula="of:=POWER([.S41]-[.$V$45];2)*[.U41]" office:value-type="float" office:value="1303.71138709169" calcext:value-type="float">
            <text:p>1303,711</text:p>
          </table:table-cell>
          <table:table-cell office:value-type="float" office:value="39" calcext:value-type="float">
            <text:p>39</text:p>
          </table:table-cell>
          <table:table-cell office:value-type="float" office:value="34730885" calcext:value-type="float">
            <text:p>34730885</text:p>
          </table:table-cell>
          <table:table-cell office:value-type="float" office:value="443" calcext:value-type="float">
            <text:p>443</text:p>
          </table:table-cell>
          <table:table-cell table:formula="of:=[.X41]*[.Z41]" office:value-type="float" office:value="17277" calcext:value-type="float">
            <text:p>17277</text:p>
          </table:table-cell>
          <table:table-cell table:formula="of:=POWER([.X41]-[.$AA$45];2)*[.Z41]" office:value-type="float" office:value="5251.20267514837" calcext:value-type="float">
            <text:p>5251,203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646" calcext:value-type="float">
            <text:p>646</text:p>
          </table:table-cell>
          <table:table-cell table:formula="of:=[.D42]*[.F42]" office:value-type="float" office:value="5814" calcext:value-type="float">
            <text:p>5814</text:p>
          </table:table-cell>
          <table:table-cell table:formula="of:=POWER([.D42]-[.$G$45];2)*[.F42]" office:value-type="float" office:value="5843.43087954991" calcext:value-type="float">
            <text:p>5843,431</text:p>
          </table:table-cell>
          <table:table-cell office:value-type="float" office:value="23" calcext:value-type="float">
            <text:p>23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503" calcext:value-type="float">
            <text:p>503</text:p>
          </table:table-cell>
          <table:table-cell table:formula="of:=[.I42]*[.K42]" office:value-type="float" office:value="11569" calcext:value-type="float">
            <text:p>11569</text:p>
          </table:table-cell>
          <table:table-cell table:style-name="ce23" table:formula="of:=POWER([.I42]-[.$L$45];2)*[.K42]" office:value-type="float" office:value="3445.85564634693" calcext:value-type="float">
            <text:p>3445,856</text:p>
          </table:table-cell>
          <table:table-cell table:number-columns-repeated="4"/>
          <table:table-cell table:style-name="ce23"/>
          <table:table-cell office:value-type="float" office:value="38" calcext:value-type="float">
            <text:p>38</text:p>
          </table:table-cell>
          <table:table-cell office:value-type="float" office:value="34730884" calcext:value-type="float">
            <text:p>34730884</text:p>
          </table:table-cell>
          <table:table-cell office:value-type="float" office:value="497" calcext:value-type="float">
            <text:p>497</text:p>
          </table:table-cell>
          <table:table-cell table:formula="of:=[.S42]*[.U42]" office:value-type="float" office:value="18886" calcext:value-type="float">
            <text:p>18886</text:p>
          </table:table-cell>
          <table:table-cell table:formula="of:=POWER([.S42]-[.$V$45];2)*[.U42]" office:value-type="float" office:value="5027.93753842757" calcext:value-type="float">
            <text:p>5027,938</text:p>
          </table:table-cell>
          <table:table-cell office:value-type="float" office:value="44" calcext:value-type="float">
            <text:p>44</text:p>
          </table:table-cell>
          <table:table-cell office:value-type="float" office:value="34730885" calcext:value-type="float">
            <text:p>34730885</text:p>
          </table:table-cell>
          <table:table-cell office:value-type="float" office:value="1518" calcext:value-type="float">
            <text:p>1518</text:p>
          </table:table-cell>
          <table:table-cell table:formula="of:=[.X42]*[.Z42]" office:value-type="float" office:value="66792" calcext:value-type="float">
            <text:p>66792</text:p>
          </table:table-cell>
          <table:table-cell table:formula="of:=POWER([.X42]-[.$AA$45];2)*[.Z42]" office:value-type="float" office:value="3680.36583203196" calcext:value-type="float">
            <text:p>3680,366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2164" calcext:value-type="float">
            <text:p>2164</text:p>
          </table:table-cell>
          <table:table-cell table:formula="of:=[.D43]*[.F43]" office:value-type="float" office:value="25968" calcext:value-type="float">
            <text:p>25968</text:p>
          </table:table-cell>
          <table:table-cell table:formula="of:=POWER([.D43]-[.$G$45];2)*[.F43]" office:value-type="float" office:value="0.124451194201978" calcext:value-type="float">
            <text:p>0,124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34730884" calcext:value-type="float">
            <text:p>34730884</text:p>
          </table:table-cell>
          <table:table-cell office:value-type="float" office:value="1511" calcext:value-type="float">
            <text:p>1511</text:p>
          </table:table-cell>
          <table:table-cell table:formula="of:=[.S43]*[.U43]" office:value-type="float" office:value="54396" calcext:value-type="float">
            <text:p>54396</text:p>
          </table:table-cell>
          <table:table-cell table:formula="of:=POWER([.S43]-[.$V$45];2)*[.U43]" office:value-type="float" office:value="2106.25740455373" calcext:value-type="float">
            <text:p>2106,257</text:p>
          </table:table-cell>
          <table:table-cell office:value-type="float" office:value="46" calcext:value-type="float">
            <text:p>46</text:p>
          </table:table-cell>
          <table:table-cell office:value-type="float" office:value="34730885" calcext:value-type="float">
            <text:p>34730885</text:p>
          </table:table-cell>
          <table:table-cell office:value-type="float" office:value="369" calcext:value-type="float">
            <text:p>369</text:p>
          </table:table-cell>
          <table:table-cell table:formula="of:=[.X43]*[.Z43]" office:value-type="float" office:value="16974" calcext:value-type="float">
            <text:p>16974</text:p>
          </table:table-cell>
          <table:table-cell table:formula="of:=POWER([.X43]-[.$AA$45];2)*[.Z43]" office:value-type="float" office:value="4668.87749192607" calcext:value-type="float">
            <text:p>4668,87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  <table:table-cell office:value-type="float" office:value="45" calcext:value-type="float">
            <text:p>45</text:p>
          </table:table-cell>
          <table:table-cell office:value-type="float" office:value="34730885" calcext:value-type="float">
            <text:p>34730885</text:p>
          </table:table-cell>
          <table:table-cell office:value-type="float" office:value="763" calcext:value-type="float">
            <text:p>763</text:p>
          </table:table-cell>
          <table:table-cell table:formula="of:=[.X44]*[.Z44]" office:value-type="float" office:value="34335" calcext:value-type="float">
            <text:p>34335</text:p>
          </table:table-cell>
          <table:table-cell table:formula="of:=POWER([.X44]-[.$AA$45];2)*[.Z44]" office:value-type="float" office:value="4988.97772341175" calcext:value-type="float">
            <text:p>4988,978</text:p>
          </table:table-cell>
        </table:table-row>
        <table:table-row table:style-name="ro1">
          <table:table-cell table:number-columns-repeated="6"/>
          <table:table-cell table:style-name="ce22" table:formula="of:=SUM([.G37:.G44])/SUM([.F37:.F44])" office:value-type="float" office:value="12.0075835212134" calcext:value-type="float">
            <text:p>12,0076</text:p>
          </table:table-cell>
          <table:table-cell table:style-name="ce24" table:formula="of:=SQRT(SUM([.H37:.H44])/SUM([.F37:.F44]))" office:value-type="float" office:value="1.6160904022037" calcext:value-type="float">
            <text:p>1,61609</text:p>
          </table:table-cell>
          <table:table-cell table:number-columns-repeated="3"/>
          <table:table-cell table:style-name="ce22" table:formula="of:=SUM([.L36:.L43])/SUM([.K36:.K43])" office:value-type="float" office:value="20.3826334519573" calcext:value-type="float">
            <text:p>20,3826</text:p>
          </table:table-cell>
          <table:table-cell table:style-name="ce24" table:formula="of:=SQRT(SUM([.M36:.M43])/SUM([.K36:.K43]))" office:value-type="float" office:value="1.43368133671715" calcext:value-type="float">
            <text:p>1,43368</text:p>
          </table:table-cell>
          <table:table-cell table:number-columns-repeated="3"/>
          <table:table-cell table:style-name="ce22" table:formula="of:=SUM([.Q36:.Q43])/SUM([.P36:.P43])" office:value-type="float" office:value="27.2190642177236" calcext:value-type="float">
            <text:p>27,2191</text:p>
          </table:table-cell>
          <table:table-cell table:style-name="ce24" table:formula="of:=SQRT(SUM([.R36:.R43])/SUM([.P36:.P43]))" office:value-type="float" office:value="1.24534521807888" calcext:value-type="float">
            <text:p>1,24535</text:p>
          </table:table-cell>
          <table:table-cell table:number-columns-repeated="3"/>
          <table:table-cell table:style-name="ce22" table:formula="of:=SUM([.V36:.V43])/SUM([.U36:.U43])" office:value-type="float" office:value="34.8193436960276" calcext:value-type="float">
            <text:p>34,8193</text:p>
          </table:table-cell>
          <table:table-cell table:style-name="ce24" table:formula="of:=SQRT(SUM([.W36:.W43])/SUM([.U36:.U43]))" office:value-type="float" office:value="1.59841423500744" calcext:value-type="float">
            <text:p>1,59841</text:p>
          </table:table-cell>
          <table:table-cell table:number-columns-repeated="3"/>
          <table:table-cell table:style-name="ce22" table:formula="of:=SUM([.AA37:.AA44])/SUM([.Z37:.Z44])" office:value-type="float" office:value="42.4429247223365" calcext:value-type="float">
            <text:p>42,4429</text:p>
          </table:table-cell>
          <table:table-cell table:style-name="ce24" table:formula="of:=SQRT(SUM([.AB37:.AB44])/SUM([.Z37:.Z44]))" office:value-type="float" office:value="1.70184292939279" calcext:value-type="float">
            <text:p>1,70184</text:p>
          </table:table-cell>
        </table:table-row>
        <table:table-row table:style-name="ro1">
          <table:table-cell table:number-columns-repeated="6"/>
          <table:table-cell table:style-name="ce22" table:formula="of:=[.G45]*5+5/2" office:value-type="float" office:value="62.5379176060668" calcext:value-type="float">
            <text:p>62,5379</text:p>
          </table:table-cell>
          <table:table-cell table:style-name="Default"/>
          <table:table-cell table:number-columns-repeated="3"/>
          <table:table-cell table:style-name="ce22" table:formula="of:=[.L45]*5+5/2" office:value-type="float" office:value="104.413167259786" calcext:value-type="float">
            <text:p>104,4132</text:p>
          </table:table-cell>
          <table:table-cell table:number-columns-repeated="4"/>
          <table:table-cell table:style-name="ce22" table:formula="of:=[.Q45]*5+5/2" office:value-type="float" office:value="138.595321088618" calcext:value-type="float">
            <text:p>138,5953</text:p>
          </table:table-cell>
          <table:table-cell table:number-columns-repeated="4"/>
          <table:table-cell table:style-name="ce22" table:formula="of:=[.V45]*5+5/2" office:value-type="float" office:value="176.596718480138" calcext:value-type="float">
            <text:p>176,5967</text:p>
          </table:table-cell>
          <table:table-cell table:style-name="Default"/>
          <table:table-cell table:number-columns-repeated="3"/>
          <table:table-cell table:style-name="ce22" table:formula="of:=[.AA45]*5+5/2" office:value-type="float" office:value="214.714623611682" calcext:value-type="float">
            <text:p>214,7146</text:p>
          </table:table-cell>
          <table:table-cell table:style-name="Default"/>
        </table:table-row>
        <table:table-row table:style-name="ro1">
          <table:table-cell table:number-columns-repeated="7"/>
          <table:table-cell table:style-name="Default"/>
          <table:table-cell table:number-columns-repeated="20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1756" calcext:value-type="float">
            <text:p>1756</text:p>
          </table:table-cell>
          <table:table-cell table:formula="of:=[.D48]*[.F48]" office:value-type="float" office:value="19316" calcext:value-type="float">
            <text:p>19316</text:p>
          </table:table-cell>
          <table:table-cell table:formula="of:=POWER([.D48]-[.$G$56];2)*[.F48]" office:value-type="float" office:value="1719.23011869266" calcext:value-type="float">
            <text:p>1719,230</text:p>
          </table:table-cell>
          <table:table-cell office:value-type="float" office:value="23" calcext:value-type="float">
            <text:p>23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813" calcext:value-type="float">
            <text:p>813</text:p>
          </table:table-cell>
          <table:table-cell table:formula="of:=[.I48]*[.K48]" office:value-type="float" office:value="18699" calcext:value-type="float">
            <text:p>18699</text:p>
          </table:table-cell>
          <table:table-cell table:style-name="ce23" table:formula="of:=POWER([.I48]-[.$L$56];2)*[.K48]" office:value-type="float" office:value="4959.26811099389" calcext:value-type="float">
            <text:p>4959,268</text:p>
          </table:table-cell>
          <table:table-cell office:value-type="float" office:value="27" calcext:value-type="float">
            <text:p>27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1836" calcext:value-type="float">
            <text:p>1836</text:p>
          </table:table-cell>
          <table:table-cell table:formula="of:=[.N48]*[.P48]" office:value-type="float" office:value="49572" calcext:value-type="float">
            <text:p>49572</text:p>
          </table:table-cell>
          <table:table-cell table:style-name="ce23" table:formula="of:=POWER([.N48]-[.$Q$56];2)*[.P48]" office:value-type="float" office:value="1837.78969162034" calcext:value-type="float">
            <text:p>1837,790</text:p>
          </table:table-cell>
          <table:table-cell office:value-type="float" office:value="39" calcext:value-type="float">
            <text:p>39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586" calcext:value-type="float">
            <text:p>586</text:p>
          </table:table-cell>
          <table:table-cell table:formula="of:=[.S48]*[.U48]" office:value-type="float" office:value="22854" calcext:value-type="float">
            <text:p>22854</text:p>
          </table:table-cell>
          <table:table-cell table:formula="of:=POWER([.S48]-[.$V$56];2)*[.U48]" office:value-type="float" office:value="6359.5933285772" calcext:value-type="float">
            <text:p>6359,593</text:p>
          </table:table-cell>
          <table:table-cell office:value-type="float" office:value="45" calcext:value-type="float">
            <text:p>45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783" calcext:value-type="float">
            <text:p>1783</text:p>
          </table:table-cell>
          <table:table-cell table:formula="of:=[.X48]*[.Z48]" office:value-type="float" office:value="80235" calcext:value-type="float">
            <text:p>80235</text:p>
          </table:table-cell>
          <table:table-cell table:formula="of:=POWER([.X48]-[.$AA$56];2)*[.Z48]" office:value-type="float" office:value="2676.87794991368" calcext:value-type="float">
            <text:p>2676,878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1553" calcext:value-type="float">
            <text:p>1553</text:p>
          </table:table-cell>
          <table:table-cell table:formula="of:=[.D49]*[.F49]" office:value-type="float" office:value="21742" calcext:value-type="float">
            <text:p>21742</text:p>
          </table:table-cell>
          <table:table-cell table:formula="of:=POWER([.D49]-[.$G$56];2)*[.F49]" office:value-type="float" office:value="6277.55441869335" calcext:value-type="float">
            <text:p>6277,554</text:p>
          </table:table-cell>
          <table:table-cell office:value-type="float" office:value="18" calcext:value-type="float">
            <text:p>18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731" calcext:value-type="float">
            <text:p>731</text:p>
          </table:table-cell>
          <table:table-cell table:formula="of:=[.I49]*[.K49]" office:value-type="float" office:value="13158" calcext:value-type="float">
            <text:p>13158</text:p>
          </table:table-cell>
          <table:table-cell table:style-name="ce23" table:formula="of:=POWER([.I49]-[.$L$56];2)*[.K49]" office:value-type="float" office:value="4679.76120402129" calcext:value-type="float">
            <text:p>4679,761</text:p>
          </table:table-cell>
          <table:table-cell office:value-type="float" office:value="30" calcext:value-type="float">
            <text:p>30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1162" calcext:value-type="float">
            <text:p>1162</text:p>
          </table:table-cell>
          <table:table-cell table:formula="of:=[.N49]*[.P49]" office:value-type="float" office:value="34860" calcext:value-type="float">
            <text:p>34860</text:p>
          </table:table-cell>
          <table:table-cell table:style-name="ce23" table:formula="of:=POWER([.N49]-[.$Q$56];2)*[.P49]" office:value-type="float" office:value="4645.73544461339" calcext:value-type="float">
            <text:p>4645,735</text:p>
          </table:table-cell>
          <table:table-cell office:value-type="float" office:value="38" calcext:value-type="float">
            <text:p>38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234" calcext:value-type="float">
            <text:p>1234</text:p>
          </table:table-cell>
          <table:table-cell table:formula="of:=[.S49]*[.U49]" office:value-type="float" office:value="46892" calcext:value-type="float">
            <text:p>46892</text:p>
          </table:table-cell>
          <table:table-cell table:formula="of:=POWER([.S49]-[.$V$56];2)*[.U49]" office:value-type="float" office:value="6495.661366117" calcext:value-type="float">
            <text:p>6495,661</text:p>
          </table:table-cell>
          <table:table-cell office:value-type="float" office:value="42" calcext:value-type="float">
            <text:p>42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465" calcext:value-type="float">
            <text:p>1465</text:p>
          </table:table-cell>
          <table:table-cell table:formula="of:=[.X49]*[.Z49]" office:value-type="float" office:value="61530" calcext:value-type="float">
            <text:p>61530</text:p>
          </table:table-cell>
          <table:table-cell table:formula="of:=POWER([.X49]-[.$AA$56];2)*[.Z49]" office:value-type="float" office:value="4614.16157284624" calcext:value-type="float">
            <text:p>4614,162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2203" calcext:value-type="float">
            <text:p>2203</text:p>
          </table:table-cell>
          <table:table-cell table:formula="of:=[.D50]*[.F50]" office:value-type="float" office:value="28639" calcext:value-type="float">
            <text:p>28639</text:p>
          </table:table-cell>
          <table:table-cell table:formula="of:=POWER([.D50]-[.$G$56];2)*[.F50]" office:value-type="float" office:value="2249.61796168339" calcext:value-type="float">
            <text:p>2249,618</text:p>
          </table:table-cell>
          <table:table-cell office:value-type="float" office:value="22" calcext:value-type="float">
            <text:p>22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1325" calcext:value-type="float">
            <text:p>1325</text:p>
          </table:table-cell>
          <table:table-cell table:formula="of:=[.I50]*[.K50]" office:value-type="float" office:value="29150" calcext:value-type="float">
            <text:p>29150</text:p>
          </table:table-cell>
          <table:table-cell table:style-name="ce23" table:formula="of:=POWER([.I50]-[.$L$56];2)*[.K50]" office:value-type="float" office:value="2862.45188243218" calcext:value-type="float">
            <text:p>2862,452</text:p>
          </table:table-cell>
          <table:table-cell office:value-type="float" office:value="26" calcext:value-type="float">
            <text:p>26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1163" calcext:value-type="float">
            <text:p>1163</text:p>
          </table:table-cell>
          <table:table-cell table:formula="of:=[.N50]*[.P50]" office:value-type="float" office:value="30238" calcext:value-type="float">
            <text:p>30238</text:p>
          </table:table-cell>
          <table:table-cell table:style-name="ce23" table:formula="of:=POWER([.N50]-[.$Q$56];2)*[.P50]" office:value-type="float" office:value="4654.26705649657" calcext:value-type="float">
            <text:p>4654,267</text:p>
          </table:table-cell>
          <table:table-cell office:value-type="float" office:value="37" calcext:value-type="float">
            <text:p>37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827" calcext:value-type="float">
            <text:p>1827</text:p>
          </table:table-cell>
          <table:table-cell table:formula="of:=[.S50]*[.U50]" office:value-type="float" office:value="67599" calcext:value-type="float">
            <text:p>67599</text:p>
          </table:table-cell>
          <table:table-cell table:formula="of:=POWER([.S50]-[.$V$56];2)*[.U50]" office:value-type="float" office:value="3060.71073601845" calcext:value-type="float">
            <text:p>3060,711</text:p>
          </table:table-cell>
          <table:table-cell office:value-type="float" office:value="43" calcext:value-type="float">
            <text:p>43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944" calcext:value-type="float">
            <text:p>1944</text:p>
          </table:table-cell>
          <table:table-cell table:formula="of:=[.X50]*[.Z50]" office:value-type="float" office:value="83592" calcext:value-type="float">
            <text:p>83592</text:p>
          </table:table-cell>
          <table:table-cell table:formula="of:=POWER([.X50]-[.$AA$56];2)*[.Z50]" office:value-type="float" office:value="1166.743676924" calcext:value-type="float">
            <text:p>1166,744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1087" calcext:value-type="float">
            <text:p>1087</text:p>
          </table:table-cell>
          <table:table-cell table:formula="of:=[.D51]*[.F51]" office:value-type="float" office:value="10870" calcext:value-type="float">
            <text:p>10870</text:p>
          </table:table-cell>
          <table:table-cell table:formula="of:=POWER([.D51]-[.$G$56];2)*[.F51]" office:value-type="float" office:value="4302.35696221576" calcext:value-type="float">
            <text:p>4302,357</text:p>
          </table:table-cell>
          <table:table-cell office:value-type="float" office:value="21" calcext:value-type="float">
            <text:p>21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819" calcext:value-type="float">
            <text:p>1819</text:p>
          </table:table-cell>
          <table:table-cell table:formula="of:=[.I51]*[.K51]" office:value-type="float" office:value="38199" calcext:value-type="float">
            <text:p>38199</text:p>
          </table:table-cell>
          <table:table-cell table:style-name="ce23" table:formula="of:=POWER([.I51]-[.$L$56];2)*[.K51]" office:value-type="float" office:value="401.492063908339" calcext:value-type="float">
            <text:p>401,492</text:p>
          </table:table-cell>
          <table:table-cell office:value-type="float" office:value="28" calcext:value-type="float">
            <text:p>28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2206" calcext:value-type="float">
            <text:p>2206</text:p>
          </table:table-cell>
          <table:table-cell table:formula="of:=[.N51]*[.P51]" office:value-type="float" office:value="61768" calcext:value-type="float">
            <text:p>61768</text:p>
          </table:table-cell>
          <table:table-cell table:style-name="ce23" table:formula="of:=POWER([.N51]-[.$Q$56];2)*[.P51]" office:value-type="float" office:value="0.000523775257971096" calcext:value-type="float">
            <text:p>0,001</text:p>
          </table:table-cell>
          <table:table-cell office:value-type="float" office:value="34" calcext:value-type="float">
            <text:p>34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1722" calcext:value-type="float">
            <text:p>1722</text:p>
          </table:table-cell>
          <table:table-cell table:formula="of:=[.S51]*[.U51]" office:value-type="float" office:value="58548" calcext:value-type="float">
            <text:p>58548</text:p>
          </table:table-cell>
          <table:table-cell table:formula="of:=POWER([.S51]-[.$V$56];2)*[.U51]" office:value-type="float" office:value="5009.88718227413" calcext:value-type="float">
            <text:p>5009,887</text:p>
          </table:table-cell>
          <table:table-cell office:value-type="float" office:value="46" calcext:value-type="float">
            <text:p>46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1120" calcext:value-type="float">
            <text:p>1120</text:p>
          </table:table-cell>
          <table:table-cell table:formula="of:=[.X51]*[.Z51]" office:value-type="float" office:value="51520" calcext:value-type="float">
            <text:p>51520</text:p>
          </table:table-cell>
          <table:table-cell table:formula="of:=POWER([.X51]-[.$AA$56];2)*[.Z51]" office:value-type="float" office:value="5546.14157937881" calcext:value-type="float">
            <text:p>5546,142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5769461" calcext:value-type="float">
            <text:p>35769461</text:p>
          </table:table-cell>
          <table:table-cell office:value-type="float" office:value="492" calcext:value-type="float">
            <text:p>492</text:p>
          </table:table-cell>
          <table:table-cell table:formula="of:=[.D52]*[.F52]" office:value-type="float" office:value="4428" calcext:value-type="float">
            <text:p>4428</text:p>
          </table:table-cell>
          <table:table-cell table:formula="of:=POWER([.D52]-[.$G$56];2)*[.F52]" office:value-type="float" office:value="4396.98419090554" calcext:value-type="float">
            <text:p>4396,984</text:p>
          </table:table-cell>
          <table:table-cell office:value-type="float" office:value="20" calcext:value-type="float">
            <text:p>20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777" calcext:value-type="float">
            <text:p>1777</text:p>
          </table:table-cell>
          <table:table-cell table:formula="of:=[.I52]*[.K52]" office:value-type="float" office:value="35540" calcext:value-type="float">
            <text:p>35540</text:p>
          </table:table-cell>
          <table:table-cell table:style-name="ce23" table:formula="of:=POWER([.I52]-[.$L$56];2)*[.K52]" office:value-type="float" office:value="499.517503705519" calcext:value-type="float">
            <text:p>499,518</text:p>
          </table:table-cell>
          <table:table-cell office:value-type="float" office:value="29" calcext:value-type="float">
            <text:p>29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842" calcext:value-type="float">
            <text:p>1842</text:p>
          </table:table-cell>
          <table:table-cell table:formula="of:=[.N52]*[.P52]" office:value-type="float" office:value="53418" calcext:value-type="float">
            <text:p>53418</text:p>
          </table:table-cell>
          <table:table-cell table:style-name="ce23" table:formula="of:=POWER([.N52]-[.$Q$56];2)*[.P52]" office:value-type="float" office:value="1840.20533441417" calcext:value-type="float">
            <text:p>1840,205</text:p>
          </table:table-cell>
          <table:table-cell office:value-type="float" office:value="35" calcext:value-type="float">
            <text:p>35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2085" calcext:value-type="float">
            <text:p>2085</text:p>
          </table:table-cell>
          <table:table-cell table:formula="of:=[.S52]*[.U52]" office:value-type="float" office:value="72975" calcext:value-type="float">
            <text:p>72975</text:p>
          </table:table-cell>
          <table:table-cell table:formula="of:=POWER([.S52]-[.$V$56];2)*[.U52]" office:value-type="float" office:value="1038.2953649065" calcext:value-type="float">
            <text:p>1038,295</text:p>
          </table:table-cell>
          <table:table-cell office:value-type="float" office:value="47" calcext:value-type="float">
            <text:p>47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577" calcext:value-type="float">
            <text:p>577</text:p>
          </table:table-cell>
          <table:table-cell table:formula="of:=[.X52]*[.Z52]" office:value-type="float" office:value="27119" calcext:value-type="float">
            <text:p>27119</text:p>
          </table:table-cell>
          <table:table-cell table:formula="of:=POWER([.X52]-[.$AA$56];2)*[.Z52]" office:value-type="float" office:value="6002.23705874388" calcext:value-type="float">
            <text:p>6002,237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5769461" calcext:value-type="float">
            <text:p>35769461</text:p>
          </table:table-cell>
          <table:table-cell office:value-type="float" office:value="2125" calcext:value-type="float">
            <text:p>2125</text:p>
          </table:table-cell>
          <table:table-cell table:formula="of:=[.D53]*[.F53]" office:value-type="float" office:value="25500" calcext:value-type="float">
            <text:p>25500</text:p>
          </table:table-cell>
          <table:table-cell table:formula="of:=POWER([.D53]-[.$G$56];2)*[.F53]" office:value-type="float" office:value="0.235405969031045" calcext:value-type="float">
            <text:p>0,235</text:p>
          </table:table-cell>
          <table:table-cell office:value-type="float" office:value="19" calcext:value-type="float">
            <text:p>19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319" calcext:value-type="float">
            <text:p>1319</text:p>
          </table:table-cell>
          <table:table-cell table:formula="of:=[.I53]*[.K53]" office:value-type="float" office:value="25061" calcext:value-type="float">
            <text:p>25061</text:p>
          </table:table-cell>
          <table:table-cell table:style-name="ce23" table:formula="of:=POWER([.I53]-[.$L$56];2)*[.K53]" office:value-type="float" office:value="3088.41455354105" calcext:value-type="float">
            <text:p>3088,415</text:p>
          </table:table-cell>
          <table:table-cell table:number-columns-repeated="4"/>
          <table:table-cell table:style-name="ce23"/>
          <table:table-cell office:value-type="float" office:value="33" calcext:value-type="float">
            <text:p>33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808" calcext:value-type="float">
            <text:p>808</text:p>
          </table:table-cell>
          <table:table-cell table:formula="of:=[.S53]*[.U53]" office:value-type="float" office:value="26664" calcext:value-type="float">
            <text:p>26664</text:p>
          </table:table-cell>
          <table:table-cell table:formula="of:=POWER([.S53]-[.$V$56];2)*[.U53]" office:value-type="float" office:value="5915.12633651267" calcext:value-type="float">
            <text:p>5915,126</text:p>
          </table:table-cell>
          <table:table-cell office:value-type="float" office:value="44" calcext:value-type="float">
            <text:p>44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2024" calcext:value-type="float">
            <text:p>2024</text:p>
          </table:table-cell>
          <table:table-cell table:formula="of:=[.X53]*[.Z53]" office:value-type="float" office:value="89056" calcext:value-type="float">
            <text:p>89056</text:p>
          </table:table-cell>
          <table:table-cell table:formula="of:=POWER([.X53]-[.$AA$56];2)*[.Z53]" office:value-type="float" office:value="102.728593297336" calcext:value-type="float">
            <text:p>102,729</text:p>
          </table:table-cell>
        </table:table-row>
        <table:table-row table:style-name="ro1">
          <table:table-cell table:number-columns-repeated="18"/>
          <table:table-cell office:value-type="float" office:value="36" calcext:value-type="float">
            <text:p>36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2147" calcext:value-type="float">
            <text:p>2147</text:p>
          </table:table-cell>
          <table:table-cell table:formula="of:=[.S54]*[.U54]" office:value-type="float" office:value="77292" calcext:value-type="float">
            <text:p>77292</text:p>
          </table:table-cell>
          <table:table-cell table:formula="of:=POWER([.S54]-[.$V$56];2)*[.U54]" office:value-type="float" office:value="185.983073962353" calcext:value-type="float">
            <text:p>185,983</text:p>
          </table:table-cell>
          <table:table-cell office:value-type="float" office:value="41" calcext:value-type="float">
            <text:p>41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664" calcext:value-type="float">
            <text:p>664</text:p>
          </table:table-cell>
          <table:table-cell table:formula="of:=[.X54]*[.Z54]" office:value-type="float" office:value="27224" calcext:value-type="float">
            <text:p>27224</text:p>
          </table:table-cell>
          <table:table-cell table:formula="of:=POWER([.X54]-[.$AA$56];2)*[.Z54]" office:value-type="float" office:value="5112.14921223106" calcext:value-type="float">
            <text:p>5112,14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 office:value-type="float" office:value="32" calcext:value-type="float">
            <text:p>32</text:p>
          </table:table-cell>
          <table:table-cell office:value-type="float" office:value="35769462" calcext:value-type="float">
            <text:p>35769462</text:p>
          </table:table-cell>
          <table:table-cell office:value-type="float" office:value="314" calcext:value-type="float">
            <text:p>314</text:p>
          </table:table-cell>
          <table:table-cell table:formula="of:=[.S55]*[.U55]" office:value-type="float" office:value="10048" calcext:value-type="float">
            <text:p>10048</text:p>
          </table:table-cell>
          <table:table-cell table:formula="of:=POWER([.S55]-[.$V$56];2)*[.U55]" office:value-type="float" office:value="4311.86673734279" calcext:value-type="float">
            <text:p>4311,867</text:p>
          </table:table-cell>
          <table:table-cell office:value-type="float" office:value="40" calcext:value-type="float">
            <text:p>40</text:p>
          </table:table-cell>
          <table:table-cell office:value-type="float" office:value="35769461" calcext:value-type="float">
            <text:p>35769461</text:p>
          </table:table-cell>
          <table:table-cell office:value-type="float" office:value="277" calcext:value-type="float">
            <text:p>277</text:p>
          </table:table-cell>
          <table:table-cell table:formula="of:=[.X55]*[.Z55]" office:value-type="float" office:value="11080" calcext:value-type="float">
            <text:p>11080</text:p>
          </table:table-cell>
          <table:table-cell table:formula="of:=POWER([.X55]-[.$AA$56];2)*[.Z55]" office:value-type="float" office:value="3946.81828238043" calcext:value-type="float">
            <text:p>3946,818</text:p>
          </table:table-cell>
        </table:table-row>
        <table:table-row table:style-name="ro1">
          <table:table-cell table:number-columns-repeated="6"/>
          <table:table-cell table:style-name="ce22" table:formula="of:=SUM([.G48:.G53])/SUM([.F48:.F53])" office:value-type="float" office:value="11.9894748263889" calcext:value-type="float">
            <text:p>11,9895</text:p>
          </table:table-cell>
          <table:table-cell table:style-name="ce24" table:formula="of:=SQRT(SUM([.H48:.H55])/SUM([.F48:.F55]))" office:value-type="float" office:value="1.43379576548034" calcext:value-type="float">
            <text:p>1,43380</text:p>
          </table:table-cell>
          <table:table-cell table:number-columns-repeated="3"/>
          <table:table-cell table:style-name="ce22" table:formula="of:=SUM([.L47:.L54])/SUM([.K47:.K54])" office:value-type="float" office:value="20.5301901336074" calcext:value-type="float">
            <text:p>20,5302</text:p>
          </table:table-cell>
          <table:table-cell table:style-name="ce24" table:formula="of:=SQRT(SUM([.M47:.M54])/SUM([.K47:.K54]))" office:value-type="float" office:value="1.45552890858474" calcext:value-type="float">
            <text:p>1,45553</text:p>
          </table:table-cell>
          <table:table-cell table:number-columns-repeated="3"/>
          <table:table-cell table:style-name="ce22" table:formula="of:=SUM([.Q47:.Q54])/SUM([.P47:.P54])" office:value-type="float" office:value="28.0004872700694" calcext:value-type="float">
            <text:p>28,0005</text:p>
          </table:table-cell>
          <table:table-cell table:style-name="ce24" table:formula="of:=SQRT(SUM([.R47:.R54])/SUM([.P47:.P54]))" office:value-type="float" office:value="1.25735734890799" calcext:value-type="float">
            <text:p>1,25736</text:p>
          </table:table-cell>
          <table:table-cell table:number-columns-repeated="3"/>
          <table:table-cell table:style-name="ce22" table:formula="of:=SUM([.V48:.V55])/SUM([.U48:.U55])" office:value-type="float" office:value="35.7056793807703" calcext:value-type="float">
            <text:p>35,7057</text:p>
          </table:table-cell>
          <table:table-cell table:style-name="ce24" table:formula="of:=SQRT(SUM([.W47:.W54])/SUM([.U47:.U54]))" office:value-type="float" office:value="1.6420259281317" calcext:value-type="float">
            <text:p>1,64203</text:p>
          </table:table-cell>
          <table:table-cell table:number-columns-repeated="3"/>
          <table:table-cell table:style-name="ce22" table:formula="of:=SUM([.AA48:.AA55])/SUM([.Z48:.Z55])" office:value-type="float" office:value="43.7747107773493" calcext:value-type="float">
            <text:p>43,7747</text:p>
          </table:table-cell>
          <table:table-cell table:style-name="ce24" table:formula="of:=SQRT(SUM([.AB47:.AB54])/SUM([.Z47:.Z54]))" office:value-type="float" office:value="1.62280653780261" calcext:value-type="float">
            <text:p>1,62281</text:p>
          </table:table-cell>
        </table:table-row>
        <table:table-row table:style-name="ro1">
          <table:table-cell table:number-columns-repeated="6"/>
          <table:table-cell table:style-name="ce22" table:formula="of:=[.G56]*5+5/2" office:value-type="float" office:value="62.4473741319444" calcext:value-type="float">
            <text:p>62,4474</text:p>
          </table:table-cell>
          <table:table-cell table:style-name="Default"/>
          <table:table-cell table:number-columns-repeated="3"/>
          <table:table-cell table:style-name="ce22" table:formula="of:=[.L56]*5+5/2" office:value-type="float" office:value="105.150950668037" calcext:value-type="float">
            <text:p>105,1510</text:p>
          </table:table-cell>
          <table:table-cell table:number-columns-repeated="4"/>
          <table:table-cell table:style-name="ce22" table:formula="of:=[.Q56]*5+5/2" office:value-type="float" office:value="142.502436350347" calcext:value-type="float">
            <text:p>142,5024</text:p>
          </table:table-cell>
          <table:table-cell table:number-columns-repeated="4"/>
          <table:table-cell table:style-name="ce22" table:formula="of:=[.V56]*5+5/2" office:value-type="float" office:value="181.028396903852" calcext:value-type="float">
            <text:p>181,0284</text:p>
          </table:table-cell>
          <table:table-cell table:style-name="Default"/>
          <table:table-cell table:number-columns-repeated="3"/>
          <table:table-cell table:style-name="ce22" table:formula="of:=[.AA56]*5+5/2" office:value-type="float" office:value="221.373553886746" calcext:value-type="float">
            <text:p>221,3736</text:p>
          </table:table-cell>
          <table:table-cell table:style-name="Default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1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float" office:value="65.1006395786306" calcext:value-type="float">
            <text:p>65,10064</text:p>
          </table:table-cell>
          <table:table-cell table:style-name="ce2" office:value-type="float" office:value="106.089044491263" calcext:value-type="float">
            <text:p>106,08904</text:p>
          </table:table-cell>
          <table:table-cell table:style-name="ce2" office:value-type="float" office:value="142.912202193369" calcext:value-type="float">
            <text:p>142,91220</text:p>
          </table:table-cell>
          <table:table-cell table:style-name="ce2" office:value-type="float" office:value="182.099113830573" calcext:value-type="float">
            <text:p>182,09911</text:p>
          </table:table-cell>
          <table:table-cell table:style-name="ce2" office:value-type="float" office:value="221.264877845062" calcext:value-type="float">
            <text:p>221,26488</text:p>
          </table:table-cell>
          <table:table-cell table:formula="of:=INTERCEPT([.B65:.F65];[.B$71:.F$71])" office:value-type="float" office:value="44.5767535259997" calcext:value-type="float">
            <text:p>44,5767535259997</text:p>
          </table:table-cell>
          <table:table-cell table:style-name="Default" table:formula="of:=INTERCEPT([.C65:.E65];[.C$71:.E$71])" office:value-type="float" office:value="46.8948431829911" calcext:value-type="float">
            <text:p>46,8948431829911</text:p>
          </table:table-cell>
          <table:table-cell table:number-columns-repeated="1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float" office:value="66.197529026496" calcext:value-type="float">
            <text:p>66,19753</text:p>
          </table:table-cell>
          <table:table-cell table:style-name="ce2" office:value-type="float" office:value="105.62749471707" calcext:value-type="float">
            <text:p>105,62749</text:p>
          </table:table-cell>
          <table:table-cell table:style-name="ce2" office:value-type="float" office:value="144.551563820795" calcext:value-type="float">
            <text:p>144,55156</text:p>
          </table:table-cell>
          <table:table-cell table:style-name="ce2" office:value-type="float" office:value="180.982541222114" calcext:value-type="float">
            <text:p>180,98254</text:p>
          </table:table-cell>
          <table:table-cell table:style-name="ce2" office:value-type="float" office:value="221.910029498525" calcext:value-type="float">
            <text:p>221,91003</text:p>
          </table:table-cell>
          <table:table-cell table:formula="of:=INTERCEPT([.B66:.F66];[.B$71:.F$71])" office:value-type="float" office:value="45.3343856086438" calcext:value-type="float">
            <text:p>45,3343856086438</text:p>
          </table:table-cell>
          <table:table-cell table:style-name="Default" table:formula="of:=INTERCEPT([.C66:.E66];[.C$71:.E$71])" office:value-type="float" office:value="47.7494834591665" calcext:value-type="float">
            <text:p>47,7494834591665</text:p>
          </table:table-cell>
          <table:table-cell table:number-columns-repeated="1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float" office:value="66.4786374747582" calcext:value-type="float">
            <text:p>66,47864</text:p>
          </table:table-cell>
          <table:table-cell table:style-name="ce2" office:value-type="float" office:value="105.800897257677" calcext:value-type="float">
            <text:p>105,80090</text:p>
          </table:table-cell>
          <table:table-cell table:style-name="ce2" office:value-type="float" office:value="144.738072404699" calcext:value-type="float">
            <text:p>144,73807</text:p>
          </table:table-cell>
          <table:table-cell table:style-name="ce2" office:value-type="float" office:value="181.676266693853" calcext:value-type="float">
            <text:p>181,67627</text:p>
          </table:table-cell>
          <table:table-cell table:style-name="ce2" office:value-type="float" office:value="223.053359683794" calcext:value-type="float">
            <text:p>223,05336</text:p>
          </table:table-cell>
          <table:table-cell table:formula="of:=INTERCEPT([.B67:.F67];[.B$71:.F$71])" office:value-type="float" office:value="45.2582205325347" calcext:value-type="float">
            <text:p>45,2582205325347</text:p>
          </table:table-cell>
          <table:table-cell table:style-name="Default" table:formula="of:=INTERCEPT([.C67:.E67];[.C$71:.E$71])" office:value-type="float" office:value="47.4380202267578" calcext:value-type="float">
            <text:p>47,4380202267578</text:p>
          </table:table-cell>
          <table:table-cell table:number-columns-repeated="1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float" office:value="62.5379176060668" calcext:value-type="float">
            <text:p>62,53792</text:p>
          </table:table-cell>
          <table:table-cell table:style-name="ce2" office:value-type="float" office:value="104.413167259786" calcext:value-type="float">
            <text:p>104,41317</text:p>
          </table:table-cell>
          <table:table-cell table:style-name="ce2" office:value-type="float" office:value="138.595321088618" calcext:value-type="float">
            <text:p>138,59532</text:p>
          </table:table-cell>
          <table:table-cell table:style-name="ce2" office:value-type="float" office:value="176.596718480138" calcext:value-type="float">
            <text:p>176,59672</text:p>
          </table:table-cell>
          <table:table-cell table:style-name="ce2" office:value-type="float" office:value="214.714623611682" calcext:value-type="float">
            <text:p>214,71462</text:p>
          </table:table-cell>
          <table:table-cell table:formula="of:=INTERCEPT([.B68:.F68];[.B$71:.F$71])" office:value-type="float" office:value="43.4611910502702" calcext:value-type="float">
            <text:p>43,4611910502702</text:p>
          </table:table-cell>
          <table:table-cell table:style-name="Default" table:formula="of:=INTERCEPT([.C68:.E68];[.C$71:.E$71])" office:value-type="float" office:value="47.9365210049776" calcext:value-type="float">
            <text:p>47,9365210049776</text:p>
          </table:table-cell>
          <table:table-cell table:number-columns-repeated="1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" office:value-type="float" office:value="62.4473741319444" calcext:value-type="float">
            <text:p>62,44737</text:p>
          </table:table-cell>
          <table:table-cell table:style-name="ce2" office:value-type="float" office:value="105.150950668037" calcext:value-type="float">
            <text:p>105,15095</text:p>
          </table:table-cell>
          <table:table-cell table:style-name="ce2" office:value-type="float" office:value="142.502436350347" calcext:value-type="float">
            <text:p>142,50244</text:p>
          </table:table-cell>
          <table:table-cell table:style-name="ce2" office:value-type="float" office:value="181.028396903852" calcext:value-type="float">
            <text:p>181,02840</text:p>
          </table:table-cell>
          <table:table-cell table:style-name="ce2" office:value-type="float" office:value="221.373553886746" calcext:value-type="float">
            <text:p>221,37355</text:p>
          </table:table-cell>
          <table:table-cell table:formula="of:=INTERCEPT([.B69:.F69];[.B$71:.F$71])" office:value-type="float" office:value="42.2108748869939" calcext:value-type="float">
            <text:p>42,2108748869939</text:p>
          </table:table-cell>
          <table:table-cell table:style-name="Default" table:formula="of:=INTERCEPT([.C69:.E69];[.C$71:.E$71])" office:value-type="float" office:value="46.2575577680879" calcext:value-type="float">
            <text:p>46,2575577680879</text:p>
          </table:table-cell>
          <table:table-cell table:number-columns-repeated="14"/>
          <table:table-cell table:style-name="Default"/>
          <table:table-cell table:number-columns-repeated="5"/>
        </table:table-row>
        <table:table-row table:style-name="ro1"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11.6" calcext:value-type="float">
            <text:p>11,6</text:p>
          </table:table-cell>
          <table:table-cell office:value-type="float" office:value="32.8" calcext:value-type="float">
            <text:p>32,8</text:p>
          </table:table-cell>
          <table:table-cell office:value-type="float" office:value="54" calcext:value-type="float">
            <text:p>54</text:p>
          </table:table-cell>
          <table:table-cell office:value-type="float" office:value="75.2" calcext:value-type="float">
            <text:p>75,2</text:p>
          </table:table-cell>
          <table:table-cell office:value-type="float" office:value="96.4" calcext:value-type="float">
            <text:p>96,4</text:p>
          </table:table-cell>
          <table:table-cell/>
          <table:table-cell table:style-name="Default"/>
          <table:table-cell table:number-columns-repeated="14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4"/>
          <table:table-cell table:formula="of:=(90-2.5)/5" office:value-type="float" office:value="17.5" calcext:value-type="float">
            <text:p>17,5</text:p>
          </table:table-cell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4"/>
          <table:table-cell table:style-name="Default"/>
        </table:table-row>
      </table:table>
      <table:table table:name="Foglio2" table:style-name="ta1">
        <table:shapes>
          <draw:frame draw:z-index="0" draw:style-name="gr1" draw:text-style-name="P1" svg:width="12.038cm" svg:height="6.771cm" svg:x="4.328cm" svg:y="44.474cm">
            <draw:object draw:notify-on-update-of-ranges="Foglio2.C93:Foglio2.C97 Foglio2.D93:Foglio2.D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4" table:default-cell-style-name="Default"/>
        <table:table-row table:style-name="ro1" table:number-rows-repeated="55">
          <table:table-cell table:number-columns-repeated="34"/>
        </table:table-row>
        <table:table-row table:style-name="ro1">
          <table:table-cell table:number-columns-repeated="29"/>
          <table:table-cell office:value-type="float" office:value="47" calcext:value-type="float">
            <text:p>47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float" office:value="42" calcext:value-type="float">
            <text:p>42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334" calcext:value-type="float">
            <text:p>1334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float" office:value="43" calcext:value-type="float">
            <text:p>43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941" calcext:value-type="float">
            <text:p>1941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float" office:value="46" calcext:value-type="float">
            <text:p>46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N </text:p>
          </table:table-cell>
          <table:table-cell office:value-type="float" office:value="118" calcext:value-type="float">
            <text:p>118</text:p>
          </table:table-cell>
          <table:table-cell table:number-columns-repeated="26"/>
          <table:table-cell office:value-type="float" office:value="41" calcext:value-type="float">
            <text:p>41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ento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44" calcext:value-type="float">
            <text:p>44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float" office:value="45" calcext:value-type="float">
            <text:p>45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728" calcext:value-type="float">
            <text:p>1728</text:p>
          </table:table-cell>
          <table:table-cell table:number-columns-repeated="2"/>
        </table:table-row>
        <table:table-row table:style-name="ro1">
          <table:table-cell table:number-columns-repeated="29"/>
          <table:table-cell office:value-type="float" office:value="40" calcext:value-type="float">
            <text:p>40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iC</text:p>
          </table:table-cell>
          <table:covered-table-cell/>
          <table:table-cell/>
          <table:table-cell table:style-name="ce1" office:value-type="string" calcext:value-type="string" table:number-columns-spanned="5" table:number-rows-spanned="1">
            <text:p>ROW0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OW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OW2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OW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OW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Time (10 ns)</text:p>
          </table:table-cell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Time (10 ns)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*Pad</text:p>
          </table:table-cell>
          <table:table-cell office:value-type="string" calcext:value-type="string">
            <text:p>(Pad-&lt;Pad&gt;)^2*Charge</text:p>
          </table:table-cell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Time (10 ns)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*Pad</text:p>
          </table:table-cell>
          <table:table-cell office:value-type="string" calcext:value-type="string">
            <text:p>(Pad-&lt;Pad&gt;)^2*Charge</text:p>
          </table:table-cell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Time (10 ns)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*Pad</text:p>
          </table:table-cell>
          <table:table-cell office:value-type="string" calcext:value-type="string">
            <text:p>(Pad-&lt;Pad&gt;)^2*Charge</text:p>
          </table:table-cell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Time (10 ns)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*Pad</text:p>
          </table:table-cell>
          <table:table-cell office:value-type="string" calcext:value-type="string">
            <text:p>(Pad-&lt;Pad&gt;)^2*Charge</text:p>
          </table:table-cell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Time (10 ns)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*Pad</text:p>
          </table:table-cell>
          <table:table-cell office:value-type="string" calcext:value-type="string">
            <text:p>(Pad-&lt;Pad&gt;)^2*Charge</text:p>
          </table:table-cell>
        </table:table-row>
        <table:table-row table:style-name="ro1">
          <table:table-cell/>
          <table:table-cell table:style-name="ce16" office:value-type="string" calcext:value-type="string" table:number-columns-spanned="1" table:number-rows-spanned="13">
            <text:p>Algoritmi manuali</text:p>
          </table:table-cell>
          <table:table-cell office:value-type="float" office:value="5245" calcext:value-type="float">
            <text:p>5245</text:p>
          </table:table-cell>
          <table:table-cell office:value-type="float" office:value="13907701" calcext:value-type="float">
            <text:p>13907701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3907901" calcext:value-type="float">
            <text:p>13907901</text:p>
          </table:table-cell>
          <table:table-cell table:style-name="ce10" office:value-type="float" office:value="498" calcext:value-type="float">
            <text:p>498</text:p>
          </table:table-cell>
          <table:table-cell table:formula="of:=[.F66]*[.H66]" office:value-type="float" office:value="7968" calcext:value-type="float">
            <text:p>7968</text:p>
          </table:table-cell>
          <table:table-cell table:formula="of:=POWER([.F66]-[.$I$76];2)*[.H66]" office:value-type="float" office:value="6030.53584200854" calcext:value-type="float">
            <text:p>6030,5358420085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033" calcext:value-type="float">
            <text:p>1033</text:p>
          </table:table-cell>
          <table:table-cell table:formula="of:=[.L66]*[.N66]" office:value-type="float" office:value="23759" calcext:value-type="float">
            <text:p>23759</text:p>
          </table:table-cell>
          <table:table-cell table:formula="of:=POWER([.L66]-[.$O$76];2)*[.N66]" office:value-type="float" office:value="5380.27330031669" calcext:value-type="float">
            <text:p>5380,2733003166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965" calcext:value-type="float">
            <text:p>965</text:p>
          </table:table-cell>
          <table:table-cell table:formula="of:=[.R66]*[.T66]" office:value-type="float" office:value="25090" calcext:value-type="float">
            <text:p>25090</text:p>
          </table:table-cell>
          <table:table-cell table:formula="of:=POWER([.R66]-[.$U$76];2)*[.T66]" office:value-type="float" office:value="4184.77864430248" calcext:value-type="float">
            <text:p>4184,7786443024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2021" calcext:value-type="float">
            <text:p>2021</text:p>
          </table:table-cell>
          <table:table-cell table:formula="of:=[.X66]*[.Z66]" office:value-type="float" office:value="72756" calcext:value-type="float">
            <text:p>72756</text:p>
          </table:table-cell>
          <table:table-cell table:formula="of:=POWER([.X66]-[.$AA$76];2)*[.Z66]" office:value-type="float" office:value="12.9917738325415" calcext:value-type="float">
            <text:p>12,991773832541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592" calcext:value-type="float">
            <text:p>592</text:p>
          </table:table-cell>
          <table:table-cell table:formula="of:=[.AD66]*[.AF66]" office:value-type="float" office:value="27824" calcext:value-type="float">
            <text:p>27824</text:p>
          </table:table-cell>
          <table:table-cell table:formula="of:=POWER([.AD66]-[.$AG$76];2)*[.AF66]" office:value-type="float" office:value="6241.55525201507" calcext:value-type="float">
            <text:p>6241,55525201507</text:p>
          </table:table-cell>
        </table:table-row>
        <table:table-row table:style-name="ro1">
          <table:table-cell/>
          <table:covered-table-cell/>
          <table:table-cell table:number-columns-repeated="3"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3907901" calcext:value-type="float">
            <text:p>13907901</text:p>
          </table:table-cell>
          <table:table-cell table:style-name="ce10" office:value-type="float" office:value="1089" calcext:value-type="float">
            <text:p>1089</text:p>
          </table:table-cell>
          <table:table-cell table:formula="of:=[.F67]*[.H67]" office:value-type="float" office:value="16335" calcext:value-type="float">
            <text:p>16335</text:p>
          </table:table-cell>
          <table:table-cell table:formula="of:=POWER([.F67]-[.$I$76];2)*[.H67]" office:value-type="float" office:value="6697.09468869905" calcext:value-type="float">
            <text:p>6697,0946886990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558" calcext:value-type="float">
            <text:p>1558</text:p>
          </table:table-cell>
          <table:table-cell table:formula="of:=[.L67]*[.N67]" office:value-type="float" office:value="34276" calcext:value-type="float">
            <text:p>34276</text:p>
          </table:table-cell>
          <table:table-cell table:formula="of:=POWER([.L67]-[.$O$76];2)*[.N67]" office:value-type="float" office:value="2561.37384534165" calcext:value-type="float">
            <text:p>2561,3738453416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719" calcext:value-type="float">
            <text:p>1719</text:p>
          </table:table-cell>
          <table:table-cell table:formula="of:=[.R67]*[.T67]" office:value-type="float" office:value="46413" calcext:value-type="float">
            <text:p>46413</text:p>
          </table:table-cell>
          <table:table-cell table:formula="of:=POWER([.R67]-[.$U$76];2)*[.T67]" office:value-type="float" office:value="2014.11328433236" calcext:value-type="float">
            <text:p>2014,113284332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587" calcext:value-type="float">
            <text:p>587</text:p>
          </table:table-cell>
          <table:table-cell table:formula="of:=[.X67]*[.Z67]" office:value-type="float" office:value="19371" calcext:value-type="float">
            <text:p>19371</text:p>
          </table:table-cell>
          <table:table-cell table:formula="of:=POWER([.X67]-[.$AA$76];2)*[.Z67]" office:value-type="float" office:value="5004.38924650079" calcext:value-type="float">
            <text:p>5004,3892465007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334" calcext:value-type="float">
            <text:p>1334</text:p>
          </table:table-cell>
          <table:table-cell table:formula="of:=[.AD67]*[.AF67]" office:value-type="float" office:value="56028" calcext:value-type="float">
            <text:p>56028</text:p>
          </table:table-cell>
          <table:table-cell table:formula="of:=POWER([.AD67]-[.$AG$76];2)*[.AF67]" office:value-type="float" office:value="4099.27974296913" calcext:value-type="float">
            <text:p>4099,27974296913</text:p>
          </table:table-cell>
        </table:table-row>
        <table:table-row table:style-name="ro1">
          <table:table-cell/>
          <table:covered-table-cell/>
          <table:table-cell table:number-columns-repeated="3"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3907902" calcext:value-type="float">
            <text:p>13907902</text:p>
          </table:table-cell>
          <table:table-cell table:style-name="ce10" office:value-type="float" office:value="2209" calcext:value-type="float">
            <text:p>2209</text:p>
          </table:table-cell>
          <table:table-cell table:formula="of:=[.F68]*[.H68]" office:value-type="float" office:value="28717" calcext:value-type="float">
            <text:p>28717</text:p>
          </table:table-cell>
          <table:table-cell table:formula="of:=POWER([.F68]-[.$I$76];2)*[.H68]" office:value-type="float" office:value="508.682372939196" calcext:value-type="float">
            <text:p>508,6823729391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873" calcext:value-type="float">
            <text:p>1873</text:p>
          </table:table-cell>
          <table:table-cell table:formula="of:=[.L68]*[.N68]" office:value-type="float" office:value="39333" calcext:value-type="float">
            <text:p>39333</text:p>
          </table:table-cell>
          <table:table-cell table:formula="of:=POWER([.L68]-[.$O$76];2)*[.N68]" office:value-type="float" office:value="149.150394936867" calcext:value-type="float">
            <text:p>149,1503949368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211" calcext:value-type="float">
            <text:p>1211</text:p>
          </table:table-cell>
          <table:table-cell table:formula="of:=[.R68]*[.T68]" office:value-type="float" office:value="36330" calcext:value-type="float">
            <text:p>36330</text:p>
          </table:table-cell>
          <table:table-cell table:formula="of:=POWER([.R68]-[.$U$76];2)*[.T68]" office:value-type="float" office:value="4452.88898686336" calcext:value-type="float">
            <text:p>4452,8889868633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730" calcext:value-type="float">
            <text:p>1730</text:p>
          </table:table-cell>
          <table:table-cell table:formula="of:=[.X68]*[.Z68]" office:value-type="float" office:value="64010" calcext:value-type="float">
            <text:p>64010</text:p>
          </table:table-cell>
          <table:table-cell table:formula="of:=POWER([.X68]-[.$AA$76];2)*[.Z68]" office:value-type="float" office:value="2018.53434192557" calcext:value-type="float">
            <text:p>2018,5343419255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941" calcext:value-type="float">
            <text:p>1941</text:p>
          </table:table-cell>
          <table:table-cell table:formula="of:=[.AD68]*[.AF68]" office:value-type="float" office:value="83463" calcext:value-type="float">
            <text:p>83463</text:p>
          </table:table-cell>
          <table:table-cell table:formula="of:=POWER([.AD68]-[.$AG$76];2)*[.AF68]" office:value-type="float" office:value="1100.49305481462" calcext:value-type="float">
            <text:p>1100,49305481462</text:p>
          </table:table-cell>
        </table:table-row>
        <table:table-row table:style-name="ro1">
          <table:table-cell/>
          <table:covered-table-cell/>
          <table:table-cell table:number-columns-repeated="3"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907902" calcext:value-type="float">
            <text:p>13907902</text:p>
          </table:table-cell>
          <table:table-cell table:style-name="ce10" office:value-type="float" office:value="1752" calcext:value-type="float">
            <text:p>1752</text:p>
          </table:table-cell>
          <table:table-cell table:formula="of:=[.F69]*[.H69]" office:value-type="float" office:value="24528" calcext:value-type="float">
            <text:p>24528</text:p>
          </table:table-cell>
          <table:table-cell table:formula="of:=POWER([.F69]-[.$I$76];2)*[.H69]" office:value-type="float" office:value="3836.91746794463" calcext:value-type="float">
            <text:p>3836,9174679446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1877" calcext:value-type="float">
            <text:p>1877</text:p>
          </table:table-cell>
          <table:table-cell table:formula="of:=[.L69]*[.N69]" office:value-type="float" office:value="37540" calcext:value-type="float">
            <text:p>37540</text:p>
          </table:table-cell>
          <table:table-cell table:formula="of:=POWER([.L69]-[.$O$76];2)*[.N69]" office:value-type="float" office:value="967.123526248639" calcext:value-type="float">
            <text:p>967,12352624863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881" calcext:value-type="float">
            <text:p>1881</text:p>
          </table:table-cell>
          <table:table-cell table:formula="of:=[.R69]*[.T69]" office:value-type="float" office:value="54549" calcext:value-type="float">
            <text:p>54549</text:p>
          </table:table-cell>
          <table:table-cell table:formula="of:=POWER([.R69]-[.$U$76];2)*[.T69]" office:value-type="float" office:value="1583.64314688077" calcext:value-type="float">
            <text:p>1583,643146880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987" calcext:value-type="float">
            <text:p>1987</text:p>
          </table:table-cell>
          <table:table-cell table:formula="of:=[.X69]*[.Z69]" office:value-type="float" office:value="69545" calcext:value-type="float">
            <text:p>69545</text:p>
          </table:table-cell>
          <table:table-cell table:formula="of:=POWER([.X69]-[.$AA$76];2)*[.Z69]" office:value-type="float" office:value="1681.14888115151" calcext:value-type="float">
            <text:p>1681,1488811515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041" calcext:value-type="float">
            <text:p>1041</text:p>
          </table:table-cell>
          <table:table-cell table:formula="of:=[.AD69]*[.AF69]" office:value-type="float" office:value="47886" calcext:value-type="float">
            <text:p>47886</text:p>
          </table:table-cell>
          <table:table-cell table:formula="of:=POWER([.AD69]-[.$AG$76];2)*[.AF69]" office:value-type="float" office:value="5256.13266398718" calcext:value-type="float">
            <text:p>5256,13266398718</text:p>
          </table:table-cell>
        </table:table-row>
        <table:table-row table:style-name="ro1">
          <table:table-cell/>
          <table:covered-table-cell/>
          <table:table-cell table:number-columns-repeated="3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907903" calcext:value-type="float">
            <text:p>13907903</text:p>
          </table:table-cell>
          <table:table-cell table:style-name="ce10" office:value-type="float" office:value="1928" calcext:value-type="float">
            <text:p>1928</text:p>
          </table:table-cell>
          <table:table-cell table:formula="of:=[.F70]*[.H70]" office:value-type="float" office:value="23136" calcext:value-type="float">
            <text:p>23136</text:p>
          </table:table-cell>
          <table:table-cell table:formula="of:=POWER([.F70]-[.$I$76];2)*[.H70]" office:value-type="float" office:value="521.58771792751" calcext:value-type="float">
            <text:p>521,5877179275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568" calcext:value-type="float">
            <text:p>568</text:p>
          </table:table-cell>
          <table:table-cell table:formula="of:=[.L70]*[.N70]" office:value-type="float" office:value="10224" calcext:value-type="float">
            <text:p>10224</text:p>
          </table:table-cell>
          <table:table-cell table:formula="of:=POWER([.L70]-[.$O$76];2)*[.N70]" office:value-type="float" office:value="4195.52359781504" calcext:value-type="float">
            <text:p>4195,5235978150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907909" calcext:value-type="float">
            <text:p>13907909</text:p>
          </table:table-cell>
          <table:table-cell office:value-type="float" office:value="2157" calcext:value-type="float">
            <text:p>2157</text:p>
          </table:table-cell>
          <table:table-cell table:formula="of:=[.R70]*[.T70]" office:value-type="float" office:value="60396" calcext:value-type="float">
            <text:p>60396</text:p>
          </table:table-cell>
          <table:table-cell table:formula="of:=POWER([.R70]-[.$U$76];2)*[.T70]" office:value-type="float" office:value="14.6598907283015" calcext:value-type="float">
            <text:p>14,659890728301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139" calcext:value-type="float">
            <text:p>1139</text:p>
          </table:table-cell>
          <table:table-cell table:formula="of:=[.X70]*[.Z70]" office:value-type="float" office:value="43282" calcext:value-type="float">
            <text:p>43282</text:p>
          </table:table-cell>
          <table:table-cell table:formula="of:=POWER([.X70]-[.$AA$76];2)*[.Z70]" office:value-type="float" office:value="4928.60941246339" calcext:value-type="float">
            <text:p>4928,6094124633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649" calcext:value-type="float">
            <text:p>649</text:p>
          </table:table-cell>
          <table:table-cell table:formula="of:=[.AD70]*[.AF70]" office:value-type="float" office:value="26609" calcext:value-type="float">
            <text:p>26609</text:p>
          </table:table-cell>
          <table:table-cell table:formula="of:=POWER([.AD70]-[.$AG$76];2)*[.AF70]" office:value-type="float" office:value="4918.68953984259" calcext:value-type="float">
            <text:p>4918,68953984259</text:p>
          </table:table-cell>
        </table:table-row>
        <table:table-row table:style-name="ro1">
          <table:table-cell/>
          <table:covered-table-cell/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3907903" calcext:value-type="float">
            <text:p>13907903</text:p>
          </table:table-cell>
          <table:table-cell table:style-name="ce10" office:value-type="float" office:value="1426" calcext:value-type="float">
            <text:p>1426</text:p>
          </table:table-cell>
          <table:table-cell table:formula="of:=[.F71]*[.H71]" office:value-type="float" office:value="15686" calcext:value-type="float">
            <text:p>15686</text:p>
          </table:table-cell>
          <table:table-cell table:formula="of:=POWER([.F71]-[.$I$76];2)*[.H71]" office:value-type="float" office:value="3295.18494312215" calcext:value-type="float">
            <text:p>3295,1849431221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1160" calcext:value-type="float">
            <text:p>1160</text:p>
          </table:table-cell>
          <table:table-cell table:formula="of:=[.L71]*[.N71]" office:value-type="float" office:value="22040" calcext:value-type="float">
            <text:p>22040</text:p>
          </table:table-cell>
          <table:table-cell table:formula="of:=POWER([.L71]-[.$O$76];2)*[.N71]" office:value-type="float" office:value="3423.00619666222" calcext:value-type="float">
            <text:p>3423,00619666222</text:p>
          </table:table-cell>
          <table:table-cell table:number-columns-repeated="7"/>
          <table:table-cell office:value-type="float" office:value="34" calcext:value-type="float">
            <text:p>34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413" calcext:value-type="float">
            <text:p>1413</text:p>
          </table:table-cell>
          <table:table-cell table:formula="of:=[.X71]*[.Z71]" office:value-type="float" office:value="48042" calcext:value-type="float">
            <text:p>48042</text:p>
          </table:table-cell>
          <table:table-cell table:formula="of:=POWER([.X71]-[.$AA$76];2)*[.Z71]" office:value-type="float" office:value="5207.92158750132" calcext:value-type="float">
            <text:p>5207,9215875013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944" calcext:value-type="float">
            <text:p>1944</text:p>
          </table:table-cell>
          <table:table-cell table:formula="of:=[.AD71]*[.AF71]" office:value-type="float" office:value="85536" calcext:value-type="float">
            <text:p>85536</text:p>
          </table:table-cell>
          <table:table-cell table:formula="of:=POWER([.AD71]-[.$AG$76];2)*[.AF71]" office:value-type="float" office:value="118.624959117305" calcext:value-type="float">
            <text:p>118,624959117305</text:p>
          </table:table-cell>
        </table:table-row>
        <table:table-row table:style-name="ro1">
          <table:table-cell/>
          <table:covered-table-cell/>
          <table:table-cell table:number-columns-repeated="3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907903" calcext:value-type="float">
            <text:p>13907903</text:p>
          </table:table-cell>
          <table:table-cell table:style-name="ce10" office:value-type="float" office:value="1174" calcext:value-type="float">
            <text:p>1174</text:p>
          </table:table-cell>
          <table:table-cell table:formula="of:=[.F72]*[.H72]" office:value-type="float" office:value="11740" calcext:value-type="float">
            <text:p>11740</text:p>
          </table:table-cell>
          <table:table-cell table:formula="of:=POWER([.F72]-[.$I$76];2)*[.H72]" office:value-type="float" office:value="7456.12649144426" calcext:value-type="float">
            <text:p>7456,12649144426</text:p>
          </table:table-cell>
          <table:table-cell table:number-columns-repeated="13"/>
          <table:table-cell office:value-type="float" office:value="39" calcext:value-type="float">
            <text:p>39</text:p>
          </table:table-cell>
          <table:table-cell office:value-type="float" office:value="13907907" calcext:value-type="float">
            <text:p>13907907</text:p>
          </table:table-cell>
          <table:table-cell office:value-type="float" office:value="602" calcext:value-type="float">
            <text:p>602</text:p>
          </table:table-cell>
          <table:table-cell table:formula="of:=[.X72]*[.Z72]" office:value-type="float" office:value="23478" calcext:value-type="float">
            <text:p>23478</text:p>
          </table:table-cell>
          <table:table-cell table:formula="of:=POWER([.X72]-[.$AA$76];2)*[.Z72]" office:value-type="float" office:value="5711.47005887195" calcext:value-type="float">
            <text:p>5711,4700588719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728" calcext:value-type="float">
            <text:p>1728</text:p>
          </table:table-cell>
          <table:table-cell table:formula="of:=[.AD72]*[.AF72]" office:value-type="float" office:value="77760" calcext:value-type="float">
            <text:p>77760</text:p>
          </table:table-cell>
          <table:table-cell table:formula="of:=POWER([.AD72]-[.$AG$76];2)*[.AF72]" office:value-type="float" office:value="2687.16084159769" calcext:value-type="float">
            <text:p>2687,16084159769</text:p>
          </table:table-cell>
        </table:table-row>
        <table:table-row table:style-name="ro1">
          <table:table-cell/>
          <table:covered-table-cell/>
          <table:table-cell table:number-columns-repeated="3"/>
          <table:table-cell table:style-name="ce10" office:value-type="float" office:value="9" calcext:value-type="float">
            <text:p>9</text:p>
          </table:table-cell>
          <table:table-cell table:style-name="ce10" office:value-type="float" office:value="13907905" calcext:value-type="float">
            <text:p>13907905</text:p>
          </table:table-cell>
          <table:table-cell table:style-name="ce10" office:value-type="float" office:value="556" calcext:value-type="float">
            <text:p>556</text:p>
          </table:table-cell>
          <table:table-cell table:formula="of:=[.F73]*[.H73]" office:value-type="float" office:value="5004" calcext:value-type="float">
            <text:p>5004</text:p>
          </table:table-cell>
          <table:table-cell table:formula="of:=POWER([.F73]-[.$I$76];2)*[.H73]" office:value-type="float" office:value="6889.56310194928" calcext:value-type="float">
            <text:p>6889,56310194928</text:p>
          </table:table-cell>
          <table:table-cell table:number-columns-repeated="19"/>
          <table:table-cell office:value-type="float" office:value="40" calcext:value-type="float">
            <text:p>40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349" calcext:value-type="float">
            <text:p>349</text:p>
          </table:table-cell>
          <table:table-cell table:formula="of:=[.AD73]*[.AF73]" office:value-type="float" office:value="13960" calcext:value-type="float">
            <text:p>13960</text:p>
          </table:table-cell>
          <table:table-cell table:formula="of:=POWER([.AD73]-[.$AG$76];2)*[.AF73]" office:value-type="float" office:value="4915.60414193957" calcext:value-type="float">
            <text:p>4915,60414193957</text:p>
          </table:table-cell>
        </table:table-row>
        <table:table-row table:style-name="ro1">
          <table:table-cell/>
          <table:covered-table-cell/>
          <table:table-cell table:number-columns-repeated="32"/>
        </table:table-row>
        <table:table-row table:style-name="ro1">
          <table:table-cell/>
          <table:covered-table-cell/>
          <table:table-cell table:number-columns-repeated="3"/>
          <table:table-cell office:value-type="string" calcext:value-type="string">
            <text:p>MULT</text:p>
          </table:table-cell>
          <table:table-cell table:style-name="ce10"/>
          <table:table-cell table:style-name="ce10" office:value-type="string" calcext:value-type="string">
            <text:p>Charge TOT</text:p>
          </table:table-cell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MULT</text:p>
          </table:table-cell>
          <table:table-cell table:style-name="ce10"/>
          <table:table-cell table:style-name="ce10" office:value-type="string" calcext:value-type="string">
            <text:p>Charge TOT</text:p>
          </table:table-cell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MULT</text:p>
          </table:table-cell>
          <table:table-cell table:style-name="ce10"/>
          <table:table-cell table:style-name="ce10" office:value-type="string" calcext:value-type="string">
            <text:p>Charge TOT</text:p>
          </table:table-cell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MULT</text:p>
          </table:table-cell>
          <table:table-cell table:style-name="ce10"/>
          <table:table-cell table:style-name="ce10" office:value-type="string" calcext:value-type="string">
            <text:p>Charge TOT</text:p>
          </table:table-cell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MULT</text:p>
          </table:table-cell>
          <table:table-cell table:style-name="ce10"/>
          <table:table-cell table:style-name="ce10" office:value-type="string" calcext:value-type="string">
            <text:p>Charge TOT</text:p>
          </table:table-cell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/>
          <table:covered-table-cell/>
          <table:table-cell table:number-columns-repeated="3"/>
          <table:table-cell table:style-name="ce11" office:value-type="float" office:value="8" calcext:value-type="float">
            <text:p>8</text:p>
          </table:table-cell>
          <table:table-cell/>
          <table:table-cell table:style-name="ce11" table:formula="of:=SUM([.H66:.H73])" office:value-type="float" office:value="10632" calcext:value-type="float">
            <text:p>10632</text:p>
          </table:table-cell>
          <table:table-cell table:style-name="ce11" table:formula="of:=SUM([.I66:.I73])/SUM([.H66:.H73])" office:value-type="float" office:value="12.5201279157261" calcext:value-type="float">
            <text:p>12,5201279157261</text:p>
          </table:table-cell>
          <table:table-cell table:style-name="ce11" table:formula="of:=SQRT(SUM([.J66:.J73])/SUM([.H66:.H73]))" office:value-type="float" office:value="1.82047165980392" calcext:value-type="float">
            <text:p>1,82047165980392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/>
          <table:table-cell table:style-name="ce11" table:formula="of:=SUM([.N66:.N71])" office:value-type="float" office:value="8069" calcext:value-type="float">
            <text:p>8069</text:p>
          </table:table-cell>
          <table:table-cell table:style-name="ce11" table:formula="of:=SUM([.O66:.O71])/SUM([.N66:.N73])" office:value-type="float" office:value="20.7178088982526" calcext:value-type="float">
            <text:p>20,7178088982526</text:p>
          </table:table-cell>
          <table:table-cell table:style-name="ce11" table:formula="of:=SQRT(SUM([.P66:.P71])/SUM([.N66:.N73]))" office:value-type="float" office:value="1.43761288408129" calcext:value-type="float">
            <text:p>1,43761288408129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/>
          <table:table-cell table:style-name="ce11" table:formula="of:=SUM([.T66:.T70])" office:value-type="float" office:value="7933" calcext:value-type="float">
            <text:p>7933</text:p>
          </table:table-cell>
          <table:table-cell table:style-name="ce11" table:formula="of:=SUM([.U66:.U70])/SUM([.T66:.T73])" office:value-type="float" office:value="28.0824404386739" calcext:value-type="float">
            <text:p>28,0824404386739</text:p>
          </table:table-cell>
          <table:table-cell table:style-name="ce11" table:formula="of:=SQRT(SUM([.V66:.V70])/SUM([.T66:.T70]))" office:value-type="float" office:value="1.24265566889898" calcext:value-type="float">
            <text:p>1,24265566889898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/>
          <table:table-cell table:style-name="ce11" table:formula="of:=SUM([.Z66:.Z72])" office:value-type="float" office:value="9479" calcext:value-type="float">
            <text:p>9479</text:p>
          </table:table-cell>
          <table:table-cell table:style-name="ce11" table:formula="of:=SUM([.AA66:.AA72])/SUM([.Z66:.Z73])" office:value-type="float" office:value="35.9198227661146" calcext:value-type="float">
            <text:p>35,9198227661146</text:p>
          </table:table-cell>
          <table:table-cell table:style-name="ce11" table:formula="of:=SQRT(SUM([.AB66:.AB72])/SUM([.Z66:.Z72]))" office:value-type="float" office:value="1.6098214130068" calcext:value-type="float">
            <text:p>1,6098214130068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/>
          <table:table-cell table:style-name="ce11" table:formula="of:=SUM([.AF66:.AF73])" office:value-type="float" office:value="9578" calcext:value-type="float">
            <text:p>9578</text:p>
          </table:table-cell>
          <table:table-cell table:style-name="ce11" table:formula="of:=SUM([.AG66:.AG75])/SUM([.AF66:.AF75])" office:value-type="float" office:value="43.7529755690123" calcext:value-type="float">
            <text:p>43,7529755690123</text:p>
          </table:table-cell>
          <table:table-cell table:style-name="ce11" table:formula="of:=SQRT(SUM([.AH66:.AH75])/SUM([.AF66:.AF75]))" office:value-type="float" office:value="1.75014661546978" calcext:value-type="float">
            <text:p>1,75014661546978</text:p>
          </table:table-cell>
        </table:table-row>
        <table:table-row table:style-name="ro1">
          <table:table-cell/>
          <table:covered-table-cell/>
          <table:table-cell table:number-columns-repeated="5"/>
          <table:table-cell office:value-type="string" calcext:value-type="string">
            <text:p>&lt;X0&gt; (mm)</text:p>
          </table:table-cell>
          <table:table-cell table:style-name="ce11" table:formula="of:=[.I76]*5+5/2" office:value-type="float" office:value="65.1006395786306" calcext:value-type="float">
            <text:p>65,1006395786306</text:p>
          </table:table-cell>
          <table:table-cell table:number-columns-repeated="4"/>
          <table:table-cell office:value-type="string" calcext:value-type="string">
            <text:p>&lt;X1&gt; (mm)</text:p>
          </table:table-cell>
          <table:table-cell table:style-name="ce11" table:formula="of:=[.O76]*5+5/2" office:value-type="float" office:value="106.089044491263" calcext:value-type="float">
            <text:p>106,089044491263</text:p>
          </table:table-cell>
          <table:table-cell table:number-columns-repeated="4"/>
          <table:table-cell office:value-type="string" calcext:value-type="string">
            <text:p>&lt;X0&gt; (mm)</text:p>
          </table:table-cell>
          <table:table-cell table:style-name="ce11" table:formula="of:=[.U76]*5+5/2" office:value-type="float" office:value="142.912202193369" calcext:value-type="float">
            <text:p>142,912202193369</text:p>
          </table:table-cell>
          <table:table-cell table:number-columns-repeated="4"/>
          <table:table-cell office:value-type="string" calcext:value-type="string">
            <text:p>&lt;X0&gt; (mm)</text:p>
          </table:table-cell>
          <table:table-cell table:style-name="ce11" table:formula="of:=[.AA76]*5+5/2" office:value-type="float" office:value="182.099113830573" calcext:value-type="float">
            <text:p>182,099113830573</text:p>
          </table:table-cell>
          <table:table-cell table:number-columns-repeated="4"/>
          <table:table-cell office:value-type="string" calcext:value-type="string">
            <text:p>&lt;X0&gt; (mm)</text:p>
          </table:table-cell>
          <table:table-cell table:style-name="ce11" table:formula="of:=[.AG76]*5+5/2" office:value-type="float" office:value="221.264877845062" calcext:value-type="float">
            <text:p>221,264877845062</text:p>
          </table:table-cell>
          <table:table-cell/>
        </table:table-row>
        <table:table-row table:style-name="ro1">
          <table:table-cell/>
          <table:covered-table-cell/>
          <table:table-cell table:number-columns-repeated="6"/>
          <table:table-cell table:style-name="ce21"/>
          <table:table-cell table:number-columns-repeated="25"/>
        </table:table-row>
        <table:table-row table:style-name="ro1">
          <table:table-cell table:number-columns-repeated="8"/>
          <table:table-cell table:style-name="ce21"/>
          <table:table-cell table:number-columns-repeated="25"/>
        </table:table-row>
        <table:table-row table:style-name="ro1">
          <table:table-cell/>
          <table:table-cell table:style-name="ce16" office:value-type="string" calcext:value-type="string" table:number-columns-spanned="1" table:number-rows-spanned="11">
            <text:p>Algoritmi macro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&lt;X0&gt; (mm)</text:p>
          </table:table-cell>
          <table:table-cell table:style-name="ce21" office:value-type="float" office:value="65.1006" calcext:value-type="float">
            <text:p>65,100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&lt;X1&gt; (mm)</text:p>
          </table:table-cell>
          <table:table-cell office:value-type="float" office:value="106.089" calcext:value-type="float">
            <text:p>106,08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&lt;PAD&gt;</text:p>
          </table:table-cell>
          <table:table-cell office:value-type="float" office:value="28.0824" calcext:value-type="float">
            <text:p>28,082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&lt;PAD&gt;</text:p>
          </table:table-cell>
          <table:table-cell office:value-type="float" office:value="35.9198" calcext:value-type="float">
            <text:p>35,9198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&lt;PAD&gt;</text:p>
          </table:table-cell>
          <table:table-cell office:value-type="float" office:value="43.753" calcext:value-type="float">
            <text:p>43,753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&lt;X0&gt; (mm)</text:p>
          </table:table-cell>
          <table:table-cell office:value-type="float" office:value="142.912" calcext:value-type="float">
            <text:p>142,912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&lt;X0&gt; (mm)</text:p>
          </table:table-cell>
          <table:table-cell office:value-type="float" office:value="182.099" calcext:value-type="float">
            <text:p>182,09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&lt;X0&gt; (mm)</text:p>
          </table:table-cell>
          <table:table-cell office:value-type="float" office:value="221.265" calcext:value-type="float">
            <text:p>221,265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2"/>
          <table:table-cell table:style-name="ce21"/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harge TOT</text:p>
          </table:table-cell>
          <table:table-cell office:value-type="float" office:value="7933" calcext:value-type="float">
            <text:p>793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Charge TOT</text:p>
          </table:table-cell>
          <table:table-cell office:value-type="float" office:value="9479" calcext:value-type="float">
            <text:p>947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harge TOT</text:p>
          </table:table-cell>
          <table:table-cell office:value-type="float" office:value="9578" calcext:value-type="float">
            <text:p>9578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igma</text:p>
          </table:table-cell>
          <table:table-cell office:value-type="float" office:value="1.24266" calcext:value-type="float">
            <text:p>1,2426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Sigma</text:p>
          </table:table-cell>
          <table:table-cell office:value-type="float" office:value="1.60982" calcext:value-type="float">
            <text:p>1,6098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Sigma</text:p>
          </table:table-cell>
          <table:table-cell office:value-type="float" office:value="1.75015" calcext:value-type="float">
            <text:p>1,75015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7674" calcext:value-type="float">
            <text:p>7674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ULT 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39" calcext:value-type="float">
            <text:p>39</text:p>
          </table:table-cell>
          <table:table-cell office:value-type="float" office:value="2021" calcext:value-type="float">
            <text:p>2021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7"/>
          <table:table-cell office:value-type="float" office:value="40" calcext:value-type="float">
            <text:p>40</text:p>
          </table:table-cell>
          <table:table-cell office:value-type="float" office:value="587" calcext:value-type="float">
            <text:p>587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3"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25"/>
          <table:table-cell table:style-name="ce21"/>
          <table:table-cell table:number-columns-repeated="6"/>
        </table:table-row>
        <table:table-row table:style-name="ro1">
          <table:table-cell/>
          <table:covered-table-cell/>
          <table:table-cell table:number-columns-repeated="32"/>
        </table:table-row>
        <table:table-row table:style-name="ro1">
          <table:table-cell/>
          <table:covered-table-cell/>
          <table:table-cell table:number-columns-repeated="32"/>
        </table:table-row>
        <table:table-row table:style-name="ro1">
          <table:table-cell table:number-columns-repeated="34"/>
        </table:table-row>
        <table:table-row table:style-name="ro1">
          <table:table-cell/>
          <table:table-cell office:value-type="string" calcext:value-type="string">
            <text:p>ROW</text:p>
          </table:table-cell>
          <table:table-cell office:value-type="string" calcext:value-type="string">
            <text:p>Z (mm)</text:p>
          </table:table-cell>
          <table:table-cell office:value-type="string" calcext:value-type="string">
            <text:p>&lt;X&gt; (mm)</text:p>
          </table:table-cell>
          <table:table-cell table:number-columns-repeated="5"/>
          <table:table-cell office:value-type="string" calcext:value-type="string">
            <text:p>//</text:p>
          </table:table-cell>
          <table:table-cell office:value-type="string" calcext:value-type="string">
            <text:p>valid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rototype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8.6-7" office:value-type="float" office:value="11.6" calcext:value-type="float">
            <text:p>11,6</text:p>
          </table:table-cell>
          <table:table-cell table:formula="of:=[.I77]" office:value-type="float" office:value="65.1006395786306" calcext:value-type="float">
            <text:p>65,1006395786306</text:p>
          </table:table-cell>
          <table:table-cell table:style-name="ce8" table:formula="of:=INTERCEPT([.D93:.D97];[.C93:.C97])" office:value-type="float" office:value="44.5767535259998" calcext:value-type="float">
            <text:p>44,5768</text:p>
          </table:table-cell>
          <table:table-cell table:style-name="ce12" office:value-type="string" calcext:value-type="string">
            <text:p>x_fit (z=0)</text:p>
          </table:table-cell>
          <table:table-cell table:style-name="ce8" table:formula="of:=INTERCEPT([.D94:.D96];[.C94:.C96])" office:value-type="float" office:value="46.8948431829912" calcext:value-type="float">
            <text:p>46,8948</text:p>
          </table:table-cell>
          <table:table-cell table:number-columns-repeated="2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39.8-7" office:value-type="float" office:value="32.8" calcext:value-type="float">
            <text:p>32,8</text:p>
          </table:table-cell>
          <table:table-cell table:formula="of:=[.O77]" office:value-type="float" office:value="106.089044491263" calcext:value-type="float">
            <text:p>106,089044491263</text:p>
          </table:table-cell>
          <table:table-cell table:style-name="ce9" table:formula="of:=SLOPE([.C93:.C97];[.D93:.D97])" office:value-type="float" office:value="0.545807935442287" calcext:value-type="float">
            <text:p>0,545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61-7" office:value-type="float" office:value="54" calcext:value-type="float">
            <text:p>54</text:p>
          </table:table-cell>
          <table:table-cell table:formula="of:=[.U77]" office:value-type="float" office:value="142.912202193369" calcext:value-type="float">
            <text:p>142,912202193369</text:p>
          </table:table-cell>
          <table:table-cell table:style-name="ce9" table:formula="of:=ATAN([.E94])*180/PI()" office:value-type="float" office:value="28.6260623052056" calcext:value-type="float">
            <text:p>28,626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2.2-7" office:value-type="float" office:value="75.2" calcext:value-type="float">
            <text:p>75,2</text:p>
          </table:table-cell>
          <table:table-cell table:formula="of:=[.AA77]" office:value-type="float" office:value="182.099113830573" calcext:value-type="float">
            <text:p>182,099113830573</text:p>
          </table:table-cell>
          <table:table-cell table:style-name="ce8" table:formula="of:=90-[.E95]" office:value-type="float" office:value="61.3739376947944" calcext:value-type="float">
            <text:p>61,3739</text:p>
          </table:table-cell>
          <table:table-cell table:style-name="ce12" office:value-type="string" calcext:value-type="string">
            <text:p>theta_foc</text:p>
          </table:table-cell>
          <table:table-cell table:number-columns-repeated="2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103.4-7" office:value-type="float" office:value="96.4" calcext:value-type="float">
            <text:p>96,4</text:p>
          </table:table-cell>
          <table:table-cell table:formula="of:=[.AG77]" office:value-type="float" office:value="221.264877845062" calcext:value-type="float">
            <text:p>221,264877845062</text:p>
          </table:table-cell>
          <table:table-cell table:formula="of:=PEARSON([.D93:.D97];[.C93:.C97])" office:value-type="float" office:value="0.999901551699131" calcext:value-type="float">
            <text:p>0,999901551699131</text:p>
          </table:table-cell>
          <table:table-cell table:number-columns-repeated="29"/>
        </table:table-row>
      </table:table>
      <table:table table:name="Foglio3" table:style-name="ta1">
        <table:table-column table:style-name="co1" table:number-columns-repeated="9" table:default-cell-style-name="Default"/>
        <table:table-column table:style-name="co7" table:default-cell-style-name="Default"/>
        <table:table-column table:style-name="co1" table:number-columns-repeated="24" table:default-cell-style-name="Default"/>
        <table:table-row table:style-name="ro1" table:number-rows-repeated="3">
          <table:table-cell table:number-columns-repeated="34"/>
        </table:table-row>
        <table:table-row table:style-name="ro1">
          <table:table-cell/>
          <table:table-cell office:value-type="string" calcext:value-type="string">
            <text:p>RUN </text:p>
          </table:table-cell>
          <table:table-cell office:value-type="float" office:value="118" calcext:value-type="float">
            <text:p>118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Evento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iC</text:p>
          </table:table-cell>
          <table:covered-table-cell/>
          <table:table-cell/>
          <table:table-cell table:style-name="ce1" office:value-type="string" calcext:value-type="string" table:number-columns-spanned="5" table:number-rows-spanned="1">
            <text:p>ROW0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OW1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OW2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OW3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ROW4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Time (10 ns)</text:p>
          </table:table-cell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Time (10 ns)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*Pad</text:p>
          </table:table-cell>
          <table:table-cell office:value-type="string" calcext:value-type="string">
            <text:p>(Pad-&lt;Pad&gt;)^2*Charge</text:p>
          </table:table-cell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Time (10 ns)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*Pad</text:p>
          </table:table-cell>
          <table:table-cell office:value-type="string" calcext:value-type="string">
            <text:p>(Pad-&lt;Pad&gt;)^2*Charge</text:p>
          </table:table-cell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Time (10 ns)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*Pad</text:p>
          </table:table-cell>
          <table:table-cell office:value-type="string" calcext:value-type="string">
            <text:p>(Pad-&lt;Pad&gt;)^2*Charge</text:p>
          </table:table-cell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Time (10 ns)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*Pad</text:p>
          </table:table-cell>
          <table:table-cell office:value-type="string" calcext:value-type="string">
            <text:p>(Pad-&lt;Pad&gt;)^2*Charge</text:p>
          </table:table-cell>
          <table:table-cell/>
          <table:table-cell office:value-type="string" calcext:value-type="string">
            <text:p>Pad</text:p>
          </table:table-cell>
          <table:table-cell office:value-type="string" calcext:value-type="string">
            <text:p>Time (10 ns)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harge*Pad</text:p>
          </table:table-cell>
          <table:table-cell office:value-type="string" calcext:value-type="string">
            <text:p>(Pad-&lt;Pad&gt;)^2*Charge</text:p>
          </table:table-cell>
        </table:table-row>
        <table:table-row table:style-name="ro1">
          <table:table-cell/>
          <table:table-cell table:style-name="ce16" office:value-type="string" calcext:value-type="string" table:number-columns-spanned="1" table:number-rows-spanned="13">
            <text:p>Algoritmi manuali</text:p>
          </table:table-cell>
          <table:table-cell office:value-type="float" office:value="5215" calcext:value-type="float">
            <text:p>5215</text:p>
          </table:table-cell>
          <table:table-cell office:value-type="float" office:value="27064655" calcext:value-type="float">
            <text:p>2706465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499" calcext:value-type="float">
            <text:p>499</text:p>
          </table:table-cell>
          <table:table-cell table:formula="of:=[.F10]*[.H10]" office:value-type="float" office:value="7984" calcext:value-type="float">
            <text:p>7984</text:p>
          </table:table-cell>
          <table:table-cell table:style-name="ce14" table:formula="of:=POWER([.F10]-[.$I$20];2)*[.H10]" office:value-type="float" office:value="5304.78037444515" calcext:value-type="float">
            <text:p>5304,7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900" calcext:value-type="float">
            <text:p>900</text:p>
          </table:table-cell>
          <table:table-cell table:formula="of:=[.L10]*[.N10]" office:value-type="float" office:value="20700" calcext:value-type="float">
            <text:p>20700</text:p>
          </table:table-cell>
          <table:table-cell table:style-name="ce14" table:formula="of:=POWER([.L10]-[.$O$20];2)*[.N10]" office:value-type="float" office:value="5074.42974095545" calcext:value-type="float">
            <text:p>5074,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1426" calcext:value-type="float">
            <text:p>1426</text:p>
          </table:table-cell>
          <table:table-cell table:formula="of:=[.R10]*[.T10]" office:value-type="float" office:value="42780" calcext:value-type="float">
            <text:p>42780</text:p>
          </table:table-cell>
          <table:table-cell table:formula="of:=POWER([.R10]-[.$U$20];2)*[.T10]" office:value-type="float" office:value="11740.072779877" calcext:value-type="float">
            <text:p>11740,07277987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020" calcext:value-type="float">
            <text:p>1020</text:p>
          </table:table-cell>
          <table:table-cell table:formula="of:=[.X10]*[.Z10]" office:value-type="float" office:value="39780" calcext:value-type="float">
            <text:p>39780</text:p>
          </table:table-cell>
          <table:table-cell table:formula="of:=POWER([.X10]-[.$AA$20];2)*[.Z10]" office:value-type="float" office:value="9560.4652806162" calcext:value-type="float">
            <text:p>9560,465280616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7056131" calcext:value-type="float">
            <text:p>27056131</text:p>
          </table:table-cell>
          <table:table-cell office:value-type="float" office:value="30" calcext:value-type="float">
            <text:p>30</text:p>
          </table:table-cell>
          <table:table-cell table:formula="of:=[.AD10]*[.AF10]" office:value-type="float" office:value="1200" calcext:value-type="float">
            <text:p>1200</text:p>
          </table:table-cell>
          <table:table-cell table:formula="of:=POWER([.AD10]-[.$AG$76];2)*[.AF10]" office:value-type="float" office:value="48000" calcext:value-type="float">
            <text:p>48000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706" calcext:value-type="float">
            <text:p>1706</text:p>
          </table:table-cell>
          <table:table-cell table:formula="of:=[.F11]*[.H11]" office:value-type="float" office:value="23884" calcext:value-type="float">
            <text:p>23884</text:p>
          </table:table-cell>
          <table:table-cell table:style-name="ce14" table:formula="of:=POWER([.F11]-[.$I$20];2)*[.H11]" office:value-type="float" office:value="2710.57061897578" calcext:value-type="float">
            <text:p>2710,5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1736" calcext:value-type="float">
            <text:p>1736</text:p>
          </table:table-cell>
          <table:table-cell table:formula="of:=[.L11]*[.N11]" office:value-type="float" office:value="38192" calcext:value-type="float">
            <text:p>38192</text:p>
          </table:table-cell>
          <table:table-cell table:style-name="ce14" table:formula="of:=POWER([.L11]-[.$O$20];2)*[.N11]" office:value-type="float" office:value="3279.74347630952" calcext:value-type="float">
            <text:p>3279,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091" calcext:value-type="float">
            <text:p>1091</text:p>
          </table:table-cell>
          <table:table-cell table:formula="of:=[.R11]*[.T11]" office:value-type="float" office:value="31639" calcext:value-type="float">
            <text:p>31639</text:p>
          </table:table-cell>
          <table:table-cell table:formula="of:=POWER([.R11]-[.$U$20];2)*[.T11]" office:value-type="float" office:value="3812.25339878911" calcext:value-type="float">
            <text:p>3812,253398789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522" calcext:value-type="float">
            <text:p>522</text:p>
          </table:table-cell>
          <table:table-cell table:formula="of:=[.X11]*[.Z11]" office:value-type="float" office:value="19836" calcext:value-type="float">
            <text:p>19836</text:p>
          </table:table-cell>
          <table:table-cell table:formula="of:=POWER([.X11]-[.$AA$20];2)*[.Z11]" office:value-type="float" office:value="2218.46469255514" calcext:value-type="float">
            <text:p>2218,464692555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1640" calcext:value-type="float">
            <text:p>1640</text:p>
          </table:table-cell>
          <table:table-cell table:formula="of:=[.AD11]*[.AF11]" office:value-type="float" office:value="75440" calcext:value-type="float">
            <text:p>75440</text:p>
          </table:table-cell>
          <table:table-cell table:formula="of:=POWER([.AD11]-[.$AG$76];2)*[.AF11]" office:value-type="float" office:value="3470240" calcext:value-type="float">
            <text:p>3470240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2160" calcext:value-type="float">
            <text:p>2160</text:p>
          </table:table-cell>
          <table:table-cell table:formula="of:=[.F12]*[.H12]" office:value-type="float" office:value="28080" calcext:value-type="float">
            <text:p>28080</text:p>
          </table:table-cell>
          <table:table-cell table:style-name="ce14" table:formula="of:=POWER([.F12]-[.$I$20];2)*[.H12]" office:value-type="float" office:value="146.571607021292" calcext:value-type="float">
            <text:p>146,5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1985" calcext:value-type="float">
            <text:p>1985</text:p>
          </table:table-cell>
          <table:table-cell table:formula="of:=[.L12]*[.N12]" office:value-type="float" office:value="41685" calcext:value-type="float">
            <text:p>41685</text:p>
          </table:table-cell>
          <table:table-cell table:style-name="ce14" table:formula="of:=POWER([.L12]-[.$O$20];2)*[.N12]" office:value-type="float" office:value="278.398317147377" calcext:value-type="float">
            <text:p>278,4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671" calcext:value-type="float">
            <text:p>1671</text:p>
          </table:table-cell>
          <table:table-cell table:formula="of:=[.R12]*[.T12]" office:value-type="float" office:value="46788" calcext:value-type="float">
            <text:p>46788</text:p>
          </table:table-cell>
          <table:table-cell table:formula="of:=POWER([.R12]-[.$U$20];2)*[.T12]" office:value-type="float" office:value="1262.73917441741" calcext:value-type="float">
            <text:p>1262,7391744174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849" calcext:value-type="float">
            <text:p>849</text:p>
          </table:table-cell>
          <table:table-cell table:formula="of:=[.X12]*[.Z12]" office:value-type="float" office:value="31413" calcext:value-type="float">
            <text:p>31413</text:p>
          </table:table-cell>
          <table:table-cell table:formula="of:=POWER([.X12]-[.$AA$20];2)*[.Z12]" office:value-type="float" office:value="956.703754009595" calcext:value-type="float">
            <text:p>956,70375400959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610" calcext:value-type="float">
            <text:p>610</text:p>
          </table:table-cell>
          <table:table-cell table:formula="of:=[.AD12]*[.AF12]" office:value-type="float" office:value="25620" calcext:value-type="float">
            <text:p>25620</text:p>
          </table:table-cell>
          <table:table-cell table:formula="of:=POWER([.AD12]-[.$AG$76];2)*[.AF12]" office:value-type="float" office:value="1076040" calcext:value-type="float">
            <text:p>1076040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006" calcext:value-type="float">
            <text:p>1006</text:p>
          </table:table-cell>
          <table:table-cell table:formula="of:=[.F13]*[.H13]" office:value-type="float" office:value="10060" calcext:value-type="float">
            <text:p>10060</text:p>
          </table:table-cell>
          <table:table-cell table:style-name="ce14" table:formula="of:=POWER([.F13]-[.$I$20];2)*[.H13]" office:value-type="float" office:value="7549.9214096116" calcext:value-type="float">
            <text:p>7549,9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820" calcext:value-type="float">
            <text:p>1820</text:p>
          </table:table-cell>
          <table:table-cell table:formula="of:=[.L13]*[.N13]" office:value-type="float" office:value="36400" calcext:value-type="float">
            <text:p>36400</text:p>
          </table:table-cell>
          <table:table-cell table:style-name="ce14" table:formula="of:=POWER([.L13]-[.$O$20];2)*[.N13]" office:value-type="float" office:value="712.073049345777" calcext:value-type="float">
            <text:p>712,0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064864" calcext:value-type="float">
            <text:p>27064864</text:p>
          </table:table-cell>
          <table:table-cell office:value-type="float" office:value="6707" calcext:value-type="float">
            <text:p>6707</text:p>
          </table:table-cell>
          <table:table-cell table:formula="of:=[.R13]*[.T13]" office:value-type="float" office:value="174382" calcext:value-type="float">
            <text:p>174382</text:p>
          </table:table-cell>
          <table:table-cell table:formula="of:=POWER([.R13]-[.$U$20];2)*[.T13]" office:value-type="float" office:value="8574.81477541578" calcext:value-type="float">
            <text:p>8574,8147754157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951" calcext:value-type="float">
            <text:p>1951</text:p>
          </table:table-cell>
          <table:table-cell table:formula="of:=[.X13]*[.Z13]" office:value-type="float" office:value="66334" calcext:value-type="float">
            <text:p>66334</text:p>
          </table:table-cell>
          <table:table-cell table:formula="of:=POWER([.X13]-[.$AA$20];2)*[.Z13]" office:value-type="float" office:value="7331.15778177828" calcext:value-type="float">
            <text:p>7331,1577817782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2059" calcext:value-type="float">
            <text:p>2059</text:p>
          </table:table-cell>
          <table:table-cell table:formula="of:=[.AD13]*[.AF13]" office:value-type="float" office:value="84419" calcext:value-type="float">
            <text:p>84419</text:p>
          </table:table-cell>
          <table:table-cell table:formula="of:=POWER([.AD13]-[.$AG$76];2)*[.AF13]" office:value-type="float" office:value="3461179" calcext:value-type="float">
            <text:p>3461179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120" calcext:value-type="float">
            <text:p>1120</text:p>
          </table:table-cell>
          <table:table-cell table:formula="of:=[.F14]*[.H14]" office:value-type="float" office:value="16800" calcext:value-type="float">
            <text:p>16800</text:p>
          </table:table-cell>
          <table:table-cell table:style-name="ce14" table:formula="of:=POWER([.F14]-[.$I$20];2)*[.H14]" office:value-type="float" office:value="5723.01408478916" calcext:value-type="float">
            <text:p>5723,0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752" calcext:value-type="float">
            <text:p>752</text:p>
          </table:table-cell>
          <table:table-cell table:formula="of:=[.L14]*[.N14]" office:value-type="float" office:value="13536" calcext:value-type="float">
            <text:p>13536</text:p>
          </table:table-cell>
          <table:table-cell table:style-name="ce14" table:formula="of:=POWER([.L14]-[.$O$20];2)*[.N14]" office:value-type="float" office:value="5183.72001580455" calcext:value-type="float">
            <text:p>5183,72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2330" calcext:value-type="float">
            <text:p>2330</text:p>
          </table:table-cell>
          <table:table-cell table:formula="of:=[.X14]*[.Z14]" office:value-type="float" office:value="90870" calcext:value-type="float">
            <text:p>90870</text:p>
          </table:table-cell>
          <table:table-cell table:formula="of:=POWER([.X14]-[.$AA$20];2)*[.Z14]" office:value-type="float" office:value="21839.1020625841" calcext:value-type="float">
            <text:p>21839,102062584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2285" calcext:value-type="float">
            <text:p>2285</text:p>
          </table:table-cell>
          <table:table-cell table:formula="of:=[.AD14]*[.AF14]" office:value-type="float" office:value="102825" calcext:value-type="float">
            <text:p>102825</text:p>
          </table:table-cell>
          <table:table-cell table:formula="of:=POWER([.AD14]-[.$AG$76];2)*[.AF14]" office:value-type="float" office:value="4627125" calcext:value-type="float">
            <text:p>4627125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2122" calcext:value-type="float">
            <text:p>2122</text:p>
          </table:table-cell>
          <table:table-cell table:formula="of:=[.F15]*[.H15]" office:value-type="float" office:value="25464" calcext:value-type="float">
            <text:p>25464</text:p>
          </table:table-cell>
          <table:table-cell table:style-name="ce14" table:formula="of:=POWER([.F15]-[.$I$20];2)*[.H15]" office:value-type="float" office:value="1160.45567014311" calcext:value-type="float">
            <text:p>1160,4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325" calcext:value-type="float">
            <text:p>1325</text:p>
          </table:table-cell>
          <table:table-cell table:formula="of:=[.L15]*[.N15]" office:value-type="float" office:value="25175" calcext:value-type="float">
            <text:p>25175</text:p>
          </table:table-cell>
          <table:table-cell table:style-name="ce14" table:formula="of:=POWER([.L15]-[.$O$20];2)*[.N15]" office:value-type="float" office:value="3500.97702992782" calcext:value-type="float">
            <text:p>3500,98</text:p>
          </table:table-cell>
          <table:table-cell table:number-columns-repeated="7"/>
          <table:table-cell office:value-type="float" office:value="33" calcext:value-type="float">
            <text:p>33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326" calcext:value-type="float">
            <text:p>326</text:p>
          </table:table-cell>
          <table:table-cell table:formula="of:=[.X15]*[.Z15]" office:value-type="float" office:value="10758" calcext:value-type="float">
            <text:p>10758</text:p>
          </table:table-cell>
          <table:table-cell table:formula="of:=POWER([.X15]-[.$AA$20];2)*[.Z15]" office:value-type="float" office:value="2814.86925990817" calcext:value-type="float">
            <text:p>2814,869259908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7064863" calcext:value-type="float">
            <text:p>27064863</text:p>
          </table:table-cell>
          <table:table-cell office:value-type="float" office:value="8103" calcext:value-type="float">
            <text:p>8103</text:p>
          </table:table-cell>
          <table:table-cell table:formula="of:=[.AD15]*[.AF15]" office:value-type="float" office:value="380841" calcext:value-type="float">
            <text:p>380841</text:p>
          </table:table-cell>
          <table:table-cell table:formula="of:=POWER([.AD15]-[.$AG$76];2)*[.AF15]" office:value-type="float" office:value="17899527" calcext:value-type="float">
            <text:p>17899527</text:p>
          </table:table-cell>
        </table:table-row>
        <table:table-row table:style-name="ro1">
          <table:table-cell/>
          <table:covered-table-cell/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1464" calcext:value-type="float">
            <text:p>1464</text:p>
          </table:table-cell>
          <table:table-cell table:formula="of:=[.F16]*[.H16]" office:value-type="float" office:value="16104" calcext:value-type="float">
            <text:p>16104</text:p>
          </table:table-cell>
          <table:table-cell table:style-name="ce14" table:formula="of:=POWER([.F16]-[.$I$20];2)*[.H16]" office:value-type="float" office:value="4429.8889739243" calcext:value-type="float">
            <text:p>4429,89</text:p>
          </table:table-cell>
          <table:table-cell table:number-columns-repeated="13"/>
          <table:table-cell office:value-type="float" office:value="35" calcext:value-type="float">
            <text:p>35</text:p>
          </table:table-cell>
          <table:table-cell office:value-type="float" office:value="27064863" calcext:value-type="float">
            <text:p>27064863</text:p>
          </table:table-cell>
          <table:table-cell office:value-type="float" office:value="7985" calcext:value-type="float">
            <text:p>7985</text:p>
          </table:table-cell>
          <table:table-cell table:formula="of:=[.X16]*[.Z16]" office:value-type="float" office:value="279475" calcext:value-type="float">
            <text:p>279475</text:p>
          </table:table-cell>
          <table:table-cell table:formula="of:=POWER([.X16]-[.$AA$20];2)*[.Z16]" office:value-type="float" office:value="7032.50060043804" calcext:value-type="float">
            <text:p>7032,500600438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27064878" calcext:value-type="float">
            <text:p>27064878</text:p>
          </table:table-cell>
          <table:table-cell office:value-type="float" office:value="1540" calcext:value-type="float">
            <text:p>1540</text:p>
          </table:table-cell>
          <table:table-cell table:formula="of:=[.AD16]*[.AF16]" office:value-type="float" office:value="66220" calcext:value-type="float">
            <text:p>66220</text:p>
          </table:table-cell>
          <table:table-cell table:formula="of:=POWER([.AD16]-[.$AG$76];2)*[.AF16]" office:value-type="float" office:value="2847460" calcext:value-type="float">
            <text:p>2847460</text:p>
          </table:table-cell>
        </table:table-row>
        <table:table-row table:style-name="ro1">
          <table:table-cell/>
          <table:covered-table-cell/>
          <table:table-cell table:number-columns-repeated="3"/>
          <table:table-cell table:style-name="ce10" table:number-columns-repeated="3"/>
          <table:table-cell/>
          <table:table-cell table:style-name="ce14"/>
          <table:table-cell table:number-columns-repeated="24"/>
        </table:table-row>
        <table:table-row table:style-name="ro1">
          <table:table-cell/>
          <table:covered-table-cell/>
          <table:table-cell table:number-columns-repeated="7"/>
          <table:table-cell table:style-name="ce14"/>
          <table:table-cell table:number-columns-repeated="24"/>
        </table:table-row>
        <table:table-row table:style-name="ro1">
          <table:table-cell/>
          <table:covered-table-cell/>
          <table:table-cell table:number-columns-repeated="3"/>
          <table:table-cell office:value-type="string" calcext:value-type="string">
            <text:p>MULT</text:p>
          </table:table-cell>
          <table:table-cell table:style-name="ce10"/>
          <table:table-cell table:style-name="ce10" office:value-type="string" calcext:value-type="string">
            <text:p>Charge TOT</text:p>
          </table:table-cell>
          <table:table-cell office:value-type="string" calcext:value-type="string">
            <text:p>&lt;Pad&gt;</text:p>
          </table:table-cell>
          <table:table-cell table:style-name="ce14" office:value-type="string" calcext:value-type="string">
            <text:p>Sigma</text:p>
          </table:table-cell>
          <table:table-cell/>
          <table:table-cell office:value-type="string" calcext:value-type="string">
            <text:p>MULT</text:p>
          </table:table-cell>
          <table:table-cell table:style-name="ce10"/>
          <table:table-cell table:style-name="ce10" office:value-type="string" calcext:value-type="string">
            <text:p>Charge TOT</text:p>
          </table:table-cell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MULT</text:p>
          </table:table-cell>
          <table:table-cell table:style-name="ce10"/>
          <table:table-cell table:style-name="ce10" office:value-type="string" calcext:value-type="string">
            <text:p>Charge TOT</text:p>
          </table:table-cell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MULT</text:p>
          </table:table-cell>
          <table:table-cell table:style-name="ce10"/>
          <table:table-cell table:style-name="ce10" office:value-type="string" calcext:value-type="string">
            <text:p>Charge TOT</text:p>
          </table:table-cell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  <table:table-cell/>
          <table:table-cell office:value-type="string" calcext:value-type="string">
            <text:p>MULT</text:p>
          </table:table-cell>
          <table:table-cell table:style-name="ce10"/>
          <table:table-cell table:style-name="ce10" office:value-type="string" calcext:value-type="string">
            <text:p>Charge TOT</text:p>
          </table:table-cell>
          <table:table-cell office:value-type="string" calcext:value-type="string">
            <text:p>&lt;Pad&gt;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/>
          <table:covered-table-cell/>
          <table:table-cell table:number-columns-repeated="3"/>
          <table:table-cell table:style-name="ce11" office:value-type="float" office:value="7" calcext:value-type="float">
            <text:p>7</text:p>
          </table:table-cell>
          <table:table-cell/>
          <table:table-cell table:style-name="ce11" table:formula="of:=SUM([.H10:.H17])" office:value-type="float" office:value="10077" calcext:value-type="float">
            <text:p>10077</text:p>
          </table:table-cell>
          <table:table-cell table:style-name="ce11" table:formula="of:=SUM([.I10:.I17])/SUM([.H10:.H17])" office:value-type="float" office:value="12.7395058052992" calcext:value-type="float">
            <text:p>12,7395058052992</text:p>
          </table:table-cell>
          <table:table-cell table:style-name="ce15" table:formula="of:=SQRT(SUM([.J10:.J16])/SUM([.H10:.H16]))" office:value-type="float" office:value="1.63764155902536" calcext:value-type="float">
            <text:p>1,637642</text:p>
          </table:table-cell>
          <table:table-cell/>
          <table:table-cell table:style-name="ce11" office:value-type="float" office:value="6" calcext:value-type="float">
            <text:p>6</text:p>
          </table:table-cell>
          <table:table-cell/>
          <table:table-cell table:style-name="ce11" table:formula="of:=SUM([.N10:.N15])" office:value-type="float" office:value="8518" calcext:value-type="float">
            <text:p>8518</text:p>
          </table:table-cell>
          <table:table-cell table:style-name="ce11" table:formula="of:=SUM([.O10:.O15])/SUM([.N10:.N17])" office:value-type="float" office:value="20.6254989434139" calcext:value-type="float">
            <text:p>20,6254989434139</text:p>
          </table:table-cell>
          <table:table-cell table:style-name="ce24" table:formula="of:=SQRT(SUM([.P10:.P15])/SUM([.N10:.N15]))" office:value-type="float" office:value="1.45485970731231" calcext:value-type="float">
            <text:p>1,45486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/>
          <table:table-cell table:style-name="ce13" table:formula="of:=SUM([.T10:.T15])" office:value-type="float" office:value="10895" calcext:value-type="float">
            <text:p>10895</text:p>
          </table:table-cell>
          <table:table-cell table:style-name="ce13" table:formula="of:=SUM([.U10:.U15])/SUM([.T10:.T15])" office:value-type="float" office:value="27.1307021569527" calcext:value-type="float">
            <text:p>27,1307021569527</text:p>
          </table:table-cell>
          <table:table-cell table:style-name="ce13" table:formula="of:=SQRT(SUM([.V10:.V15])/SUM([.T10:.T15]))" office:value-type="float" office:value="1.52656994561423" calcext:value-type="float">
            <text:p>1,52656994561423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/>
          <table:table-cell table:style-name="ce13" table:formula="of:=SUM([.Z10:.Z16])" office:value-type="float" office:value="14983" calcext:value-type="float">
            <text:p>14983</text:p>
          </table:table-cell>
          <table:table-cell table:style-name="ce13" table:formula="of:=SUM([.AA10:.AA16])/SUM([.Z10:.Z17])" office:value-type="float" office:value="35.938463592071" calcext:value-type="float">
            <text:p>35,938463592071</text:p>
          </table:table-cell>
          <table:table-cell table:style-name="ce13" table:formula="of:=SQRT(SUM([.AB10:.AB16])/SUM([.Z10:.Z16]))" office:value-type="float" office:value="1.8585295922684" calcext:value-type="float">
            <text:p>1,8585295922684</text:p>
          </table:table-cell>
          <table:table-cell/>
          <table:table-cell table:style-name="ce11" office:value-type="float" office:value="7" calcext:value-type="float">
            <text:p>7</text:p>
          </table:table-cell>
          <table:table-cell/>
          <table:table-cell table:style-name="ce13" table:formula="of:=SUM([.AF10:.AF17])" office:value-type="float" office:value="16267" calcext:value-type="float">
            <text:p>16267</text:p>
          </table:table-cell>
          <table:table-cell table:style-name="ce13" table:formula="of:=SUM([.AG10:.AG16])/SUM([.AF10:.AF16])" office:value-type="float" office:value="45.2797073830454" calcext:value-type="float">
            <text:p>45,2797073830454</text:p>
          </table:table-cell>
          <table:table-cell table:style-name="ce13" table:formula="of:=SQRT(SUM([.AH10:.AH16])/SUM([.AF10:.AF16]))" office:value-type="float" office:value="45.3327085678432" calcext:value-type="float">
            <text:p>45,3327085678432</text:p>
          </table:table-cell>
        </table:table-row>
        <table:table-row table:style-name="ro1">
          <table:table-cell/>
          <table:covered-table-cell/>
          <table:table-cell table:number-columns-repeated="5"/>
          <table:table-cell office:value-type="string" calcext:value-type="string">
            <text:p>&lt;X0&gt; (mm)</text:p>
          </table:table-cell>
          <table:table-cell table:style-name="ce13" table:formula="of:=[.I20]*5.1+5.1/2" office:value-type="float" office:value="67.5214796070259" calcext:value-type="float">
            <text:p>67,5214796070259</text:p>
          </table:table-cell>
          <table:table-cell table:number-columns-repeated="4"/>
          <table:table-cell office:value-type="string" calcext:value-type="string">
            <text:p>&lt;X1&gt; (mm)</text:p>
          </table:table-cell>
          <table:table-cell table:style-name="ce13" table:formula="of:=[.O20]*5.1+5.1/2" office:value-type="float" office:value="107.740044611411" calcext:value-type="float">
            <text:p>107,740044611411</text:p>
          </table:table-cell>
          <table:table-cell table:number-columns-repeated="4"/>
          <table:table-cell office:value-type="string" calcext:value-type="string">
            <text:p>&lt;X0&gt; (mm)</text:p>
          </table:table-cell>
          <table:table-cell table:style-name="ce13" table:formula="of:=[.U20]*5.1+5.1/2" office:value-type="float" office:value="140.916581000459" calcext:value-type="float">
            <text:p>140,916581000459</text:p>
          </table:table-cell>
          <table:table-cell table:number-columns-repeated="4"/>
          <table:table-cell office:value-type="string" calcext:value-type="string">
            <text:p>&lt;X0&gt; (mm)</text:p>
          </table:table-cell>
          <table:table-cell table:style-name="ce13" table:formula="of:=[.AA20]*5.1+5.1/2" office:value-type="float" office:value="185.836164319562" calcext:value-type="float">
            <text:p>185,836164319562</text:p>
          </table:table-cell>
          <table:table-cell table:number-columns-repeated="4"/>
          <table:table-cell office:value-type="string" calcext:value-type="string">
            <text:p>&lt;X0&gt; (mm)</text:p>
          </table:table-cell>
          <table:table-cell table:style-name="ce13" table:formula="of:=[.AG20]*5.1+5.1/2" office:value-type="float" office:value="233.476507653532" calcext:value-type="float">
            <text:p>233,476507653532</text:p>
          </table:table-cell>
          <table:table-cell/>
        </table:table-row>
        <table:table-row table:style-name="ro1">
          <table:table-cell/>
          <table:covered-table-cell/>
          <table:table-cell table:number-columns-repeated="6"/>
          <table:table-cell table:style-name="ce21"/>
          <table:table-cell table:number-columns-repeated="25"/>
        </table:table-row>
        <table:table-row table:style-name="ro1">
          <table:table-cell table:number-columns-repeated="8"/>
          <table:table-cell table:style-name="ce21"/>
          <table:table-cell table:number-columns-repeated="25"/>
        </table:table-row>
        <table:table-row table:style-name="ro1">
          <table:table-cell/>
          <table:table-cell table:style-name="ce16" office:value-type="string" calcext:value-type="string" table:number-columns-spanned="1" table:number-rows-spanned="11">
            <text:p>Algoritmi macro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&lt;X0&gt; (mm)</text:p>
          </table:table-cell>
          <table:table-cell table:style-name="ce21" office:value-type="float" office:value="66.1975" calcext:value-type="float">
            <text:p>66,197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&lt;X1&gt; (mm)</text:p>
          </table:table-cell>
          <table:table-cell office:value-type="float" office:value="105.627" calcext:value-type="float">
            <text:p>105,6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&lt;PAD&gt;</text:p>
          </table:table-cell>
          <table:table-cell office:value-type="float" office:value="28.4103" calcext:value-type="float">
            <text:p>28,4103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&lt;PAD&gt;</text:p>
          </table:table-cell>
          <table:table-cell office:value-type="float" office:value="35.6965" calcext:value-type="float">
            <text:p>35,696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&lt;PAD&gt;</text:p>
          </table:table-cell>
          <table:table-cell office:value-type="float" office:value="43.882" calcext:value-type="float">
            <text:p>43,882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&lt;X0&gt; (mm)</text:p>
          </table:table-cell>
          <table:table-cell office:value-type="float" office:value="144.552" calcext:value-type="float">
            <text:p>144,55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&lt;X0&gt; (mm)</text:p>
          </table:table-cell>
          <table:table-cell office:value-type="float" office:value="180.983" calcext:value-type="float">
            <text:p>180,98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&lt;X0&gt; (mm)</text:p>
          </table:table-cell>
          <table:table-cell office:value-type="float" office:value="221.91" calcext:value-type="float">
            <text:p>221,91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/>
          <table:table-cell table:style-name="ce21"/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harge TOT</text:p>
          </table:table-cell>
          <table:table-cell office:value-type="float" office:value="5915" calcext:value-type="float">
            <text:p>591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harge TOT</text:p>
          </table:table-cell>
          <table:table-cell office:value-type="float" office:value="9831" calcext:value-type="float">
            <text:p>983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harge TOT</text:p>
          </table:table-cell>
          <table:table-cell office:value-type="float" office:value="9831" calcext:value-type="float">
            <text:p>9831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gma</text:p>
          </table:table-cell>
          <table:table-cell office:value-type="float" office:value="1.04547" calcext:value-type="float">
            <text:p>1,04547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igma</text:p>
          </table:table-cell>
          <table:table-cell office:value-type="float" office:value="1.7113" calcext:value-type="float">
            <text:p>1,711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Sigma</text:p>
          </table:table-cell>
          <table:table-cell office:value-type="float" office:value="1.61259" calcext:value-type="float">
            <text:p>1,61259</text:p>
          </table:table-cell>
          <table:table-cell/>
        </table:table-row>
        <table:table-row table:style-name="ro1">
          <table:table-cell/>
          <table:covered-table-cell/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11"/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MUL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table:number-columns-repeated="11"/>
          <table:table-cell office:value-type="float" office:value="38" calcext:value-type="float">
            <text:p>38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17"/>
          <table:table-cell office:value-type="float" office:value="39" calcext:value-type="float">
            <text:p>39</text:p>
          </table:table-cell>
          <table:table-cell table:number-columns-repeated="5"/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number-columns-repeated="21"/>
          <table:table-cell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number-columns-repeated="32"/>
        </table:table-row>
        <table:table-row table:style-name="ro1">
          <table:table-cell/>
          <table:covered-table-cell/>
          <table:table-cell table:number-columns-repeated="32"/>
        </table:table-row>
        <table:table-row table:style-name="ro1">
          <table:table-cell/>
          <table:covered-table-cell/>
          <table:table-cell table:number-columns-repeated="32"/>
        </table:table-row>
      </table:table>
      <table:table table:name="Foglio1_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default-cell-style-name="ce23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3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3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C</text:p>
          </table:table-cell>
          <table:covered-table-cell/>
          <table:table-cell/>
          <table:table-cell table:style-name="ce1" office:value-type="string" calcext:value-type="string" table:number-columns-spanned="3" table:number-rows-spanned="1">
            <text:p>ROW0</text:p>
          </table:table-cell>
          <table:covered-table-cell table:number-columns-repeated="2"/>
          <table:table-cell table:number-columns-repeated="2"/>
          <table:table-cell table:style-name="Default"/>
          <table:table-cell table:style-name="ce1" office:value-type="string" calcext:value-type="string" table:number-columns-spanned="3" table:number-rows-spanned="1">
            <text:p>ROW1</text:p>
          </table:table-cell>
          <table:covered-table-cell table:number-columns-repeated="2"/>
          <table:table-cell/>
          <table:table-cell table:style-name="Default"/>
          <table:table-cell table:style-name="ce1" office:value-type="string" calcext:value-type="string" table:number-columns-spanned="3" table:number-rows-spanned="1">
            <text:p>ROW2</text:p>
          </table:table-cell>
          <table:covered-table-cell table:number-columns-repeated="2"/>
          <table:table-cell/>
          <table:table-cell table:style-name="Default"/>
          <table:table-cell table:style-name="ce1" office:value-type="string" calcext:value-type="string" table:number-columns-spanned="3" table:number-rows-spanned="1">
            <text:p>ROW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OW4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IMESTAMP (10 ns)</text:p>
          </table:table-cell>
          <table:table-cell/>
          <table:table-cell table:style-name="ce1" office:value-type="string" calcext:value-type="string">
            <text:p>PAD</text:p>
          </table:table-cell>
          <table:table-cell office:value-type="string" calcext:value-type="string">
            <text:p>TIMESTAMP (10 ns)</text:p>
          </table:table-cell>
          <table:table-cell office:value-type="string" calcext:value-type="string">
            <text:p>CHARGE (CH)</text:p>
          </table:table-cell>
          <table:table-cell office:value-type="string" calcext:value-type="string">
            <text:p>Charge*Charge*Pad</text:p>
          </table:table-cell>
          <table:table-cell office:value-type="string" calcext:value-type="string">
            <text:p>Charge*Charge</text:p>
          </table:table-cell>
          <table:table-cell table:style-name="Default" office:value-type="string" calcext:value-type="string">
            <text:p>(Pad-&lt;Pad&gt;)^2*Charge</text:p>
          </table:table-cell>
          <table:table-cell table:style-name="ce1" office:value-type="string" calcext:value-type="string">
            <text:p>PAD</text:p>
          </table:table-cell>
          <table:table-cell office:value-type="string" calcext:value-type="string">
            <text:p>TIMESTAMP (10 ns)</text:p>
          </table:table-cell>
          <table:table-cell office:value-type="string" calcext:value-type="string">
            <text:p>CHARGE (CH)</text:p>
          </table:table-cell>
          <table:table-cell office:value-type="string" calcext:value-type="string">
            <text:p>Charge*Pad</text:p>
          </table:table-cell>
          <table:table-cell table:style-name="Default" office:value-type="string" calcext:value-type="string">
            <text:p>(Pad-&lt;Pad&gt;)^2*Charge</text:p>
          </table:table-cell>
          <table:table-cell table:style-name="ce1" office:value-type="string" calcext:value-type="string">
            <text:p>PAD</text:p>
          </table:table-cell>
          <table:table-cell office:value-type="string" calcext:value-type="string">
            <text:p>TIMESTAMP (10 ns)</text:p>
          </table:table-cell>
          <table:table-cell office:value-type="string" calcext:value-type="string">
            <text:p>CHARGE (CH)</text:p>
          </table:table-cell>
          <table:table-cell office:value-type="string" calcext:value-type="string">
            <text:p>Charge*Pad</text:p>
          </table:table-cell>
          <table:table-cell table:style-name="Default" office:value-type="string" calcext:value-type="string">
            <text:p>(Pad-&lt;Pad&gt;)^2*Charge</text:p>
          </table:table-cell>
          <table:table-cell table:style-name="ce1" office:value-type="string" calcext:value-type="string">
            <text:p>PAD</text:p>
          </table:table-cell>
          <table:table-cell office:value-type="string" calcext:value-type="string">
            <text:p>TIMESTAMP (10 ns)</text:p>
          </table:table-cell>
          <table:table-cell office:value-type="string" calcext:value-type="string">
            <text:p>CHARGE (CH)</text:p>
          </table:table-cell>
          <table:table-cell table:style-name="ce1" office:value-type="string" calcext:value-type="string">
            <text:p>PAD</text:p>
          </table:table-cell>
          <table:table-cell office:value-type="string" calcext:value-type="string">
            <text:p>TIMESTAMP (10 ns)</text:p>
          </table:table-cell>
          <table:table-cell office:value-type="string" calcext:value-type="string">
            <text:p>CHARGE (CH)</text:p>
          </table:table-cell>
          <table:table-cell table:number-columns-repeated="2"/>
        </table:table-row>
        <table:table-row table:style-name="ro1">
          <table:table-cell office:value-type="float" office:value="5245" calcext:value-type="float">
            <text:p>5245</text:p>
          </table:table-cell>
          <table:table-cell office:value-type="float" office:value="13907701" calcext:value-type="float">
            <text:p>13907701</text:p>
          </table:table-cell>
          <table:table-cell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3907901" calcext:value-type="float">
            <text:p>13907901</text:p>
          </table:table-cell>
          <table:table-cell table:style-name="ce21" office:value-type="float" office:value="498" calcext:value-type="float">
            <text:p>498</text:p>
          </table:table-cell>
          <table:table-cell table:formula="of:=[.D3]*[.F3]*[.F3]" office:value-type="float" office:value="3968064" calcext:value-type="float">
            <text:p>3968064</text:p>
          </table:table-cell>
          <table:table-cell table:formula="of:=[.F3]*[.F3]" office:value-type="float" office:value="248004" calcext:value-type="float">
            <text:p>248004</text:p>
          </table:table-cell>
          <table:table-cell table:formula="of:=POWER([.D3]-[.$G$12];2)*[.F3]" office:value-type="float" office:value="5805.63667274565" calcext:value-type="float">
            <text:p>5805,637</text:p>
          </table:table-cell>
          <table:table-cell office:value-type="float" office:value="23" calcext:value-type="float">
            <text:p>23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033" calcext:value-type="float">
            <text:p>1033</text:p>
          </table:table-cell>
          <table:table-cell table:formula="of:=[.J3]*[.L3]" office:value-type="float" office:value="23759" calcext:value-type="float">
            <text:p>23759</text:p>
          </table:table-cell>
          <table:table-cell table:formula="of:=POWER([.J3]-[.$M$12];2)*[.L3]" office:value-type="float" office:value="5380.27330031669" calcext:value-type="float">
            <text:p>5380,273</text:p>
          </table:table-cell>
          <table:table-cell office:value-type="float" office:value="26" calcext:value-type="float">
            <text:p>26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965" calcext:value-type="float">
            <text:p>965</text:p>
          </table:table-cell>
          <table:table-cell table:formula="of:=[.O3]*[.Q3]" office:value-type="float" office:value="25090" calcext:value-type="float">
            <text:p>25090</text:p>
          </table:table-cell>
          <table:table-cell table:formula="of:=POWER([.O3]-[.$M$12];2)*[.Q3]" office:value-type="float" office:value="26924.9888361414" calcext:value-type="float">
            <text:p>26924,989</text:p>
          </table:table-cell>
          <table:table-cell office:value-type="float" office:value="36" calcext:value-type="float">
            <text:p>36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2021" calcext:value-type="float">
            <text:p>2021</text:p>
          </table:table-cell>
          <table:table-cell office:value-type="float" office:value="47" calcext:value-type="float">
            <text:p>47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592" calcext:value-type="float">
            <text:p>592</text:p>
          </table:table-cell>
          <table:table-cell table:number-columns-repeated="2"/>
        </table:table-row>
        <table:table-row table:style-name="ro1">
          <table:table-cell office:value-type="float" office:value="5215" calcext:value-type="float">
            <text:p>5215</text:p>
          </table:table-cell>
          <table:table-cell office:value-type="float" office:value="27064655" calcext:value-type="float">
            <text:p>27064655</text:p>
          </table:table-cell>
          <table:table-cell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3907901" calcext:value-type="float">
            <text:p>13907901</text:p>
          </table:table-cell>
          <table:table-cell table:style-name="ce21" office:value-type="float" office:value="1089" calcext:value-type="float">
            <text:p>1089</text:p>
          </table:table-cell>
          <table:table-cell table:formula="of:=[.D4]*[.F4]*[.F4]" office:value-type="float" office:value="17788815" calcext:value-type="float">
            <text:p>17788815</text:p>
          </table:table-cell>
          <table:table-cell table:formula="of:=[.F4]*[.F4]" office:value-type="float" office:value="1185921" calcext:value-type="float">
            <text:p>1185921</text:p>
          </table:table-cell>
          <table:table-cell table:formula="of:=POWER([.D4]-[.$G$12];2)*[.F4]" office:value-type="float" office:value="6347.96623888986" calcext:value-type="float">
            <text:p>6347,966</text:p>
          </table:table-cell>
          <table:table-cell office:value-type="float" office:value="22" calcext:value-type="float">
            <text:p>22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558" calcext:value-type="float">
            <text:p>1558</text:p>
          </table:table-cell>
          <table:table-cell table:formula="of:=[.J4]*[.L4]" office:value-type="float" office:value="34276" calcext:value-type="float">
            <text:p>34276</text:p>
          </table:table-cell>
          <table:table-cell table:formula="of:=POWER([.J4]-[.$M$12];2)*[.L4]" office:value-type="float" office:value="2561.37384534165" calcext:value-type="float">
            <text:p>2561,374</text:p>
          </table:table-cell>
          <table:table-cell office:value-type="float" office:value="27" calcext:value-type="float">
            <text:p>27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719" calcext:value-type="float">
            <text:p>1719</text:p>
          </table:table-cell>
          <table:table-cell table:formula="of:=[.O4]*[.Q4]" office:value-type="float" office:value="46413" calcext:value-type="float">
            <text:p>46413</text:p>
          </table:table-cell>
          <table:table-cell table:formula="of:=POWER([.O4]-[.$M$12];2)*[.Q4]" office:value-type="float" office:value="67841.9251418254" calcext:value-type="float">
            <text:p>67841,925</text:p>
          </table:table-cell>
          <table:table-cell office:value-type="float" office:value="33" calcext:value-type="float">
            <text:p>33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587" calcext:value-type="float">
            <text:p>587</text:p>
          </table:table-cell>
          <table:table-cell office:value-type="float" office:value="42" calcext:value-type="float">
            <text:p>42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334" calcext:value-type="float">
            <text:p>1334</text:p>
          </table:table-cell>
          <table:table-cell table:number-columns-repeated="2"/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float" office:value="33344361" calcext:value-type="float">
            <text:p>33344361</text:p>
          </table:table-cell>
          <table:table-cell/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3907902" calcext:value-type="float">
            <text:p>13907902</text:p>
          </table:table-cell>
          <table:table-cell table:style-name="ce21" office:value-type="float" office:value="2209" calcext:value-type="float">
            <text:p>2209</text:p>
          </table:table-cell>
          <table:table-cell table:formula="of:=[.D5]*[.F5]*[.F5]" office:value-type="float" office:value="63435853" calcext:value-type="float">
            <text:p>63435853</text:p>
          </table:table-cell>
          <table:table-cell table:formula="of:=[.F5]*[.F5]" office:value-type="float" office:value="4879681" calcext:value-type="float">
            <text:p>4879681</text:p>
          </table:table-cell>
          <table:table-cell table:formula="of:=POWER([.D5]-[.$G$12];2)*[.F5]" office:value-type="float" office:value="379.286115710032" calcext:value-type="float">
            <text:p>379,286</text:p>
          </table:table-cell>
          <table:table-cell office:value-type="float" office:value="21" calcext:value-type="float">
            <text:p>21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873" calcext:value-type="float">
            <text:p>1873</text:p>
          </table:table-cell>
          <table:table-cell table:formula="of:=[.J5]*[.L5]" office:value-type="float" office:value="39333" calcext:value-type="float">
            <text:p>39333</text:p>
          </table:table-cell>
          <table:table-cell table:formula="of:=POWER([.J5]-[.$M$12];2)*[.L5]" office:value-type="float" office:value="149.150394936867" calcext:value-type="float">
            <text:p>149,150</text:p>
          </table:table-cell>
          <table:table-cell office:value-type="float" office:value="30" calcext:value-type="float">
            <text:p>30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211" calcext:value-type="float">
            <text:p>1211</text:p>
          </table:table-cell>
          <table:table-cell table:formula="of:=[.O5]*[.Q5]" office:value-type="float" office:value="36330" calcext:value-type="float">
            <text:p>36330</text:p>
          </table:table-cell>
          <table:table-cell table:formula="of:=POWER([.O5]-[.$M$12];2)*[.Q5]" office:value-type="float" office:value="104338.635767374" calcext:value-type="float">
            <text:p>104338,636</text:p>
          </table:table-cell>
          <table:table-cell office:value-type="float" office:value="37" calcext:value-type="float">
            <text:p>37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730" calcext:value-type="float">
            <text:p>1730</text:p>
          </table:table-cell>
          <table:table-cell office:value-type="float" office:value="43" calcext:value-type="float">
            <text:p>43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941" calcext:value-type="float">
            <text:p>1941</text:p>
          </table:table-cell>
          <table:table-cell table:number-columns-repeated="2"/>
        </table:table-row>
        <table:table-row table:style-name="ro1">
          <table:table-cell office:value-type="float" office:value="5252" calcext:value-type="float">
            <text:p>5252</text:p>
          </table:table-cell>
          <table:table-cell office:value-type="float" office:value="34730676" calcext:value-type="float">
            <text:p>34730676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3907902" calcext:value-type="float">
            <text:p>13907902</text:p>
          </table:table-cell>
          <table:table-cell table:style-name="ce21" office:value-type="float" office:value="1752" calcext:value-type="float">
            <text:p>1752</text:p>
          </table:table-cell>
          <table:table-cell table:formula="of:=[.D6]*[.F6]*[.F6]" office:value-type="float" office:value="42973056" calcext:value-type="float">
            <text:p>42973056</text:p>
          </table:table-cell>
          <table:table-cell table:formula="of:=[.F6]*[.F6]" office:value-type="float" office:value="3069504" calcext:value-type="float">
            <text:p>3069504</text:p>
          </table:table-cell>
          <table:table-cell table:formula="of:=POWER([.D6]-[.$G$12];2)*[.F6]" office:value-type="float" office:value="3504.76253106943" calcext:value-type="float">
            <text:p>3504,763</text:p>
          </table:table-cell>
          <table:table-cell office:value-type="float" office:value="20" calcext:value-type="float">
            <text:p>20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1877" calcext:value-type="float">
            <text:p>1877</text:p>
          </table:table-cell>
          <table:table-cell table:formula="of:=[.J6]*[.L6]" office:value-type="float" office:value="37540" calcext:value-type="float">
            <text:p>37540</text:p>
          </table:table-cell>
          <table:table-cell table:formula="of:=POWER([.J6]-[.$M$12];2)*[.L6]" office:value-type="float" office:value="967.123526248639" calcext:value-type="float">
            <text:p>967,124</text:p>
          </table:table-cell>
          <table:table-cell office:value-type="float" office:value="29" calcext:value-type="float">
            <text:p>29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881" calcext:value-type="float">
            <text:p>1881</text:p>
          </table:table-cell>
          <table:table-cell table:formula="of:=[.O6]*[.Q6]" office:value-type="float" office:value="54549" calcext:value-type="float">
            <text:p>54549</text:p>
          </table:table-cell>
          <table:table-cell table:formula="of:=POWER([.O6]-[.$M$12];2)*[.Q6]" office:value-type="float" office:value="129026.610847671" calcext:value-type="float">
            <text:p>129026,611</text:p>
          </table:table-cell>
          <table:table-cell office:value-type="float" office:value="35" calcext:value-type="float">
            <text:p>35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987" calcext:value-type="float">
            <text:p>1987</text:p>
          </table:table-cell>
          <table:table-cell office:value-type="float" office:value="46" calcext:value-type="float">
            <text:p>46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041" calcext:value-type="float">
            <text:p>1041</text:p>
          </table:table-cell>
          <table:table-cell table:number-columns-repeated="2"/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float" office:value="35769258" calcext:value-type="float">
            <text:p>35769258</text:p>
          </table:table-cell>
          <table:table-cell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907903" calcext:value-type="float">
            <text:p>13907903</text:p>
          </table:table-cell>
          <table:table-cell table:style-name="ce21" office:value-type="float" office:value="1928" calcext:value-type="float">
            <text:p>1928</text:p>
          </table:table-cell>
          <table:table-cell table:formula="of:=[.D7]*[.F7]*[.F7]" office:value-type="float" office:value="44606208" calcext:value-type="float">
            <text:p>44606208</text:p>
          </table:table-cell>
          <table:table-cell table:formula="of:=[.F7]*[.F7]" office:value-type="float" office:value="3717184" calcext:value-type="float">
            <text:p>3717184</text:p>
          </table:table-cell>
          <table:table-cell table:formula="of:=POWER([.D7]-[.$G$12];2)*[.F7]" office:value-type="float" office:value="661.23749152813" calcext:value-type="float">
            <text:p>661,237</text:p>
          </table:table-cell>
          <table:table-cell office:value-type="float" office:value="18" calcext:value-type="float">
            <text:p>18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568" calcext:value-type="float">
            <text:p>568</text:p>
          </table:table-cell>
          <table:table-cell table:formula="of:=[.J7]*[.L7]" office:value-type="float" office:value="10224" calcext:value-type="float">
            <text:p>10224</text:p>
          </table:table-cell>
          <table:table-cell table:formula="of:=POWER([.J7]-[.$M$12];2)*[.L7]" office:value-type="float" office:value="4195.52359781504" calcext:value-type="float">
            <text:p>4195,524</text:p>
          </table:table-cell>
          <table:table-cell office:value-type="float" office:value="28" calcext:value-type="float">
            <text:p>28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2157" calcext:value-type="float">
            <text:p>2157</text:p>
          </table:table-cell>
          <table:table-cell table:formula="of:=[.O7]*[.Q7]" office:value-type="float" office:value="60396" calcext:value-type="float">
            <text:p>60396</text:p>
          </table:table-cell>
          <table:table-cell table:formula="of:=POWER([.O7]-[.$M$12];2)*[.Q7]" office:value-type="float" office:value="114386.372721791" calcext:value-type="float">
            <text:p>114386,373</text:p>
          </table:table-cell>
          <table:table-cell office:value-type="float" office:value="38" calcext:value-type="float">
            <text:p>38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139" calcext:value-type="float">
            <text:p>1139</text:p>
          </table:table-cell>
          <table:table-cell office:value-type="float" office:value="41" calcext:value-type="float">
            <text:p>41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649" calcext:value-type="float">
            <text:p>6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3907903" calcext:value-type="float">
            <text:p>13907903</text:p>
          </table:table-cell>
          <table:table-cell table:style-name="ce21" office:value-type="float" office:value="1426" calcext:value-type="float">
            <text:p>1426</text:p>
          </table:table-cell>
          <table:table-cell table:formula="of:=[.D8]*[.F8]*[.F8]" office:value-type="float" office:value="22368236" calcext:value-type="float">
            <text:p>22368236</text:p>
          </table:table-cell>
          <table:table-cell table:formula="of:=[.F8]*[.F8]" office:value-type="float" office:value="2033476" calcext:value-type="float">
            <text:p>2033476</text:p>
          </table:table-cell>
          <table:table-cell table:formula="of:=POWER([.D8]-[.$G$12];2)*[.F8]" office:value-type="float" office:value="3585.29289056177" calcext:value-type="float">
            <text:p>3585,293</text:p>
          </table:table-cell>
          <table:table-cell office:value-type="float" office:value="19" calcext:value-type="float">
            <text:p>19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1160" calcext:value-type="float">
            <text:p>1160</text:p>
          </table:table-cell>
          <table:table-cell table:formula="of:=[.J8]*[.L8]" office:value-type="float" office:value="22040" calcext:value-type="float">
            <text:p>22040</text:p>
          </table:table-cell>
          <table:table-cell table:formula="of:=POWER([.J8]-[.$M$12];2)*[.L8]" office:value-type="float" office:value="3423.00619666222" calcext:value-type="float">
            <text:p>3423,006</text:p>
          </table:table-cell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413" calcext:value-type="float">
            <text:p>1413</text:p>
          </table:table-cell>
          <table:table-cell office:value-type="float" office:value="44" calcext:value-type="float">
            <text:p>44</text:p>
          </table:table-cell>
          <table:table-cell office:value-type="float" office:value="13907900" calcext:value-type="float">
            <text:p>13907900</text:p>
          </table:table-cell>
          <table:table-cell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3907903" calcext:value-type="float">
            <text:p>13907903</text:p>
          </table:table-cell>
          <table:table-cell table:style-name="ce21" office:value-type="float" office:value="1174" calcext:value-type="float">
            <text:p>1174</text:p>
          </table:table-cell>
          <table:table-cell table:formula="of:=[.D9]*[.F9]*[.F9]" office:value-type="float" office:value="13782760" calcext:value-type="float">
            <text:p>13782760</text:p>
          </table:table-cell>
          <table:table-cell table:formula="of:=[.F9]*[.F9]" office:value-type="float" office:value="1378276" calcext:value-type="float">
            <text:p>1378276</text:p>
          </table:table-cell>
          <table:table-cell table:formula="of:=POWER([.D9]-[.$G$12];2)*[.F9]" office:value-type="float" office:value="7848.77203771402" calcext:value-type="float">
            <text:p>7848,772</text:p>
          </table:table-cell>
          <table:table-cell table:number-columns-repeated="9"/>
          <table:table-cell table:style-name="Default"/>
          <table:table-cell office:value-type="float" office:value="39" calcext:value-type="float">
            <text:p>39</text:p>
          </table:table-cell>
          <table:table-cell office:value-type="float" office:value="13907907" calcext:value-type="float">
            <text:p>13907907</text:p>
          </table:table-cell>
          <table:table-cell office:value-type="float" office:value="602" calcext:value-type="float">
            <text:p>602</text:p>
          </table:table-cell>
          <table:table-cell office:value-type="float" office:value="45" calcext:value-type="float">
            <text:p>45</text:p>
          </table:table-cell>
          <table:table-cell office:value-type="float" office:value="13907901" calcext:value-type="float">
            <text:p>13907901</text:p>
          </table:table-cell>
          <table:table-cell office:value-type="float" office:value="1728" calcext:value-type="float">
            <text:p>172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office:value-type="float" office:value="9" calcext:value-type="float">
            <text:p>9</text:p>
          </table:table-cell>
          <table:table-cell table:style-name="ce21" office:value-type="float" office:value="13907905" calcext:value-type="float">
            <text:p>13907905</text:p>
          </table:table-cell>
          <table:table-cell table:style-name="ce21" office:value-type="float" office:value="556" calcext:value-type="float">
            <text:p>556</text:p>
          </table:table-cell>
          <table:table-cell table:formula="of:=[.D10]*[.F10]*[.F10]" office:value-type="float" office:value="2782224" calcext:value-type="float">
            <text:p>2782224</text:p>
          </table:table-cell>
          <table:table-cell table:formula="of:=[.F10]*[.F10]" office:value-type="float" office:value="309136" calcext:value-type="float">
            <text:p>309136</text:p>
          </table:table-cell>
          <table:table-cell table:formula="of:=POWER([.D10]-[.$G$12];2)*[.F10]" office:value-type="float" office:value="7148.35906474713" calcext:value-type="float">
            <text:p>7148,359</text:p>
          </table:table-cell>
          <table:table-cell table:number-columns-repeated="9"/>
          <table:table-cell table:style-name="Default"/>
          <table:table-cell office:value-type="float" office:value="38" calcext:value-type="float">
            <text:p>38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020" calcext:value-type="float">
            <text:p>1020</text:p>
          </table:table-cell>
          <table:table-cell office:value-type="float" office:value="40" calcext:value-type="float">
            <text:p>40</text:p>
          </table:table-cell>
          <table:table-cell office:value-type="float" office:value="13907902" calcext:value-type="float">
            <text:p>13907902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1" table:number-columns-repeated="3"/>
          <table:table-cell office:value-type="string" calcext:value-type="string">
            <text:p>&lt;Pad&gt;</text:p>
          </table:table-cell>
          <table:table-cell/>
          <table:table-cell table:style-name="Default"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  <table:table-cell table:number-columns-repeated="4"/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897" calcext:value-type="float">
            <text:p>1897</text:p>
          </table:table-cell>
          <table:table-cell office:value-type="float" office:value="100" calcext:value-type="float">
            <text:p>100</text:p>
          </table:table-cell>
          <table:table-cell office:value-type="float" office:value="13907906" calcext:value-type="float">
            <text:p>13907906</text:p>
          </table:table-cell>
          <table:table-cell office:value-type="float" office:value="9338" calcext:value-type="float">
            <text:p>933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2" table:formula="of:=SUM([.G3:.G10])/SUM([.H3:.H10])" office:value-type="float" office:value="12.585632567319" calcext:value-type="float">
            <text:p>12,5856</text:p>
          </table:table-cell>
          <table:table-cell table:style-name="ce22"/>
          <table:table-cell table:style-name="ce24" table:formula="of:=SQRT(SUM([.I3:.I10])/SUM([.F3:.F10]))" office:value-type="float" office:value="1.82164978070142" calcext:value-type="float">
            <text:p>1,82165</text:p>
          </table:table-cell>
          <table:table-cell table:number-columns-repeated="3"/>
          <table:table-cell table:style-name="ce22" table:formula="of:=SUM([.M3:.M10])/SUM([.L3:.L10])" office:value-type="float" office:value="20.7178088982526" calcext:value-type="float">
            <text:p>20,7178</text:p>
          </table:table-cell>
          <table:table-cell table:style-name="ce24" table:formula="of:=SQRT(SUM([.N3:.N10])/SUM([.L3:.L10]))" office:value-type="float" office:value="1.43761288408129" calcext:value-type="float">
            <text:p>1,43761</text:p>
          </table:table-cell>
          <table:table-cell table:number-columns-repeated="4"/>
          <table:table-cell table:style-name="Default"/>
          <table:table-cell office:value-type="float" office:value="34" calcext:value-type="float">
            <text:p>34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415" calcext:value-type="float">
            <text:p>1415</text:p>
          </table:table-cell>
          <table:table-cell office:value-type="float" office:value="46" calcext:value-type="float">
            <text:p>46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154" calcext:value-type="float">
            <text:p>115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2" table:formula="of:=[.G12]*5+5/2" office:value-type="float" office:value="65.428162836595" calcext:value-type="float">
            <text:p>65,4282</text:p>
          </table:table-cell>
          <table:table-cell table:style-name="ce22"/>
          <table:table-cell table:style-name="Default"/>
          <table:table-cell table:number-columns-repeated="3"/>
          <table:table-cell table:style-name="ce22" table:formula="of:=[.M12]*5+5/2" office:value-type="float" office:value="106.089044491263" calcext:value-type="float">
            <text:p>106,0890</text:p>
          </table:table-cell>
          <table:table-cell table:style-name="Default"/>
          <table:table-cell table:number-columns-repeated="4"/>
          <table:table-cell table:style-name="Default"/>
          <table:table-cell office:value-type="float" office:value="39" calcext:value-type="float">
            <text:p>39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522" calcext:value-type="float">
            <text:p>522</text:p>
          </table:table-cell>
          <table:table-cell office:value-type="float" office:value="42" calcext:value-type="float">
            <text:p>42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370" calcext:value-type="float">
            <text:p>137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office:value-type="float" office:value="33" calcext:value-type="float">
            <text:p>33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849" calcext:value-type="float">
            <text:p>849</text:p>
          </table:table-cell>
          <table:table-cell office:value-type="float" office:value="41" calcext:value-type="float">
            <text:p>41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713" calcext:value-type="float">
            <text:p>7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499" calcext:value-type="float">
            <text:p>499</text:p>
          </table:table-cell>
          <table:table-cell table:formula="of:=[.D15]*[.F15]*[.F15]" office:value-type="float" office:value="3984016" calcext:value-type="float">
            <text:p>3984016</text:p>
          </table:table-cell>
          <table:table-cell table:formula="of:=[.F15]*[.F15]" office:value-type="float" office:value="249001" calcext:value-type="float">
            <text:p>249001</text:p>
          </table:table-cell>
          <table:table-cell table:formula="of:=POWER([.D15]-[.$G$23];2)*[.F15]" office:value-type="float" office:value="5560.38146620593" calcext:value-type="float">
            <text:p>5560,381</text:p>
          </table:table-cell>
          <table:table-cell office:value-type="float" office:value="23" calcext:value-type="float">
            <text:p>23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900" calcext:value-type="float">
            <text:p>900</text:p>
          </table:table-cell>
          <table:table-cell table:formula="of:=[.J15]*[.L15]" office:value-type="float" office:value="20700" calcext:value-type="float">
            <text:p>20700</text:p>
          </table:table-cell>
          <table:table-cell table:formula="of:=POWER([.J15]-[.$M$23];2)*[.L15]" office:value-type="float" office:value="5074.42974095545" calcext:value-type="float">
            <text:p>5074,430</text:p>
          </table:table-cell>
          <table:table-cell office:value-type="float" office:value="27" calcext:value-type="float">
            <text:p>27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1426" calcext:value-type="float">
            <text:p>1426</text:p>
          </table:table-cell>
          <table:table-cell table:formula="of:=[.O15]*[.Q15]" office:value-type="float" office:value="38502" calcext:value-type="float">
            <text:p>38502</text:p>
          </table:table-cell>
          <table:table-cell table:formula="of:=POWER([.O15]-[.$M$23];2)*[.Q15]" office:value-type="float" office:value="57944.4600653142" calcext:value-type="float">
            <text:p>57944,460</text:p>
          </table:table-cell>
          <table:table-cell office:value-type="float" office:value="35" calcext:value-type="float">
            <text:p>35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951" calcext:value-type="float">
            <text:p>1951</text:p>
          </table:table-cell>
          <table:table-cell office:value-type="float" office:value="45" calcext:value-type="float">
            <text:p>45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1640" calcext:value-type="float">
            <text:p>164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706" calcext:value-type="float">
            <text:p>1706</text:p>
          </table:table-cell>
          <table:table-cell table:formula="of:=[.D16]*[.F16]*[.F16]" office:value-type="float" office:value="40746104" calcext:value-type="float">
            <text:p>40746104</text:p>
          </table:table-cell>
          <table:table-cell table:formula="of:=[.F16]*[.F16]" office:value-type="float" office:value="2910436" calcext:value-type="float">
            <text:p>2910436</text:p>
          </table:table-cell>
          <table:table-cell table:formula="of:=POWER([.D16]-[.$G$23];2)*[.F16]" office:value-type="float" office:value="3054.70678368541" calcext:value-type="float">
            <text:p>3054,707</text:p>
          </table:table-cell>
          <table:table-cell office:value-type="float" office:value="22" calcext:value-type="float">
            <text:p>22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1736" calcext:value-type="float">
            <text:p>1736</text:p>
          </table:table-cell>
          <table:table-cell table:formula="of:=[.J16]*[.L16]" office:value-type="float" office:value="38192" calcext:value-type="float">
            <text:p>38192</text:p>
          </table:table-cell>
          <table:table-cell table:formula="of:=POWER([.J16]-[.$M$23];2)*[.L16]" office:value-type="float" office:value="3279.74347630952" calcext:value-type="float">
            <text:p>3279,743</text:p>
          </table:table-cell>
          <table:table-cell office:value-type="float" office:value="30" calcext:value-type="float">
            <text:p>30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091" calcext:value-type="float">
            <text:p>1091</text:p>
          </table:table-cell>
          <table:table-cell table:formula="of:=[.O16]*[.Q16]" office:value-type="float" office:value="32730" calcext:value-type="float">
            <text:p>32730</text:p>
          </table:table-cell>
          <table:table-cell table:formula="of:=POWER([.O16]-[.$M$23];2)*[.Q16]" office:value-type="float" office:value="95878.4656353869" calcext:value-type="float">
            <text:p>95878,466</text:p>
          </table:table-cell>
          <table:table-cell office:value-type="float" office:value="36" calcext:value-type="float">
            <text:p>36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2330" calcext:value-type="float">
            <text:p>2330</text:p>
          </table:table-cell>
          <table:table-cell office:value-type="float" office:value="47" calcext:value-type="float">
            <text:p>47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610" calcext:value-type="float">
            <text:p>6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2160" calcext:value-type="float">
            <text:p>2160</text:p>
          </table:table-cell>
          <table:table-cell table:formula="of:=[.D17]*[.F17]*[.F17]" office:value-type="float" office:value="60652800" calcext:value-type="float">
            <text:p>60652800</text:p>
          </table:table-cell>
          <table:table-cell table:formula="of:=[.F17]*[.F17]" office:value-type="float" office:value="4665600" calcext:value-type="float">
            <text:p>4665600</text:p>
          </table:table-cell>
          <table:table-cell table:formula="of:=POWER([.D17]-[.$G$23];2)*[.F17]" office:value-type="float" office:value="246.943142717003" calcext:value-type="float">
            <text:p>246,943</text:p>
          </table:table-cell>
          <table:table-cell office:value-type="float" office:value="21" calcext:value-type="float">
            <text:p>21</text:p>
          </table:table-cell>
          <table:table-cell office:value-type="float" office:value="27064856" calcext:value-type="float">
            <text:p>27064856</text:p>
          </table:table-cell>
          <table:table-cell office:value-type="float" office:value="1985" calcext:value-type="float">
            <text:p>1985</text:p>
          </table:table-cell>
          <table:table-cell table:formula="of:=[.J17]*[.L17]" office:value-type="float" office:value="41685" calcext:value-type="float">
            <text:p>41685</text:p>
          </table:table-cell>
          <table:table-cell table:formula="of:=POWER([.J17]-[.$M$23];2)*[.L17]" office:value-type="float" office:value="278.398317147377" calcext:value-type="float">
            <text:p>278,398</text:p>
          </table:table-cell>
          <table:table-cell office:value-type="float" office:value="29" calcext:value-type="float">
            <text:p>29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671" calcext:value-type="float">
            <text:p>1671</text:p>
          </table:table-cell>
          <table:table-cell table:formula="of:=[.O17]*[.Q17]" office:value-type="float" office:value="48459" calcext:value-type="float">
            <text:p>48459</text:p>
          </table:table-cell>
          <table:table-cell table:formula="of:=POWER([.O17]-[.$M$23];2)*[.Q17]" office:value-type="float" office:value="117191.019739037" calcext:value-type="float">
            <text:p>117191,020</text:p>
          </table:table-cell>
          <table:table-cell office:value-type="float" office:value="32" calcext:value-type="float">
            <text:p>32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326" calcext:value-type="float">
            <text:p>326</text:p>
          </table:table-cell>
          <table:table-cell office:value-type="float" office:value="43" calcext:value-type="float">
            <text:p>43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2059" calcext:value-type="float">
            <text:p>205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006" calcext:value-type="float">
            <text:p>1006</text:p>
          </table:table-cell>
          <table:table-cell table:formula="of:=[.D18]*[.F18]*[.F18]" office:value-type="float" office:value="10120360" calcext:value-type="float">
            <text:p>10120360</text:p>
          </table:table-cell>
          <table:table-cell table:formula="of:=[.F18]*[.F18]" office:value-type="float" office:value="1012036" calcext:value-type="float">
            <text:p>1012036</text:p>
          </table:table-cell>
          <table:table-cell table:formula="of:=POWER([.D18]-[.$G$23];2)*[.F18]" office:value-type="float" office:value="7128.1156397641" calcext:value-type="float">
            <text:p>7128,116</text:p>
          </table:table-cell>
          <table:table-cell office:value-type="float" office:value="20" calcext:value-type="float">
            <text:p>20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820" calcext:value-type="float">
            <text:p>1820</text:p>
          </table:table-cell>
          <table:table-cell table:formula="of:=[.J18]*[.L18]" office:value-type="float" office:value="36400" calcext:value-type="float">
            <text:p>36400</text:p>
          </table:table-cell>
          <table:table-cell table:formula="of:=POWER([.J18]-[.$M$23];2)*[.L18]" office:value-type="float" office:value="712.073049345777" calcext:value-type="float">
            <text:p>712,073</text:p>
          </table:table-cell>
          <table:table-cell office:value-type="float" office:value="28" calcext:value-type="float">
            <text:p>28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727" calcext:value-type="float">
            <text:p>1727</text:p>
          </table:table-cell>
          <table:table-cell table:formula="of:=[.O18]*[.Q18]" office:value-type="float" office:value="48356" calcext:value-type="float">
            <text:p>48356</text:p>
          </table:table-cell>
          <table:table-cell table:formula="of:=POWER([.O18]-[.$M$23];2)*[.Q18]" office:value-type="float" office:value="93919.9000946078" calcext:value-type="float">
            <text:p>93919,900</text:p>
          </table:table-cell>
          <table:table-cell office:value-type="float" office:value="39" calcext:value-type="float">
            <text:p>39</text:p>
          </table:table-cell>
          <table:table-cell office:value-type="float" office:value="33344558" calcext:value-type="float">
            <text:p>33344558</text:p>
          </table:table-cell>
          <table:table-cell office:value-type="float" office:value="598" calcext:value-type="float">
            <text:p>598</text:p>
          </table:table-cell>
          <table:table-cell office:value-type="float" office:value="44" calcext:value-type="float">
            <text:p>44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2285" calcext:value-type="float">
            <text:p>228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120" calcext:value-type="float">
            <text:p>1120</text:p>
          </table:table-cell>
          <table:table-cell table:formula="of:=[.D19]*[.F19]*[.F19]" office:value-type="float" office:value="18816000" calcext:value-type="float">
            <text:p>18816000</text:p>
          </table:table-cell>
          <table:table-cell table:formula="of:=[.F19]*[.F19]" office:value-type="float" office:value="1254400" calcext:value-type="float">
            <text:p>1254400</text:p>
          </table:table-cell>
          <table:table-cell table:formula="of:=POWER([.D19]-[.$G$23];2)*[.F19]" office:value-type="float" office:value="6122.82480692633" calcext:value-type="float">
            <text:p>6122,825</text:p>
          </table:table-cell>
          <table:table-cell office:value-type="float" office:value="18" calcext:value-type="float">
            <text:p>18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752" calcext:value-type="float">
            <text:p>752</text:p>
          </table:table-cell>
          <table:table-cell table:formula="of:=[.J19]*[.L19]" office:value-type="float" office:value="13536" calcext:value-type="float">
            <text:p>13536</text:p>
          </table:table-cell>
          <table:table-cell table:formula="of:=POWER([.J19]-[.$M$23];2)*[.L19]" office:value-type="float" office:value="5183.72001580455" calcext:value-type="float">
            <text:p>5183,720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262" calcext:value-type="float">
            <text:p>1262</text:p>
          </table:table-cell>
          <table:table-cell office:value-type="float" office:value="42" calcext:value-type="float">
            <text:p>42</text:p>
          </table:table-cell>
          <table:table-cell office:value-type="float" office:value="33344558" calcext:value-type="float">
            <text:p>33344558</text:p>
          </table:table-cell>
          <table:table-cell office:value-type="float" office:value="1093" calcext:value-type="float">
            <text:p>109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2122" calcext:value-type="float">
            <text:p>2122</text:p>
          </table:table-cell>
          <table:table-cell table:formula="of:=[.D20]*[.F20]*[.F20]" office:value-type="float" office:value="54034608" calcext:value-type="float">
            <text:p>54034608</text:p>
          </table:table-cell>
          <table:table-cell table:formula="of:=[.F20]*[.F20]" office:value-type="float" office:value="4502884" calcext:value-type="float">
            <text:p>4502884</text:p>
          </table:table-cell>
          <table:table-cell table:formula="of:=POWER([.D20]-[.$G$23];2)*[.F20]" office:value-type="float" office:value="929.615015930441" calcext:value-type="float">
            <text:p>929,615</text:p>
          </table:table-cell>
          <table:table-cell office:value-type="float" office:value="19" calcext:value-type="float">
            <text:p>19</text:p>
          </table:table-cell>
          <table:table-cell office:value-type="float" office:value="27064857" calcext:value-type="float">
            <text:p>27064857</text:p>
          </table:table-cell>
          <table:table-cell office:value-type="float" office:value="1325" calcext:value-type="float">
            <text:p>1325</text:p>
          </table:table-cell>
          <table:table-cell table:formula="of:=[.J20]*[.L20]" office:value-type="float" office:value="25175" calcext:value-type="float">
            <text:p>25175</text:p>
          </table:table-cell>
          <table:table-cell table:formula="of:=POWER([.J20]-[.$M$23];2)*[.L20]" office:value-type="float" office:value="3500.97702992782" calcext:value-type="float">
            <text:p>3500,977</text:p>
          </table:table-cell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806" calcext:value-type="float">
            <text:p>1806</text:p>
          </table:table-cell>
          <table:table-cell office:value-type="float" office:value="44" calcext:value-type="float">
            <text:p>44</text:p>
          </table:table-cell>
          <table:table-cell office:value-type="float" office:value="33344558" calcext:value-type="float">
            <text:p>33344558</text:p>
          </table:table-cell>
          <table:table-cell office:value-type="float" office:value="2219" calcext:value-type="float">
            <text:p>221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7064858" calcext:value-type="float">
            <text:p>27064858</text:p>
          </table:table-cell>
          <table:table-cell office:value-type="float" office:value="1464" calcext:value-type="float">
            <text:p>1464</text:p>
          </table:table-cell>
          <table:table-cell table:formula="of:=[.D21]*[.F21]*[.F21]" office:value-type="float" office:value="23576256" calcext:value-type="float">
            <text:p>23576256</text:p>
          </table:table-cell>
          <table:table-cell table:formula="of:=[.F21]*[.F21]" office:value-type="float" office:value="2143296" calcext:value-type="float">
            <text:p>2143296</text:p>
          </table:table-cell>
          <table:table-cell table:formula="of:=POWER([.D21]-[.$G$23];2)*[.F21]" office:value-type="float" office:value="4043.33843710554" calcext:value-type="float">
            <text:p>4043,338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office:value-type="float" office:value="35" calcext:value-type="float">
            <text:p>35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827" calcext:value-type="float">
            <text:p>1827</text:p>
          </table:table-cell>
          <table:table-cell office:value-type="float" office:value="43" calcext:value-type="float">
            <text:p>43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752" calcext:value-type="float">
            <text:p>1752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D22]*[.F22]*[.F22]" office:value-type="float" office:value="0" calcext:value-type="float">
            <text:p>0</text:p>
          </table:table-cell>
          <table:table-cell table:formula="of:=[.F22]*[.F22]" office:value-type="float" office:value="0" calcext:value-type="float">
            <text:p>0</text:p>
          </table:table-cell>
          <table:table-cell table:style-name="Default"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  <table:table-cell table:number-columns-repeated="4"/>
          <table:table-cell table:style-name="Default"/>
          <table:table-cell office:value-type="float" office:value="34" calcext:value-type="float">
            <text:p>34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364" calcext:value-type="float">
            <text:p>1364</text:p>
          </table:table-cell>
          <table:table-cell office:value-type="float" office:value="46" calcext:value-type="float">
            <text:p>46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386" calcext:value-type="float">
            <text:p>138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2" table:formula="of:=SUM([.G14:.G21])/SUM([.H14:.H21])" office:value-type="float" office:value="12.6618794164271" calcext:value-type="float">
            <text:p>12,6619</text:p>
          </table:table-cell>
          <table:table-cell table:style-name="ce22"/>
          <table:table-cell table:style-name="ce24" table:formula="of:=SQRT(SUM([.I15:.I22])/SUM([.F15:.F22]))" office:value-type="float" office:value="1.63948032379054" calcext:value-type="float">
            <text:p>1,63948</text:p>
          </table:table-cell>
          <table:table-cell table:number-columns-repeated="3"/>
          <table:table-cell table:style-name="ce22" table:formula="of:=SUM([.M14:.M21])/SUM([.L14:.L21])" office:value-type="float" office:value="20.6254989434139" calcext:value-type="float">
            <text:p>20,6255</text:p>
          </table:table-cell>
          <table:table-cell table:style-name="ce24" table:formula="of:=SQRT(SUM([.N14:.N21])/SUM([.L14:.L21]))" office:value-type="float" office:value="1.45485970731231" calcext:value-type="float">
            <text:p>1,45486</text:p>
          </table:table-cell>
          <table:table-cell table:number-columns-repeated="4"/>
          <table:table-cell table:style-name="Default"/>
          <table:table-cell office:value-type="float" office:value="36" calcext:value-type="float">
            <text:p>36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1968" calcext:value-type="float">
            <text:p>1968</text:p>
          </table:table-cell>
          <table:table-cell office:value-type="float" office:value="45" calcext:value-type="float">
            <text:p>45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918" calcext:value-type="float">
            <text:p>191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2" table:formula="of:=[.G23]*5+5/2" office:value-type="float" office:value="65.8093970821357" calcext:value-type="float">
            <text:p>65,8094</text:p>
          </table:table-cell>
          <table:table-cell table:style-name="ce22"/>
          <table:table-cell table:style-name="Default"/>
          <table:table-cell table:number-columns-repeated="3"/>
          <table:table-cell table:style-name="ce22" table:formula="of:=[.M23]*5+5/2" office:value-type="float" office:value="105.62749471707" calcext:value-type="float">
            <text:p>105,6275</text:p>
          </table:table-cell>
          <table:table-cell table:style-name="Default"/>
          <table:table-cell table:number-columns-repeated="4"/>
          <table:table-cell table:style-name="Default"/>
          <table:table-cell office:value-type="float" office:value="33" calcext:value-type="float">
            <text:p>33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751" calcext:value-type="float">
            <text:p>751</text:p>
          </table:table-cell>
          <table:table-cell office:value-type="float" office:value="47" calcext:value-type="float">
            <text:p>47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675" calcext:value-type="float">
            <text:p>67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office:value-type="float" office:value="32" calcext:value-type="float">
            <text:p>32</text:p>
          </table:table-cell>
          <table:table-cell office:value-type="float" office:value="33344561" calcext:value-type="float">
            <text:p>33344561</text:p>
          </table:table-cell>
          <table:table-cell office:value-type="float" office:value="233" calcext:value-type="float">
            <text:p>233</text:p>
          </table:table-cell>
          <table:table-cell office:value-type="float" office:value="41" calcext:value-type="float">
            <text:p>41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571" calcext:value-type="float">
            <text:p>57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3344562" calcext:value-type="float">
            <text:p>33344562</text:p>
          </table:table-cell>
          <table:table-cell office:value-type="float" office:value="1925" calcext:value-type="float">
            <text:p>1925</text:p>
          </table:table-cell>
          <table:table-cell table:formula="of:=[.D26]*[.F26]*[.F26]" office:value-type="float" office:value="44467500" calcext:value-type="float">
            <text:p>44467500</text:p>
          </table:table-cell>
          <table:table-cell table:formula="of:=[.F26]*[.F26]" office:value-type="float" office:value="3705625" calcext:value-type="float">
            <text:p>3705625</text:p>
          </table:table-cell>
          <table:table-cell table:formula="of:=POWER([.D26]-[.$G$34];2)*[.F26]" office:value-type="float" office:value="960.508620346673" calcext:value-type="float">
            <text:p>960,509</text:p>
          </table:table-cell>
          <table:table-cell office:value-type="float" office:value="20" calcext:value-type="float">
            <text:p>20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712" calcext:value-type="float">
            <text:p>1712</text:p>
          </table:table-cell>
          <table:table-cell table:formula="of:=[.J26]*[.L26]" office:value-type="float" office:value="34240" calcext:value-type="float">
            <text:p>34240</text:p>
          </table:table-cell>
          <table:table-cell table:formula="of:=POWER([.J26]-[.$M$34];2)*[.L26]" office:value-type="float" office:value="746.152786889153" calcext:value-type="float">
            <text:p>746,153</text:p>
          </table:table-cell>
          <table:table-cell office:value-type="float" office:value="26" calcext:value-type="float">
            <text:p>26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753" calcext:value-type="float">
            <text:p>753</text:p>
          </table:table-cell>
          <table:table-cell table:formula="of:=[.O26]*[.Q26]" office:value-type="float" office:value="19578" calcext:value-type="float">
            <text:p>19578</text:p>
          </table:table-cell>
          <table:table-cell table:formula="of:=POWER([.O26]-[.$M$34];2)*[.Q26]" office:value-type="float" office:value="21470.8036678226" calcext:value-type="float">
            <text:p>21470,804</text:p>
          </table:table-cell>
          <table:table-cell office:value-type="float" office:value="32" calcext:value-type="float">
            <text:p>32</text:p>
          </table:table-cell>
          <table:table-cell office:value-type="float" office:value="34730883" calcext:value-type="float">
            <text:p>34730883</text:p>
          </table:table-cell>
          <table:table-cell office:value-type="float" office:value="627" calcext:value-type="float">
            <text:p>627</text:p>
          </table:table-cell>
          <table:table-cell office:value-type="float" office:value="40" calcext:value-type="float">
            <text:p>40</text:p>
          </table:table-cell>
          <table:table-cell office:value-type="float" office:value="34730884" calcext:value-type="float">
            <text:p>34730884</text:p>
          </table:table-cell>
          <table:table-cell office:value-type="float" office:value="888" calcext:value-type="float">
            <text:p>8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3344562" calcext:value-type="float">
            <text:p>33344562</text:p>
          </table:table-cell>
          <table:table-cell office:value-type="float" office:value="1789" calcext:value-type="float">
            <text:p>1789</text:p>
          </table:table-cell>
          <table:table-cell table:formula="of:=[.D27]*[.F27]*[.F27]" office:value-type="float" office:value="41606773" calcext:value-type="float">
            <text:p>41606773</text:p>
          </table:table-cell>
          <table:table-cell table:formula="of:=[.F27]*[.F27]" office:value-type="float" office:value="3200521" calcext:value-type="float">
            <text:p>3200521</text:p>
          </table:table-cell>
          <table:table-cell table:formula="of:=POWER([.D27]-[.$G$34];2)*[.F27]" office:value-type="float" office:value="154.239872964759" calcext:value-type="float">
            <text:p>154,240</text:p>
          </table:table-cell>
          <table:table-cell office:value-type="float" office:value="21" calcext:value-type="float">
            <text:p>21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915" calcext:value-type="float">
            <text:p>1915</text:p>
          </table:table-cell>
          <table:table-cell table:formula="of:=[.J27]*[.L27]" office:value-type="float" office:value="40215" calcext:value-type="float">
            <text:p>40215</text:p>
          </table:table-cell>
          <table:table-cell table:formula="of:=POWER([.J27]-[.$M$34];2)*[.L27]" office:value-type="float" office:value="221.140379879004" calcext:value-type="float">
            <text:p>221,140</text:p>
          </table:table-cell>
          <table:table-cell office:value-type="float" office:value="27" calcext:value-type="float">
            <text:p>27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1558" calcext:value-type="float">
            <text:p>1558</text:p>
          </table:table-cell>
          <table:table-cell table:formula="of:=[.O27]*[.Q27]" office:value-type="float" office:value="42066" calcext:value-type="float">
            <text:p>42066</text:p>
          </table:table-cell>
          <table:table-cell table:formula="of:=POWER([.O27]-[.$M$34];2)*[.Q27]" office:value-type="float" office:value="62621.1997061306" calcext:value-type="float">
            <text:p>62621,200</text:p>
          </table:table-cell>
          <table:table-cell office:value-type="float" office:value="37" calcext:value-type="float">
            <text:p>37</text:p>
          </table:table-cell>
          <table:table-cell office:value-type="float" office:value="34730883" calcext:value-type="float">
            <text:p>34730883</text:p>
          </table:table-cell>
          <table:table-cell office:value-type="float" office:value="926" calcext:value-type="float">
            <text:p>926</text:p>
          </table:table-cell>
          <table:table-cell office:value-type="float" office:value="41" calcext:value-type="float">
            <text:p>41</text:p>
          </table:table-cell>
          <table:table-cell office:value-type="float" office:value="34730884" calcext:value-type="float">
            <text:p>34730884</text:p>
          </table:table-cell>
          <table:table-cell office:value-type="float" office:value="1539" calcext:value-type="float">
            <text:p>153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3344562" calcext:value-type="float">
            <text:p>33344562</text:p>
          </table:table-cell>
          <table:table-cell office:value-type="float" office:value="1402" calcext:value-type="float">
            <text:p>1402</text:p>
          </table:table-cell>
          <table:table-cell table:formula="of:=[.D28]*[.F28]*[.F28]" office:value-type="float" office:value="21621644" calcext:value-type="float">
            <text:p>21621644</text:p>
          </table:table-cell>
          <table:table-cell table:formula="of:=[.F28]*[.F28]" office:value-type="float" office:value="1965604" calcext:value-type="float">
            <text:p>1965604</text:p>
          </table:table-cell>
          <table:table-cell table:formula="of:=POWER([.D28]-[.$G$34];2)*[.F28]" office:value-type="float" office:value="4082.22490967945" calcext:value-type="float">
            <text:p>4082,225</text:p>
          </table:table-cell>
          <table:table-cell office:value-type="float" office:value="23" calcext:value-type="float">
            <text:p>23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979" calcext:value-type="float">
            <text:p>979</text:p>
          </table:table-cell>
          <table:table-cell table:formula="of:=[.J28]*[.L28]" office:value-type="float" office:value="22517" calcext:value-type="float">
            <text:p>22517</text:p>
          </table:table-cell>
          <table:table-cell table:formula="of:=POWER([.J28]-[.$M$34];2)*[.L28]" office:value-type="float" office:value="5359.7902348376" calcext:value-type="float">
            <text:p>5359,790</text:p>
          </table:table-cell>
          <table:table-cell office:value-type="float" office:value="31" calcext:value-type="float">
            <text:p>31</text:p>
          </table:table-cell>
          <table:table-cell office:value-type="float" office:value="33344559" calcext:value-type="float">
            <text:p>33344559</text:p>
          </table:table-cell>
          <table:table-cell office:value-type="float" office:value="758" calcext:value-type="float">
            <text:p>758</text:p>
          </table:table-cell>
          <table:table-cell table:formula="of:=[.O28]*[.Q28]" office:value-type="float" office:value="23498" calcext:value-type="float">
            <text:p>23498</text:p>
          </table:table-cell>
          <table:table-cell table:formula="of:=POWER([.O28]-[.$M$34];2)*[.Q28]" office:value-type="float" office:value="81039.2118426329" calcext:value-type="float">
            <text:p>81039,212</text:p>
          </table:table-cell>
          <table:table-cell office:value-type="float" office:value="35" calcext:value-type="float">
            <text:p>35</text:p>
          </table:table-cell>
          <table:table-cell office:value-type="float" office:value="34730883" calcext:value-type="float">
            <text:p>34730883</text:p>
          </table:table-cell>
          <table:table-cell office:value-type="float" office:value="1882" calcext:value-type="float">
            <text:p>1882</text:p>
          </table:table-cell>
          <table:table-cell office:value-type="float" office:value="42" calcext:value-type="float">
            <text:p>42</text:p>
          </table:table-cell>
          <table:table-cell office:value-type="float" office:value="34730884" calcext:value-type="float">
            <text:p>34730884</text:p>
          </table:table-cell>
          <table:table-cell office:value-type="float" office:value="2054" calcext:value-type="float">
            <text:p>205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3344562" calcext:value-type="float">
            <text:p>33344562</text:p>
          </table:table-cell>
          <table:table-cell office:value-type="float" office:value="1534" calcext:value-type="float">
            <text:p>1534</text:p>
          </table:table-cell>
          <table:table-cell table:formula="of:=[.D29]*[.F29]*[.F29]" office:value-type="float" office:value="32944184" calcext:value-type="float">
            <text:p>32944184</text:p>
          </table:table-cell>
          <table:table-cell table:formula="of:=[.F29]*[.F29]" office:value-type="float" office:value="2353156" calcext:value-type="float">
            <text:p>2353156</text:p>
          </table:table-cell>
          <table:table-cell table:formula="of:=POWER([.D29]-[.$G$34];2)*[.F29]" office:value-type="float" office:value="2567.09663984119" calcext:value-type="float">
            <text:p>2567,097</text:p>
          </table:table-cell>
          <table:table-cell office:value-type="float" office:value="19" calcext:value-type="float">
            <text:p>19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1234" calcext:value-type="float">
            <text:p>1234</text:p>
          </table:table-cell>
          <table:table-cell table:formula="of:=[.J29]*[.L29]" office:value-type="float" office:value="23446" calcext:value-type="float">
            <text:p>23446</text:p>
          </table:table-cell>
          <table:table-cell table:formula="of:=POWER([.J29]-[.$M$34];2)*[.L29]" office:value-type="float" office:value="3401.14563114487" calcext:value-type="float">
            <text:p>3401,146</text:p>
          </table:table-cell>
          <table:table-cell office:value-type="float" office:value="28" calcext:value-type="float">
            <text:p>28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2051" calcext:value-type="float">
            <text:p>2051</text:p>
          </table:table-cell>
          <table:table-cell table:formula="of:=[.O29]*[.Q29]" office:value-type="float" office:value="57428" calcext:value-type="float">
            <text:p>57428</text:p>
          </table:table-cell>
          <table:table-cell table:formula="of:=POWER([.O29]-[.$M$34];2)*[.Q29]" office:value-type="float" office:value="110493.452617192" calcext:value-type="float">
            <text:p>110493,453</text:p>
          </table:table-cell>
          <table:table-cell office:value-type="float" office:value="33" calcext:value-type="float">
            <text:p>33</text:p>
          </table:table-cell>
          <table:table-cell office:value-type="float" office:value="34730883" calcext:value-type="float">
            <text:p>34730883</text:p>
          </table:table-cell>
          <table:table-cell office:value-type="float" office:value="1300" calcext:value-type="float">
            <text:p>1300</text:p>
          </table:table-cell>
          <table:table-cell office:value-type="float" office:value="43" calcext:value-type="float">
            <text:p>43</text:p>
          </table:table-cell>
          <table:table-cell office:value-type="float" office:value="34730885" calcext:value-type="float">
            <text:p>34730885</text:p>
          </table:table-cell>
          <table:table-cell office:value-type="float" office:value="2150" calcext:value-type="float">
            <text:p>215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3344562" calcext:value-type="float">
            <text:p>33344562</text:p>
          </table:table-cell>
          <table:table-cell office:value-type="float" office:value="575" calcext:value-type="float">
            <text:p>575</text:p>
          </table:table-cell>
          <table:table-cell table:formula="of:=[.D30]*[.F30]*[.F30]" office:value-type="float" office:value="5290000" calcext:value-type="float">
            <text:p>5290000</text:p>
          </table:table-cell>
          <table:table-cell table:formula="of:=[.F30]*[.F30]" office:value-type="float" office:value="330625" calcext:value-type="float">
            <text:p>330625</text:p>
          </table:table-cell>
          <table:table-cell table:formula="of:=POWER([.D30]-[.$G$34];2)*[.F30]" office:value-type="float" office:value="6237.58057463609" calcext:value-type="float">
            <text:p>6237,581</text:p>
          </table:table-cell>
          <table:table-cell office:value-type="float" office:value="22" calcext:value-type="float">
            <text:p>22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1438" calcext:value-type="float">
            <text:p>1438</text:p>
          </table:table-cell>
          <table:table-cell table:formula="of:=[.J30]*[.L30]" office:value-type="float" office:value="31636" calcext:value-type="float">
            <text:p>31636</text:p>
          </table:table-cell>
          <table:table-cell table:formula="of:=POWER([.J30]-[.$M$34];2)*[.L30]" office:value-type="float" office:value="2581.38126880233" calcext:value-type="float">
            <text:p>2581,381</text:p>
          </table:table-cell>
          <table:table-cell office:value-type="float" office:value="29" calcext:value-type="float">
            <text:p>29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1920" calcext:value-type="float">
            <text:p>1920</text:p>
          </table:table-cell>
          <table:table-cell table:formula="of:=[.O30]*[.Q30]" office:value-type="float" office:value="55680" calcext:value-type="float">
            <text:p>55680</text:p>
          </table:table-cell>
          <table:table-cell table:formula="of:=POWER([.O30]-[.$M$34];2)*[.Q30]" office:value-type="float" office:value="133541.005018736" calcext:value-type="float">
            <text:p>133541,005</text:p>
          </table:table-cell>
          <table:table-cell office:value-type="float" office:value="34" calcext:value-type="float">
            <text:p>34</text:p>
          </table:table-cell>
          <table:table-cell office:value-type="float" office:value="34730884" calcext:value-type="float">
            <text:p>34730884</text:p>
          </table:table-cell>
          <table:table-cell office:value-type="float" office:value="1942" calcext:value-type="float">
            <text:p>1942</text:p>
          </table:table-cell>
          <table:table-cell office:value-type="float" office:value="39" calcext:value-type="float">
            <text:p>39</text:p>
          </table:table-cell>
          <table:table-cell office:value-type="float" office:value="34730885" calcext:value-type="float">
            <text:p>34730885</text:p>
          </table:table-cell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3344563" calcext:value-type="float">
            <text:p>33344563</text:p>
          </table:table-cell>
          <table:table-cell office:value-type="float" office:value="1220" calcext:value-type="float">
            <text:p>1220</text:p>
          </table:table-cell>
          <table:table-cell table:formula="of:=[.D31]*[.F31]*[.F31]" office:value-type="float" office:value="22326000" calcext:value-type="float">
            <text:p>22326000</text:p>
          </table:table-cell>
          <table:table-cell table:formula="of:=[.F31]*[.F31]" office:value-type="float" office:value="1488400" calcext:value-type="float">
            <text:p>1488400</text:p>
          </table:table-cell>
          <table:table-cell table:formula="of:=POWER([.D31]-[.$G$34];2)*[.F31]" office:value-type="float" office:value="6418.07357103823" calcext:value-type="float">
            <text:p>6418,074</text:p>
          </table:table-cell>
          <table:table-cell office:value-type="float" office:value="18" calcext:value-type="float">
            <text:p>18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635" calcext:value-type="float">
            <text:p>635</text:p>
          </table:table-cell>
          <table:table-cell table:formula="of:=[.J31]*[.L31]" office:value-type="float" office:value="11430" calcext:value-type="float">
            <text:p>11430</text:p>
          </table:table-cell>
          <table:table-cell table:formula="of:=POWER([.J31]-[.$M$34];2)*[.L31]" office:value-type="float" office:value="4493.61224362586" calcext:value-type="float">
            <text:p>4493,612</text:p>
          </table:table-cell>
          <table:table-cell office:value-type="float" office:value="30" calcext:value-type="float">
            <text:p>30</text:p>
          </table:table-cell>
          <table:table-cell office:value-type="float" office:value="33344560" calcext:value-type="float">
            <text:p>33344560</text:p>
          </table:table-cell>
          <table:table-cell office:value-type="float" office:value="1302" calcext:value-type="float">
            <text:p>1302</text:p>
          </table:table-cell>
          <table:table-cell table:formula="of:=[.O31]*[.Q31]" office:value-type="float" office:value="39060" calcext:value-type="float">
            <text:p>39060</text:p>
          </table:table-cell>
          <table:table-cell table:formula="of:=POWER([.O31]-[.$M$34];2)*[.Q31]" office:value-type="float" office:value="113576.386736532" calcext:value-type="float">
            <text:p>113576,387</text:p>
          </table:table-cell>
          <table:table-cell office:value-type="float" office:value="38" calcext:value-type="float">
            <text:p>38</text:p>
          </table:table-cell>
          <table:table-cell office:value-type="float" office:value="34730884" calcext:value-type="float">
            <text:p>34730884</text:p>
          </table:table-cell>
          <table:table-cell office:value-type="float" office:value="497" calcext:value-type="float">
            <text:p>497</text:p>
          </table:table-cell>
          <table:table-cell office:value-type="float" office:value="44" calcext:value-type="float">
            <text:p>44</text:p>
          </table:table-cell>
          <table:table-cell office:value-type="float" office:value="34730885" calcext:value-type="float">
            <text:p>34730885</text:p>
          </table:table-cell>
          <table:table-cell office:value-type="float" office:value="1518" calcext:value-type="float">
            <text:p>15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3344563" calcext:value-type="float">
            <text:p>33344563</text:p>
          </table:table-cell>
          <table:table-cell office:value-type="float" office:value="964" calcext:value-type="float">
            <text:p>964</text:p>
          </table:table-cell>
          <table:table-cell table:formula="of:=[.D32]*[.F32]*[.F32]" office:value-type="float" office:value="9292960" calcext:value-type="float">
            <text:p>9292960</text:p>
          </table:table-cell>
          <table:table-cell table:formula="of:=[.F32]*[.F32]" office:value-type="float" office:value="929296" calcext:value-type="float">
            <text:p>929296</text:p>
          </table:table-cell>
          <table:table-cell table:formula="of:=POWER([.D32]-[.$G$34];2)*[.F32]" office:value-type="float" office:value="7060.78442119584" calcext:value-type="float">
            <text:p>7060,784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office:value-type="float" office:value="36" calcext:value-type="float">
            <text:p>36</text:p>
          </table:table-cell>
          <table:table-cell office:value-type="float" office:value="34730884" calcext:value-type="float">
            <text:p>34730884</text:p>
          </table:table-cell>
          <table:table-cell office:value-type="float" office:value="1511" calcext:value-type="float">
            <text:p>1511</text:p>
          </table:table-cell>
          <table:table-cell office:value-type="float" office:value="46" calcext:value-type="float">
            <text:p>46</text:p>
          </table:table-cell>
          <table:table-cell office:value-type="float" office:value="34730885" calcext:value-type="float">
            <text:p>34730885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Pad&gt;</text:p>
          </table:table-cell>
          <table:table-cell/>
          <table:table-cell table:style-name="Default"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  <table:table-cell table:number-columns-repeated="4"/>
          <table:table-cell table:style-name="Default"/>
          <table:table-cell office:value-type="float" office:value="39" calcext:value-type="float">
            <text:p>39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586" calcext:value-type="float">
            <text:p>586</text:p>
          </table:table-cell>
          <table:table-cell office:value-type="float" office:value="45" calcext:value-type="float">
            <text:p>45</text:p>
          </table:table-cell>
          <table:table-cell office:value-type="float" office:value="34730885" calcext:value-type="float">
            <text:p>34730885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2" table:formula="of:=SUM([.G25:.G32])/SUM([.H25:.H32])" office:value-type="float" office:value="12.7063749125381" calcext:value-type="float">
            <text:p>12,7064</text:p>
          </table:table-cell>
          <table:table-cell table:style-name="ce22"/>
          <table:table-cell table:style-name="ce24" table:formula="of:=SQRT(SUM([.I26:.I33])/SUM([.F26:.F33]))" office:value-type="float" office:value="1.70899443657337" calcext:value-type="float">
            <text:p>1,70899</text:p>
          </table:table-cell>
          <table:table-cell table:number-columns-repeated="3"/>
          <table:table-cell table:style-name="ce22" table:formula="of:=SUM([.M25:.M32])/SUM([.L25:.L32])" office:value-type="float" office:value="20.6601794515354" calcext:value-type="float">
            <text:p>20,6602</text:p>
          </table:table-cell>
          <table:table-cell table:style-name="ce24" table:formula="of:=SQRT(SUM([.N25:.N32])/SUM([.L25:.L32]))" office:value-type="float" office:value="1.45722195816453" calcext:value-type="float">
            <text:p>1,45722</text:p>
          </table:table-cell>
          <table:table-cell table:number-columns-repeated="4"/>
          <table:table-cell table:style-name="Default"/>
          <table:table-cell office:value-type="float" office:value="38" calcext:value-type="float">
            <text:p>38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234" calcext:value-type="float">
            <text:p>1234</text:p>
          </table:table-cell>
          <table:table-cell office:value-type="float" office:value="45" calcext:value-type="float">
            <text:p>45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783" calcext:value-type="float">
            <text:p>1783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2" table:formula="of:=[.G34]*5+5/2" office:value-type="float" office:value="66.0318745626905" calcext:value-type="float">
            <text:p>66,0319</text:p>
          </table:table-cell>
          <table:table-cell table:style-name="ce22"/>
          <table:table-cell table:style-name="Default"/>
          <table:table-cell table:number-columns-repeated="3"/>
          <table:table-cell table:style-name="ce22" table:formula="of:=[.M34]*5+5/2" office:value-type="float" office:value="105.800897257677" calcext:value-type="float">
            <text:p>105,8009</text:p>
          </table:table-cell>
          <table:table-cell table:style-name="Default"/>
          <table:table-cell table:number-columns-repeated="4"/>
          <table:table-cell table:style-name="Default"/>
          <table:table-cell office:value-type="float" office:value="37" calcext:value-type="float">
            <text:p>37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827" calcext:value-type="float">
            <text:p>1827</text:p>
          </table:table-cell>
          <table:table-cell office:value-type="float" office:value="42" calcext:value-type="float">
            <text:p>42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465" calcext:value-type="float">
            <text:p>146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office:value-type="float" office:value="34" calcext:value-type="float">
            <text:p>34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1722" calcext:value-type="float">
            <text:p>1722</text:p>
          </table:table-cell>
          <table:table-cell office:value-type="float" office:value="43" calcext:value-type="float">
            <text:p>43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944" calcext:value-type="float">
            <text:p>194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276" calcext:value-type="float">
            <text:p>1276</text:p>
          </table:table-cell>
          <table:table-cell table:formula="of:=[.D37]*[.F37]*[.F37]" office:value-type="float" office:value="16281760" calcext:value-type="float">
            <text:p>16281760</text:p>
          </table:table-cell>
          <table:table-cell table:formula="of:=[.F37]*[.F37]" office:value-type="float" office:value="1628176" calcext:value-type="float">
            <text:p>1628176</text:p>
          </table:table-cell>
          <table:table-cell table:formula="of:=POWER([.D37]-[.$G$45];2)*[.F37]" office:value-type="float" office:value="5221.47119452265" calcext:value-type="float">
            <text:p>5221,471</text:p>
          </table:table-cell>
          <table:table-cell office:value-type="float" office:value="18" calcext:value-type="float">
            <text:p>18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860" calcext:value-type="float">
            <text:p>860</text:p>
          </table:table-cell>
          <table:table-cell table:formula="of:=[.J37]*[.L37]" office:value-type="float" office:value="15480" calcext:value-type="float">
            <text:p>15480</text:p>
          </table:table-cell>
          <table:table-cell table:formula="of:=POWER([.J37]-[.$M$45];2)*[.L37]" office:value-type="float" office:value="4882.17026309191" calcext:value-type="float">
            <text:p>4882,170</text:p>
          </table:table-cell>
          <table:table-cell office:value-type="float" office:value="27" calcext:value-type="float">
            <text:p>27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950" calcext:value-type="float">
            <text:p>1950</text:p>
          </table:table-cell>
          <table:table-cell table:formula="of:=[.O37]*[.Q37]" office:value-type="float" office:value="52650" calcext:value-type="float">
            <text:p>52650</text:p>
          </table:table-cell>
          <table:table-cell table:formula="of:=POWER([.O37]-[.$M$45];2)*[.Q37]" office:value-type="float" office:value="85389.6030607515" calcext:value-type="float">
            <text:p>85389,603</text:p>
          </table:table-cell>
          <table:table-cell office:value-type="float" office:value="35" calcext:value-type="float">
            <text:p>35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2085" calcext:value-type="float">
            <text:p>2085</text:p>
          </table:table-cell>
          <table:table-cell office:value-type="float" office:value="46" calcext:value-type="float">
            <text:p>46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653" calcext:value-type="float">
            <text:p>653</text:p>
          </table:table-cell>
          <table:table-cell table:formula="of:=[.D38]*[.F38]*[.F38]" office:value-type="float" office:value="6396135" calcext:value-type="float">
            <text:p>6396135</text:p>
          </table:table-cell>
          <table:table-cell table:formula="of:=[.F38]*[.F38]" office:value-type="float" office:value="426409" calcext:value-type="float">
            <text:p>426409</text:p>
          </table:table-cell>
          <table:table-cell table:formula="of:=POWER([.D38]-[.$G$45];2)*[.F38]" office:value-type="float" office:value="5787.6801551869" calcext:value-type="float">
            <text:p>5787,680</text:p>
          </table:table-cell>
          <table:table-cell office:value-type="float" office:value="20" calcext:value-type="float">
            <text:p>20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695" calcext:value-type="float">
            <text:p>1695</text:p>
          </table:table-cell>
          <table:table-cell table:formula="of:=[.J38]*[.L38]" office:value-type="float" office:value="33900" calcext:value-type="float">
            <text:p>33900</text:p>
          </table:table-cell>
          <table:table-cell table:formula="of:=POWER([.J38]-[.$M$45];2)*[.L38]" office:value-type="float" office:value="248.162167753703" calcext:value-type="float">
            <text:p>248,162</text:p>
          </table:table-cell>
          <table:table-cell office:value-type="float" office:value="26" calcext:value-type="float">
            <text:p>26</text:p>
          </table:table-cell>
          <table:table-cell office:value-type="float" office:value="34730882" calcext:value-type="float">
            <text:p>34730882</text:p>
          </table:table-cell>
          <table:table-cell office:value-type="float" office:value="1441" calcext:value-type="float">
            <text:p>1441</text:p>
          </table:table-cell>
          <table:table-cell table:formula="of:=[.O38]*[.Q38]" office:value-type="float" office:value="37466" calcext:value-type="float">
            <text:p>37466</text:p>
          </table:table-cell>
          <table:table-cell table:formula="of:=POWER([.O38]-[.$M$45];2)*[.Q38]" office:value-type="float" office:value="45470.4767934347" calcext:value-type="float">
            <text:p>45470,477</text:p>
          </table:table-cell>
          <table:table-cell office:value-type="float" office:value="33" calcext:value-type="float">
            <text:p>33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808" calcext:value-type="float">
            <text:p>808</text:p>
          </table:table-cell>
          <table:table-cell office:value-type="float" office:value="47" calcext:value-type="float">
            <text:p>47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577" calcext:value-type="float">
            <text:p>5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819" calcext:value-type="float">
            <text:p>1819</text:p>
          </table:table-cell>
          <table:table-cell table:formula="of:=[.D39]*[.F39]*[.F39]" office:value-type="float" office:value="36396371" calcext:value-type="float">
            <text:p>36396371</text:p>
          </table:table-cell>
          <table:table-cell table:formula="of:=[.F39]*[.F39]" office:value-type="float" office:value="3308761" calcext:value-type="float">
            <text:p>3308761</text:p>
          </table:table-cell>
          <table:table-cell table:formula="of:=POWER([.D39]-[.$G$45];2)*[.F39]" office:value-type="float" office:value="1903.20675702811" calcext:value-type="float">
            <text:p>1903,207</text:p>
          </table:table-cell>
          <table:table-cell office:value-type="float" office:value="21" calcext:value-type="float">
            <text:p>21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666" calcext:value-type="float">
            <text:p>1666</text:p>
          </table:table-cell>
          <table:table-cell table:formula="of:=[.J39]*[.L39]" office:value-type="float" office:value="34986" calcext:value-type="float">
            <text:p>34986</text:p>
          </table:table-cell>
          <table:table-cell table:formula="of:=POWER([.J39]-[.$M$45];2)*[.L39]" office:value-type="float" office:value="634.981663433844" calcext:value-type="float">
            <text:p>634,982</text:p>
          </table:table-cell>
          <table:table-cell office:value-type="float" office:value="25" calcext:value-type="float">
            <text:p>25</text:p>
          </table:table-cell>
          <table:table-cell office:value-type="float" office:value="34730882" calcext:value-type="float">
            <text:p>34730882</text:p>
          </table:table-cell>
          <table:table-cell office:value-type="float" office:value="783" calcext:value-type="float">
            <text:p>783</text:p>
          </table:table-cell>
          <table:table-cell table:formula="of:=[.O39]*[.Q39]" office:value-type="float" office:value="19575" calcext:value-type="float">
            <text:p>19575</text:p>
          </table:table-cell>
          <table:table-cell table:formula="of:=POWER([.O39]-[.$M$45];2)*[.Q39]" office:value-type="float" office:value="16693.6178159243" calcext:value-type="float">
            <text:p>16693,618</text:p>
          </table:table-cell>
          <table:table-cell office:value-type="float" office:value="36" calcext:value-type="float">
            <text:p>36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2147" calcext:value-type="float">
            <text:p>2147</text:p>
          </table:table-cell>
          <table:table-cell office:value-type="float" office:value="44" calcext:value-type="float">
            <text:p>44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2024" calcext:value-type="float">
            <text:p>20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224" calcext:value-type="float">
            <text:p>1224</text:p>
          </table:table-cell>
          <table:table-cell table:formula="of:=[.D40]*[.F40]*[.F40]" office:value-type="float" office:value="20974464" calcext:value-type="float">
            <text:p>20974464</text:p>
          </table:table-cell>
          <table:table-cell table:formula="of:=[.F40]*[.F40]" office:value-type="float" office:value="1498176" calcext:value-type="float">
            <text:p>1498176</text:p>
          </table:table-cell>
          <table:table-cell table:formula="of:=POWER([.D40]-[.$G$45];2)*[.F40]" office:value-type="float" office:value="4784.59806136303" calcext:value-type="float">
            <text:p>4784,598</text:p>
          </table:table-cell>
          <table:table-cell office:value-type="float" office:value="19" calcext:value-type="float">
            <text:p>19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123" calcext:value-type="float">
            <text:p>1123</text:p>
          </table:table-cell>
          <table:table-cell table:formula="of:=[.J40]*[.L40]" office:value-type="float" office:value="21337" calcext:value-type="float">
            <text:p>21337</text:p>
          </table:table-cell>
          <table:table-cell table:formula="of:=POWER([.J40]-[.$M$45];2)*[.L40]" office:value-type="float" office:value="2146.81131975533" calcext:value-type="float">
            <text:p>2146,811</text:p>
          </table:table-cell>
          <table:table-cell office:value-type="float" office:value="28" calcext:value-type="float">
            <text:p>28</text:p>
          </table:table-cell>
          <table:table-cell office:value-type="float" office:value="34730882" calcext:value-type="float">
            <text:p>34730882</text:p>
          </table:table-cell>
          <table:table-cell office:value-type="float" office:value="1929" calcext:value-type="float">
            <text:p>1929</text:p>
          </table:table-cell>
          <table:table-cell table:formula="of:=[.O40]*[.Q40]" office:value-type="float" office:value="54012" calcext:value-type="float">
            <text:p>54012</text:p>
          </table:table-cell>
          <table:table-cell table:formula="of:=POWER([.O40]-[.$M$45];2)*[.Q40]" office:value-type="float" office:value="111928.822862446" calcext:value-type="float">
            <text:p>111928,823</text:p>
          </table:table-cell>
          <table:table-cell office:value-type="float" office:value="32" calcext:value-type="float">
            <text:p>32</text:p>
          </table:table-cell>
          <table:table-cell office:value-type="float" office:value="35769462" calcext:value-type="float">
            <text:p>35769462</text:p>
          </table:table-cell>
          <table:table-cell office:value-type="float" office:value="314" calcext:value-type="float">
            <text:p>314</text:p>
          </table:table-cell>
          <table:table-cell office:value-type="float" office:value="41" calcext:value-type="float">
            <text:p>41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976" calcext:value-type="float">
            <text:p>1976</text:p>
          </table:table-cell>
          <table:table-cell table:formula="of:=[.D41]*[.F41]*[.F41]" office:value-type="float" office:value="50759488" calcext:value-type="float">
            <text:p>50759488</text:p>
          </table:table-cell>
          <table:table-cell table:formula="of:=[.F41]*[.F41]" office:value-type="float" office:value="3904576" calcext:value-type="float">
            <text:p>3904576</text:p>
          </table:table-cell>
          <table:table-cell table:formula="of:=POWER([.D41]-[.$G$45];2)*[.F41]" office:value-type="float" office:value="1886.59494012817" calcext:value-type="float">
            <text:p>1886,595</text:p>
          </table:table-cell>
          <table:table-cell office:value-type="float" office:value="22" calcext:value-type="float">
            <text:p>22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1178" calcext:value-type="float">
            <text:p>1178</text:p>
          </table:table-cell>
          <table:table-cell table:formula="of:=[.J41]*[.L41]" office:value-type="float" office:value="25916" calcext:value-type="float">
            <text:p>25916</text:p>
          </table:table-cell>
          <table:table-cell table:formula="of:=POWER([.J41]-[.$M$45];2)*[.L41]" office:value-type="float" office:value="3081.50022075708" calcext:value-type="float">
            <text:p>3081,500</text:p>
          </table:table-cell>
          <table:table-cell office:value-type="float" office:value="29" calcext:value-type="float">
            <text:p>29</text:p>
          </table:table-cell>
          <table:table-cell office:value-type="float" office:value="34730883" calcext:value-type="float">
            <text:p>34730883</text:p>
          </table:table-cell>
          <table:table-cell office:value-type="float" office:value="1356" calcext:value-type="float">
            <text:p>1356</text:p>
          </table:table-cell>
          <table:table-cell table:formula="of:=[.O41]*[.Q41]" office:value-type="float" office:value="39324" calcext:value-type="float">
            <text:p>39324</text:p>
          </table:table-cell>
          <table:table-cell table:formula="of:=POWER([.O41]-[.$M$45];2)*[.Q41]" office:value-type="float" office:value="100695.212438829" calcext:value-type="float">
            <text:p>100695,21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5769461" calcext:value-type="float">
            <text:p>35769461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646" calcext:value-type="float">
            <text:p>646</text:p>
          </table:table-cell>
          <table:table-cell table:formula="of:=[.D42]*[.F42]*[.F42]" office:value-type="float" office:value="3755844" calcext:value-type="float">
            <text:p>3755844</text:p>
          </table:table-cell>
          <table:table-cell table:formula="of:=[.F42]*[.F42]" office:value-type="float" office:value="417316" calcext:value-type="float">
            <text:p>417316</text:p>
          </table:table-cell>
          <table:table-cell table:formula="of:=POWER([.D42]-[.$G$45];2)*[.F42]" office:value-type="float" office:value="5903.03898412687" calcext:value-type="float">
            <text:p>5903,039</text:p>
          </table:table-cell>
          <table:table-cell office:value-type="float" office:value="23" calcext:value-type="float">
            <text:p>23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503" calcext:value-type="float">
            <text:p>503</text:p>
          </table:table-cell>
          <table:table-cell table:formula="of:=[.J42]*[.L42]" office:value-type="float" office:value="11569" calcext:value-type="float">
            <text:p>11569</text:p>
          </table:table-cell>
          <table:table-cell table:formula="of:=POWER([.J42]-[.$M$45];2)*[.L42]" office:value-type="float" office:value="3445.85564634693" calcext:value-type="float">
            <text:p>3445,85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4730881" calcext:value-type="float">
            <text:p>34730881</text:p>
          </table:table-cell>
          <table:table-cell office:value-type="float" office:value="2164" calcext:value-type="float">
            <text:p>2164</text:p>
          </table:table-cell>
          <table:table-cell table:formula="of:=[.D43]*[.F43]*[.F43]" office:value-type="float" office:value="56194752" calcext:value-type="float">
            <text:p>56194752</text:p>
          </table:table-cell>
          <table:table-cell table:formula="of:=[.F43]*[.F43]" office:value-type="float" office:value="4682896" calcext:value-type="float">
            <text:p>4682896</text:p>
          </table:table-cell>
          <table:table-cell table:formula="of:=POWER([.D43]-[.$G$45];2)*[.F43]" office:value-type="float" office:value="1.13329645551455" calcext:value-type="float">
            <text:p>1,133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Pad&gt;</text:p>
          </table:table-cell>
          <table:table-cell/>
          <table:table-cell table:style-name="Default"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table:style-name="ce22" table:formula="of:=SUM([.G36:.G43])/SUM([.H36:.H43])" office:value-type="float" office:value="12.0228845900528" calcext:value-type="float">
            <text:p>12,0229</text:p>
          </table:table-cell>
          <table:table-cell table:style-name="ce22"/>
          <table:table-cell table:style-name="ce24" table:formula="of:=SQRT(SUM([.I37:.I44])/SUM([.F37:.F44]))" office:value-type="float" office:value="1.61616283548489" calcext:value-type="float">
            <text:p>1,61616</text:p>
          </table:table-cell>
          <table:table-cell table:number-columns-repeated="3"/>
          <table:table-cell table:style-name="ce22" table:formula="of:=SUM([.M36:.M43])/SUM([.L36:.L43])" office:value-type="float" office:value="20.3826334519573" calcext:value-type="float">
            <text:p>20,3826</text:p>
          </table:table-cell>
          <table:table-cell table:style-name="ce24" table:formula="of:=SQRT(SUM([.N36:.N43])/SUM([.L36:.L43]))" office:value-type="float" office:value="1.43368133671715" calcext:value-type="float">
            <text:p>1,43368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table:style-name="ce22" table:formula="of:=[.G45]*5+5/2" office:value-type="float" office:value="62.6144229502638" calcext:value-type="float">
            <text:p>62,6144</text:p>
          </table:table-cell>
          <table:table-cell table:style-name="ce22"/>
          <table:table-cell table:style-name="Default"/>
          <table:table-cell table:number-columns-repeated="3"/>
          <table:table-cell table:style-name="ce22" table:formula="of:=[.M45]*5+5/2" office:value-type="float" office:value="104.413167259786" calcext:value-type="float">
            <text:p>104,4132</text:p>
          </table:table-cell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1756" calcext:value-type="float">
            <text:p>1756</text:p>
          </table:table-cell>
          <table:table-cell table:formula="of:=[.D48]*[.F48]*[.F48]" office:value-type="float" office:value="33918896" calcext:value-type="float">
            <text:p>33918896</text:p>
          </table:table-cell>
          <table:table-cell table:formula="of:=[.F48]*[.F48]" office:value-type="float" office:value="3083536" calcext:value-type="float">
            <text:p>3083536</text:p>
          </table:table-cell>
          <table:table-cell table:formula="of:=POWER([.D48]-[.$G$56];2)*[.F48]" office:value-type="float" office:value="2592.79641896136" calcext:value-type="float">
            <text:p>2592,796</text:p>
          </table:table-cell>
          <table:table-cell office:value-type="float" office:value="23" calcext:value-type="float">
            <text:p>23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813" calcext:value-type="float">
            <text:p>813</text:p>
          </table:table-cell>
          <table:table-cell table:formula="of:=[.J48]*[.L48]" office:value-type="float" office:value="18699" calcext:value-type="float">
            <text:p>18699</text:p>
          </table:table-cell>
          <table:table-cell table:formula="of:=POWER([.J48]-[.$M$56];2)*[.L48]" office:value-type="float" office:value="4959.26811099389" calcext:value-type="float">
            <text:p>4959,268</text:p>
          </table:table-cell>
          <table:table-cell office:value-type="float" office:value="27" calcext:value-type="float">
            <text:p>27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1836" calcext:value-type="float">
            <text:p>1836</text:p>
          </table:table-cell>
          <table:table-cell table:formula="of:=[.O48]*[.Q48]" office:value-type="float" office:value="49572" calcext:value-type="float">
            <text:p>49572</text:p>
          </table:table-cell>
          <table:table-cell table:formula="of:=POWER([.O48]-[.$M$56];2)*[.Q48]" office:value-type="float" office:value="76852.0953025497" calcext:value-type="float">
            <text:p>76852,09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1553" calcext:value-type="float">
            <text:p>1553</text:p>
          </table:table-cell>
          <table:table-cell table:formula="of:=[.D49]*[.F49]*[.F49]" office:value-type="float" office:value="33765326" calcext:value-type="float">
            <text:p>33765326</text:p>
          </table:table-cell>
          <table:table-cell table:formula="of:=[.F49]*[.F49]" office:value-type="float" office:value="2411809" calcext:value-type="float">
            <text:p>2411809</text:p>
          </table:table-cell>
          <table:table-cell table:formula="of:=POWER([.D49]-[.$G$56];2)*[.F49]" office:value-type="float" office:value="4947.49895559331" calcext:value-type="float">
            <text:p>4947,499</text:p>
          </table:table-cell>
          <table:table-cell office:value-type="float" office:value="18" calcext:value-type="float">
            <text:p>18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731" calcext:value-type="float">
            <text:p>731</text:p>
          </table:table-cell>
          <table:table-cell table:formula="of:=[.J49]*[.L49]" office:value-type="float" office:value="13158" calcext:value-type="float">
            <text:p>13158</text:p>
          </table:table-cell>
          <table:table-cell table:formula="of:=POWER([.J49]-[.$M$56];2)*[.L49]" office:value-type="float" office:value="4679.76120402129" calcext:value-type="float">
            <text:p>4679,761</text:p>
          </table:table-cell>
          <table:table-cell office:value-type="float" office:value="30" calcext:value-type="float">
            <text:p>30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1162" calcext:value-type="float">
            <text:p>1162</text:p>
          </table:table-cell>
          <table:table-cell table:formula="of:=[.O49]*[.Q49]" office:value-type="float" office:value="34860" calcext:value-type="float">
            <text:p>34860</text:p>
          </table:table-cell>
          <table:table-cell table:formula="of:=POWER([.O49]-[.$M$56];2)*[.Q49]" office:value-type="float" office:value="104205.021328338" calcext:value-type="float">
            <text:p>104205,0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2203" calcext:value-type="float">
            <text:p>2203</text:p>
          </table:table-cell>
          <table:table-cell table:formula="of:=[.D50]*[.F50]*[.F50]" office:value-type="float" office:value="63091717" calcext:value-type="float">
            <text:p>63091717</text:p>
          </table:table-cell>
          <table:table-cell table:formula="of:=[.F50]*[.F50]" office:value-type="float" office:value="4853209" calcext:value-type="float">
            <text:p>4853209</text:p>
          </table:table-cell>
          <table:table-cell table:formula="of:=POWER([.D50]-[.$G$56];2)*[.F50]" office:value-type="float" office:value="1357.1017223176" calcext:value-type="float">
            <text:p>1357,102</text:p>
          </table:table-cell>
          <table:table-cell office:value-type="float" office:value="22" calcext:value-type="float">
            <text:p>22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1325" calcext:value-type="float">
            <text:p>1325</text:p>
          </table:table-cell>
          <table:table-cell table:formula="of:=[.J50]*[.L50]" office:value-type="float" office:value="29150" calcext:value-type="float">
            <text:p>29150</text:p>
          </table:table-cell>
          <table:table-cell table:formula="of:=POWER([.J50]-[.$M$56];2)*[.L50]" office:value-type="float" office:value="2862.45188243218" calcext:value-type="float">
            <text:p>2862,452</text:p>
          </table:table-cell>
          <table:table-cell office:value-type="float" office:value="26" calcext:value-type="float">
            <text:p>26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1163" calcext:value-type="float">
            <text:p>1163</text:p>
          </table:table-cell>
          <table:table-cell table:formula="of:=[.O50]*[.Q50]" office:value-type="float" office:value="30238" calcext:value-type="float">
            <text:p>30238</text:p>
          </table:table-cell>
          <table:table-cell table:formula="of:=POWER([.O50]-[.$M$56];2)*[.Q50]" office:value-type="float" office:value="34795.587630327" calcext:value-type="float">
            <text:p>34795,58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5769460" calcext:value-type="float">
            <text:p>35769460</text:p>
          </table:table-cell>
          <table:table-cell office:value-type="float" office:value="1087" calcext:value-type="float">
            <text:p>1087</text:p>
          </table:table-cell>
          <table:table-cell table:formula="of:=[.D51]*[.F51]*[.F51]" office:value-type="float" office:value="11815690" calcext:value-type="float">
            <text:p>11815690</text:p>
          </table:table-cell>
          <table:table-cell table:formula="of:=[.F51]*[.F51]" office:value-type="float" office:value="1181569" calcext:value-type="float">
            <text:p>1181569</text:p>
          </table:table-cell>
          <table:table-cell table:formula="of:=POWER([.D51]-[.$G$56];2)*[.F51]" office:value-type="float" office:value="5333.68195414408" calcext:value-type="float">
            <text:p>5333,682</text:p>
          </table:table-cell>
          <table:table-cell office:value-type="float" office:value="21" calcext:value-type="float">
            <text:p>21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819" calcext:value-type="float">
            <text:p>1819</text:p>
          </table:table-cell>
          <table:table-cell table:formula="of:=[.J51]*[.L51]" office:value-type="float" office:value="38199" calcext:value-type="float">
            <text:p>38199</text:p>
          </table:table-cell>
          <table:table-cell table:formula="of:=POWER([.J51]-[.$M$56];2)*[.L51]" office:value-type="float" office:value="401.492063908339" calcext:value-type="float">
            <text:p>401,492</text:p>
          </table:table-cell>
          <table:table-cell office:value-type="float" office:value="28" calcext:value-type="float">
            <text:p>28</text:p>
          </table:table-cell>
          <table:table-cell office:value-type="float" office:value="35769458" calcext:value-type="float">
            <text:p>35769458</text:p>
          </table:table-cell>
          <table:table-cell office:value-type="float" office:value="2206" calcext:value-type="float">
            <text:p>2206</text:p>
          </table:table-cell>
          <table:table-cell table:formula="of:=[.O51]*[.Q51]" office:value-type="float" office:value="61768" calcext:value-type="float">
            <text:p>61768</text:p>
          </table:table-cell>
          <table:table-cell table:formula="of:=POWER([.O51]-[.$M$56];2)*[.Q51]" office:value-type="float" office:value="123090.519124764" calcext:value-type="float">
            <text:p>123090,5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5769461" calcext:value-type="float">
            <text:p>35769461</text:p>
          </table:table-cell>
          <table:table-cell office:value-type="float" office:value="492" calcext:value-type="float">
            <text:p>492</text:p>
          </table:table-cell>
          <table:table-cell table:formula="of:=[.D52]*[.F52]*[.F52]" office:value-type="float" office:value="2178576" calcext:value-type="float">
            <text:p>2178576</text:p>
          </table:table-cell>
          <table:table-cell table:formula="of:=[.F52]*[.F52]" office:value-type="float" office:value="242064" calcext:value-type="float">
            <text:p>242064</text:p>
          </table:table-cell>
          <table:table-cell table:formula="of:=POWER([.D52]-[.$G$56];2)*[.F52]" office:value-type="float" office:value="5085.82697946489" calcext:value-type="float">
            <text:p>5085,827</text:p>
          </table:table-cell>
          <table:table-cell office:value-type="float" office:value="20" calcext:value-type="float">
            <text:p>20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777" calcext:value-type="float">
            <text:p>1777</text:p>
          </table:table-cell>
          <table:table-cell table:formula="of:=[.J52]*[.L52]" office:value-type="float" office:value="35540" calcext:value-type="float">
            <text:p>35540</text:p>
          </table:table-cell>
          <table:table-cell table:formula="of:=POWER([.J52]-[.$M$56];2)*[.L52]" office:value-type="float" office:value="499.517503705519" calcext:value-type="float">
            <text:p>499,518</text:p>
          </table:table-cell>
          <table:table-cell office:value-type="float" office:value="29" calcext:value-type="float">
            <text:p>29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842" calcext:value-type="float">
            <text:p>1842</text:p>
          </table:table-cell>
          <table:table-cell table:formula="of:=[.O52]*[.Q52]" office:value-type="float" office:value="53418" calcext:value-type="float">
            <text:p>53418</text:p>
          </table:table-cell>
          <table:table-cell table:formula="of:=POWER([.O52]-[.$M$56];2)*[.Q52]" office:value-type="float" office:value="132140.805036374" calcext:value-type="float">
            <text:p>132140,80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5769461" calcext:value-type="float">
            <text:p>35769461</text:p>
          </table:table-cell>
          <table:table-cell office:value-type="float" office:value="2125" calcext:value-type="float">
            <text:p>2125</text:p>
          </table:table-cell>
          <table:table-cell table:formula="of:=[.D53]*[.F53]*[.F53]" office:value-type="float" office:value="54187500" calcext:value-type="float">
            <text:p>54187500</text:p>
          </table:table-cell>
          <table:table-cell table:formula="of:=[.F53]*[.F53]" office:value-type="float" office:value="4515625" calcext:value-type="float">
            <text:p>4515625</text:p>
          </table:table-cell>
          <table:table-cell table:formula="of:=POWER([.D53]-[.$G$56];2)*[.F53]" office:value-type="float" office:value="98.3449278426737" calcext:value-type="float">
            <text:p>98,345</text:p>
          </table:table-cell>
          <table:table-cell office:value-type="float" office:value="19" calcext:value-type="float">
            <text:p>19</text:p>
          </table:table-cell>
          <table:table-cell office:value-type="float" office:value="35769459" calcext:value-type="float">
            <text:p>35769459</text:p>
          </table:table-cell>
          <table:table-cell office:value-type="float" office:value="1319" calcext:value-type="float">
            <text:p>1319</text:p>
          </table:table-cell>
          <table:table-cell table:formula="of:=[.J53]*[.L53]" office:value-type="float" office:value="25061" calcext:value-type="float">
            <text:p>25061</text:p>
          </table:table-cell>
          <table:table-cell table:formula="of:=POWER([.J53]-[.$M$56];2)*[.L53]" office:value-type="float" office:value="3088.41455354105" calcext:value-type="float">
            <text:p>3088,415</text:p>
          </table:table-cell>
          <table:table-cell table:number-columns-repeated="13"/>
        </table:table-row>
        <table:table-row table:style-name="ro1">
          <table:table-cell table:number-columns-repeated="6"/>
          <table:table-cell table:formula="of:=[.D54]*[.F54]*[.F54]" office:value-type="float" office:value="0" calcext:value-type="float">
            <text:p>0</text:p>
          </table:table-cell>
          <table:table-cell table:formula="of:=[.F54]*[.F54]" office:value-type="float" office:value="0" calcext:value-type="float">
            <text:p>0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&lt;Pad&gt;</text:p>
          </table:table-cell>
          <table:table-cell/>
          <table:table-cell table:style-name="Default"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&lt;Pad&gt;</text:p>
          </table:table-cell>
          <table:table-cell table:style-name="Default" office:value-type="string" calcext:value-type="string">
            <text:p>Sigma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table:style-name="ce22" table:formula="of:=SUM([.G47:.G54])/SUM([.H47:.H54])" office:value-type="float" office:value="12.215127790031" calcext:value-type="float">
            <text:p>12,2151</text:p>
          </table:table-cell>
          <table:table-cell table:style-name="ce22"/>
          <table:table-cell table:style-name="ce24" table:formula="of:=SQRT(SUM([.I48:.I55])/SUM([.F48:.F55]))" office:value-type="float" office:value="1.45144395589695" calcext:value-type="float">
            <text:p>1,45144</text:p>
          </table:table-cell>
          <table:table-cell table:number-columns-repeated="3"/>
          <table:table-cell table:style-name="ce22" table:formula="of:=SUM([.M47:.M54])/SUM([.L47:.L54])" office:value-type="float" office:value="20.5301901336074" calcext:value-type="float">
            <text:p>20,5302</text:p>
          </table:table-cell>
          <table:table-cell table:style-name="ce24" table:formula="of:=SQRT(SUM([.N47:.N54])/SUM([.L47:.L54]))" office:value-type="float" office:value="1.45552890858474" calcext:value-type="float">
            <text:p>1,45553</text:p>
          </table:table-cell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6"/>
          <table:table-cell table:style-name="ce22" table:formula="of:=[.G56]*5+5/2" office:value-type="float" office:value="63.5756389501549" calcext:value-type="float">
            <text:p>63,5756</text:p>
          </table:table-cell>
          <table:table-cell table:style-name="ce22"/>
          <table:table-cell table:style-name="Default"/>
          <table:table-cell table:number-columns-repeated="3"/>
          <table:table-cell table:style-name="ce22" table:formula="of:=[.M56]*5+5/2" office:value-type="float" office:value="105.150950668037" calcext:value-type="float">
            <text:p>105,1510</text:p>
          </table:table-cell>
          <table:table-cell table:style-name="Default"/>
          <table:table-cell table:number-columns-repeated="4"/>
          <table:table-cell table:style-name="Default"/>
          <table:table-cell table:number-columns-repeated="8"/>
        </table:table-row>
      </table:table>
      <table:table table:name="Foglio5" table:style-name="ta1">
        <table:shapes>
          <draw:frame draw:z-index="0" draw:style-name="gr1" draw:text-style-name="P1" svg:width="15.999cm" svg:height="8.999cm" svg:x="11.704cm" svg:y="8.549cm">
            <draw:object draw:notify-on-update-of-ranges="Foglio5.D6:Foglio5.D17 Foglio5.F6:Foglio5.F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9" table:default-cell-style-name="ce29"/>
        <table:table-column table:style-name="co10" table:default-cell-style-name="ce29"/>
        <table:table-column table:style-name="co1" table:number-columns-repeated="2" table:default-cell-style-name="ce29"/>
        <table:table-column table:style-name="co2" table:default-cell-style-name="ce29"/>
        <table:table-column table:style-name="co11" table:default-cell-style-name="ce29"/>
        <table:table-column table:style-name="co12" table:default-cell-style-name="ce29"/>
        <table:table-column table:style-name="co13" table:default-cell-style-name="ce29"/>
        <table:table-column table:style-name="co1" table:number-columns-repeated="1016" table:default-cell-style-name="ce29"/>
        <table:table-row table:style-name="ro1">
          <table:table-cell office:value-type="string" calcext:value-type="string">
            <text:p>Events with mult=12 at ROW 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 table:number-columns-spanned="2" table:number-rows-spanned="1">
            <text:p>SiC</text:p>
          </table:table-cell>
          <table:covered-table-cell/>
          <table:table-cell/>
          <table:table-cell table:style-name="ce30" office:value-type="string" calcext:value-type="string" table:number-columns-spanned="5" table:number-rows-spanned="1">
            <text:p>ROW 0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TIMESTAMP (ns)</text:p>
          </table:table-cell>
          <table:table-cell/>
          <table:table-cell table:style-name="ce30" office:value-type="string" calcext:value-type="string">
            <text:p>PAD</text:p>
          </table:table-cell>
          <table:table-cell office:value-type="string" calcext:value-type="string">
            <text:p>TIMESTAMP (ns)</text:p>
          </table:table-cell>
          <table:table-cell office:value-type="string" calcext:value-type="string">
            <text:p>CHARGE (CH)</text:p>
          </table:table-cell>
          <table:table-cell office:value-type="string" calcext:value-type="string">
            <text:p>Charge*Charge*Pad</text:p>
          </table:table-cell>
          <table:table-cell office:value-type="string" calcext:value-type="string">
            <text:p>Charge*Charge</text:p>
          </table:table-cell>
          <table:table-cell table:number-columns-repeated="1016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float" office:value="2035081" calcext:value-type="float">
            <text:p>2035081</text:p>
          </table:table-cell>
          <table:table-cell/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22037.537" calcext:value-type="float">
            <text:p>22037,537</text:p>
          </table:table-cell>
          <table:table-cell table:style-name="ce31" office:value-type="float" office:value="734" calcext:value-type="float">
            <text:p>734</text:p>
          </table:table-cell>
          <table:table-cell table:formula="of:=[.D6]*[.F6]*[.F6]" office:value-type="float" office:value="7003828" calcext:value-type="float">
            <text:p>7003828</text:p>
          </table:table-cell>
          <table:table-cell table:formula="of:=[.F6]*[.F6]" office:value-type="float" office:value="538756" calcext:value-type="float">
            <text:p>53875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2037.546" calcext:value-type="float">
            <text:p>22037,546</text:p>
          </table:table-cell>
          <table:table-cell office:value-type="float" office:value="1999" calcext:value-type="float">
            <text:p>1999</text:p>
          </table:table-cell>
          <table:table-cell table:formula="of:=[.D7]*[.F7]*[.F7]" office:value-type="float" office:value="47952012" calcext:value-type="float">
            <text:p>47952012</text:p>
          </table:table-cell>
          <table:table-cell table:formula="of:=[.F7]*[.F7]" office:value-type="float" office:value="3996001" calcext:value-type="float">
            <text:p>3996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2037.542" calcext:value-type="float">
            <text:p>22037,542</text:p>
          </table:table-cell>
          <table:table-cell office:value-type="float" office:value="3678" calcext:value-type="float">
            <text:p>3678</text:p>
          </table:table-cell>
          <table:table-cell table:formula="of:=[.D8]*[.F8]*[.F8]" office:value-type="float" office:value="148804524" calcext:value-type="float">
            <text:p>148804524</text:p>
          </table:table-cell>
          <table:table-cell table:formula="of:=[.F8]*[.F8]" office:value-type="float" office:value="13527684" calcext:value-type="float">
            <text:p>1352768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2037.538" calcext:value-type="float">
            <text:p>22037,538</text:p>
          </table:table-cell>
          <table:table-cell office:value-type="float" office:value="4484" calcext:value-type="float">
            <text:p>4484</text:p>
          </table:table-cell>
          <table:table-cell table:formula="of:=[.D9]*[.F9]*[.F9]" office:value-type="float" office:value="201062560" calcext:value-type="float">
            <text:p>201062560</text:p>
          </table:table-cell>
          <table:table-cell table:formula="of:=[.F9]*[.F9]" office:value-type="float" office:value="20106256" calcext:value-type="float">
            <text:p>2010625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2037.554" calcext:value-type="float">
            <text:p>22037,554</text:p>
          </table:table-cell>
          <table:table-cell office:value-type="float" office:value="4989" calcext:value-type="float">
            <text:p>4989</text:p>
          </table:table-cell>
          <table:table-cell table:formula="of:=[.D10]*[.F10]*[.F10]" office:value-type="float" office:value="224011089" calcext:value-type="float">
            <text:p>224011089</text:p>
          </table:table-cell>
          <table:table-cell table:formula="of:=[.F10]*[.F10]" office:value-type="float" office:value="24890121" calcext:value-type="float">
            <text:p>2489012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2037.56" calcext:value-type="float">
            <text:p>22037,56</text:p>
          </table:table-cell>
          <table:table-cell office:value-type="float" office:value="5002" calcext:value-type="float">
            <text:p>5002</text:p>
          </table:table-cell>
          <table:table-cell table:formula="of:=[.D11]*[.F11]*[.F11]" office:value-type="float" office:value="200160032" calcext:value-type="float">
            <text:p>200160032</text:p>
          </table:table-cell>
          <table:table-cell table:formula="of:=[.F11]*[.F11]" office:value-type="float" office:value="25020004" calcext:value-type="float">
            <text:p>2502000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037.579" calcext:value-type="float">
            <text:p>22037,579</text:p>
          </table:table-cell>
          <table:table-cell office:value-type="float" office:value="6002" calcext:value-type="float">
            <text:p>6002</text:p>
          </table:table-cell>
          <table:table-cell table:formula="of:=[.D12]*[.F12]*[.F12]" office:value-type="float" office:value="252168028" calcext:value-type="float">
            <text:p>252168028</text:p>
          </table:table-cell>
          <table:table-cell table:formula="of:=[.F12]*[.F12]" office:value-type="float" office:value="36024004" calcext:value-type="float">
            <text:p>3602400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2037.577" calcext:value-type="float">
            <text:p>22037,577</text:p>
          </table:table-cell>
          <table:table-cell office:value-type="float" office:value="5608" calcext:value-type="float">
            <text:p>5608</text:p>
          </table:table-cell>
          <table:table-cell table:formula="of:=[.D13]*[.F13]*[.F13]" office:value-type="float" office:value="188697984" calcext:value-type="float">
            <text:p>188697984</text:p>
          </table:table-cell>
          <table:table-cell table:formula="of:=[.F13]*[.F13]" office:value-type="float" office:value="31449664" calcext:value-type="float">
            <text:p>31449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2037.594" calcext:value-type="float">
            <text:p>22037,594</text:p>
          </table:table-cell>
          <table:table-cell office:value-type="float" office:value="4724" calcext:value-type="float">
            <text:p>4724</text:p>
          </table:table-cell>
          <table:table-cell table:formula="of:=[.D14]*[.F14]*[.F14]" office:value-type="float" office:value="111580880" calcext:value-type="float">
            <text:p>111580880</text:p>
          </table:table-cell>
          <table:table-cell table:formula="of:=[.F14]*[.F14]" office:value-type="float" office:value="22316176" calcext:value-type="float">
            <text:p>2231617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2037.614" calcext:value-type="float">
            <text:p>22037,614</text:p>
          </table:table-cell>
          <table:table-cell office:value-type="float" office:value="3138" calcext:value-type="float">
            <text:p>3138</text:p>
          </table:table-cell>
          <table:table-cell table:formula="of:=[.D15]*[.F15]*[.F15]" office:value-type="float" office:value="39388176" calcext:value-type="float">
            <text:p>39388176</text:p>
          </table:table-cell>
          <table:table-cell table:formula="of:=[.F15]*[.F15]" office:value-type="float" office:value="9847044" calcext:value-type="float">
            <text:p>984704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2037.642" calcext:value-type="float">
            <text:p>22037,642</text:p>
          </table:table-cell>
          <table:table-cell office:value-type="float" office:value="1924" calcext:value-type="float">
            <text:p>1924</text:p>
          </table:table-cell>
          <table:table-cell table:formula="of:=[.D16]*[.F16]*[.F16]" office:value-type="float" office:value="11105328" calcext:value-type="float">
            <text:p>11105328</text:p>
          </table:table-cell>
          <table:table-cell table:formula="of:=[.F16]*[.F16]" office:value-type="float" office:value="3701776" calcext:value-type="float">
            <text:p>370177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037.69" calcext:value-type="float">
            <text:p>22037,69</text:p>
          </table:table-cell>
          <table:table-cell office:value-type="float" office:value="592" calcext:value-type="float">
            <text:p>592</text:p>
          </table:table-cell>
          <table:table-cell table:formula="of:=[.D17]*[.F17]*[.F17]" office:value-type="float" office:value="700928" calcext:value-type="float">
            <text:p>700928</text:p>
          </table:table-cell>
          <table:table-cell table:formula="of:=[.F17]*[.F17]" office:value-type="float" office:value="350464" calcext:value-type="float">
            <text:p>350464</text:p>
          </table:table-cell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 table:style-name="ce31"/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Foglio5.D6:Foglio5.H1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7" number:min-decimal-places="7" number:min-integer-digits="1"/>
    </number:number-style>
    <number:number-style style:name="N106">
      <number:number number:decimal-places="8" number:min-decimal-places="8" number:min-integer-digits="1"/>
    </number:number-style>
    <number:number-style style:name="N105">
      <number:number number:decimal-places="9" number:min-decimal-places="9" number:min-integer-digits="1"/>
    </number:number-style>
    <number:number-style style:name="N104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3:13:40.134401600</meta:creation-date>
    <dc:date>2024-12-17T20:00:56.138465597</dc:date>
    <meta:editing-duration>P1DT4H40M39S</meta:editing-duration>
    <meta:editing-cycles>23</meta:editing-cycles>
    <meta:generator>LibreOffice/7.3.7.2$Linux_X86_64 LibreOffice_project/30$Build-2</meta:generator>
    <meta:document-statistic meta:table-count="5" meta:cell-count="261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039cm" svg:height="6.772cm" xlink:href=".." xlink:type="simple" chart:class="chart:scatter" chart:style-name="ch1">
        <chart:legend chart:legend-position="end" svg:x="7.679cm" svg:y="2.838cm" style:legend-expansion="high" chart:style-name="ch2"/>
        <chart:plot-area chart:style-name="ch3" table:cell-range-address="Foglio2.C93:Foglio2.D97" svg:x="0.24cm" svg:y="0.135cm" svg:width="7.199cm" svg:height="6.502cm">
          <chart:coordinate-region svg:x="1.047cm" svg:y="0.334cm" svg:width="6.112cm" svg:height="5.6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2.D93:Foglio2.D97" chart:class="chart:scatter">
            <chart:domain table:cell-range-address="Foglio2.C93:Foglio2.C97"/>
            <chart:regression-curve chart:style-name="ch8">
              <chart:equation chart:display-equation="true" chart:display-r-square="true" svg:x="2.363cm" svg:y="4.621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6">
                <text:p>11.6</text:p>
                <draw:g>
                  <svg:desc>Foglio2.C93:Foglio2.C97</svg:desc>
                </draw:g>
              </table:table-cell>
              <table:table-cell office:value-type="float" office:value="65.1006395786306">
                <text:p>65.1006395786306</text:p>
                <draw:g>
                  <svg:desc>Foglio2.D93:Foglio2.D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.8">
                <text:p>32.8</text:p>
              </table:table-cell>
              <table:table-cell office:value-type="float" office:value="106.089044491263">
                <text:p>106.089044491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142.912202193369">
                <text:p>142.912202193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.2">
                <text:p>75.2</text:p>
              </table:table-cell>
              <table:table-cell office:value-type="float" office:value="182.099113830573">
                <text:p>182.0991138305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.4">
                <text:p>96.4</text:p>
              </table:table-cell>
              <table:table-cell office:value-type="float" office:value="221.264877845062">
                <text:p>221.264877845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9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5 0 1 2 3 4" chart:style-name="ch1">
        <chart:legend chart:legend-position="end" svg:x="14.081cm" svg:y="3.205cm" style:legend-expansion="high" chart:style-name="ch2"/>
        <chart:plot-area chart:style-name="ch3" table:cell-range-address="Foglio1.B71:Foglio1.F71 Foglio1.B65:Foglio1.F69" svg:x="0.32cm" svg:y="0.18cm" svg:width="13.441cm" svg:height="8.64cm">
          <chart:coordinate-region svg:x="2.159cm" svg:y="0.379cm" svg:width="11.32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1.B65:Foglio1.F65" chart:class="chart:scatter">
            <chart:domain table:cell-range-address="Foglio1.B71:Foglio1.F71"/>
            <chart:data-point chart:repeated="5"/>
          </chart:series>
          <chart:series chart:style-name="ch8" chart:values-cell-range-address="Foglio1.B66:Foglio1.F66" chart:class="chart:scatter">
            <chart:data-point chart:repeated="5"/>
          </chart:series>
          <chart:series chart:style-name="ch9" chart:values-cell-range-address="Foglio1.B67:Foglio1.F67" chart:class="chart:scatter">
            <chart:data-point chart:repeated="5"/>
          </chart:series>
          <chart:series chart:style-name="ch10" chart:values-cell-range-address="Foglio1.B68:Foglio1.F68" chart:class="chart:scatter">
            <chart:data-point chart:repeated="5"/>
          </chart:series>
          <chart:series chart:style-name="ch11" chart:values-cell-range-address="Foglio1.B69:Foglio1.F69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iga 71</text:p>
                <draw:g>
                  <svg:desc/>
                </draw:g>
              </table:table-cell>
              <table:table-cell office:value-type="float" office:value="11.6">
                <text:p>11.6</text:p>
                <draw:g>
                  <svg:desc>Foglio1.B71:Foglio1.F71</svg:desc>
                </draw:g>
              </table:table-cell>
              <table:table-cell office:value-type="float" office:value="32.8">
                <text:p>32.8</text:p>
              </table:table-cell>
              <table:table-cell office:value-type="float" office:value="54">
                <text:p>54</text:p>
              </table:table-cell>
              <table:table-cell office:value-type="float" office:value="75.2">
                <text:p>75.2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Riga 65</text:p>
                <draw:g>
                  <svg:desc/>
                </draw:g>
              </table:table-cell>
              <table:table-cell office:value-type="float" office:value="65.1006395786306">
                <text:p>65.1006395786306</text:p>
                <draw:g>
                  <svg:desc>Foglio1.B65:Foglio1.F65</svg:desc>
                </draw:g>
              </table:table-cell>
              <table:table-cell office:value-type="float" office:value="106.089044491263">
                <text:p>106.089044491263</text:p>
              </table:table-cell>
              <table:table-cell office:value-type="float" office:value="142.912202193369">
                <text:p>142.912202193369</text:p>
              </table:table-cell>
              <table:table-cell office:value-type="float" office:value="182.099113830573">
                <text:p>182.099113830573</text:p>
              </table:table-cell>
              <table:table-cell office:value-type="float" office:value="221.264877845062">
                <text:p>221.264877845062</text:p>
              </table:table-cell>
            </table:table-row>
            <table:table-row>
              <table:table-cell office:value-type="string">
                <text:p>Riga 66</text:p>
                <draw:g>
                  <svg:desc/>
                </draw:g>
              </table:table-cell>
              <table:table-cell office:value-type="float" office:value="66.197529026496">
                <text:p>66.197529026496</text:p>
                <draw:g>
                  <svg:desc>Foglio1.B66:Foglio1.F66</svg:desc>
                </draw:g>
              </table:table-cell>
              <table:table-cell office:value-type="float" office:value="105.62749471707">
                <text:p>105.62749471707</text:p>
              </table:table-cell>
              <table:table-cell office:value-type="float" office:value="144.551563820795">
                <text:p>144.551563820795</text:p>
              </table:table-cell>
              <table:table-cell office:value-type="float" office:value="180.982541222114">
                <text:p>180.982541222114</text:p>
              </table:table-cell>
              <table:table-cell office:value-type="float" office:value="221.910029498525">
                <text:p>221.910029498525</text:p>
              </table:table-cell>
            </table:table-row>
            <table:table-row>
              <table:table-cell office:value-type="string">
                <text:p>Riga 67</text:p>
                <draw:g>
                  <svg:desc/>
                </draw:g>
              </table:table-cell>
              <table:table-cell office:value-type="float" office:value="66.4786374747582">
                <text:p>66.4786374747582</text:p>
                <draw:g>
                  <svg:desc>Foglio1.B67:Foglio1.F67</svg:desc>
                </draw:g>
              </table:table-cell>
              <table:table-cell office:value-type="float" office:value="105.800897257677">
                <text:p>105.800897257677</text:p>
              </table:table-cell>
              <table:table-cell office:value-type="float" office:value="144.738072404699">
                <text:p>144.738072404699</text:p>
              </table:table-cell>
              <table:table-cell office:value-type="float" office:value="181.676266693853">
                <text:p>181.676266693853</text:p>
              </table:table-cell>
              <table:table-cell office:value-type="float" office:value="223.053359683794">
                <text:p>223.053359683794</text:p>
              </table:table-cell>
            </table:table-row>
            <table:table-row>
              <table:table-cell office:value-type="string">
                <text:p>Riga 68</text:p>
                <draw:g>
                  <svg:desc/>
                </draw:g>
              </table:table-cell>
              <table:table-cell office:value-type="float" office:value="62.5379176060668">
                <text:p>62.5379176060668</text:p>
                <draw:g>
                  <svg:desc>Foglio1.B68:Foglio1.F68</svg:desc>
                </draw:g>
              </table:table-cell>
              <table:table-cell office:value-type="float" office:value="104.413167259786">
                <text:p>104.413167259786</text:p>
              </table:table-cell>
              <table:table-cell office:value-type="float" office:value="138.595321088618">
                <text:p>138.595321088618</text:p>
              </table:table-cell>
              <table:table-cell office:value-type="float" office:value="176.596718480138">
                <text:p>176.596718480138</text:p>
              </table:table-cell>
              <table:table-cell office:value-type="float" office:value="214.714623611682">
                <text:p>214.714623611682</text:p>
              </table:table-cell>
            </table:table-row>
            <table:table-row>
              <table:table-cell office:value-type="string">
                <text:p>Riga 69</text:p>
                <draw:g>
                  <svg:desc/>
                </draw:g>
              </table:table-cell>
              <table:table-cell office:value-type="float" office:value="62.4473741319444">
                <text:p>62.4473741319444</text:p>
                <draw:g>
                  <svg:desc>Foglio1.B69:Foglio1.F69</svg:desc>
                </draw:g>
              </table:table-cell>
              <table:table-cell office:value-type="float" office:value="105.150950668037">
                <text:p>105.150950668037</text:p>
              </table:table-cell>
              <table:table-cell office:value-type="float" office:value="142.502436350347">
                <text:p>142.502436350347</text:p>
              </table:table-cell>
              <table:table-cell office:value-type="float" office:value="181.028396903852">
                <text:p>181.028396903852</text:p>
              </table:table-cell>
              <table:table-cell office:value-type="float" office:value="221.373553886746">
                <text:p>221.373553886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4.201cm" style:legend-expansion="high" chart:style-name="ch2"/>
        <chart:plot-area chart:style-name="ch3" table:cell-range-address="Foglio5.D6:Foglio5.D17 Foglio5.F6:Foglio5.F17" svg:x="0.32cm" svg:y="0.18cm" svg:width="12.455cm" svg:height="8.64cm">
          <chart:coordinate-region svg:x="1.312cm" svg:y="0.379cm" svg:width="11.2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oglio5.F6:Foglio5.F17" chart:class="chart:scatter">
            <chart:domain table:cell-range-address="Foglio5.D6:Foglio5.D17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Foglio5.D6:Foglio5.D17</svg:desc>
                </draw:g>
              </table:table-cell>
              <table:table-cell office:value-type="float" office:value="734">
                <text:p>734</text:p>
                <draw:g>
                  <svg:desc>Foglio5.F6:Foglio5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3678">
                <text:p>36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4484">
                <text:p>4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989">
                <text:p>49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002">
                <text:p>5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002">
                <text:p>6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724">
                <text:p>47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3138">
                <text:p>3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592">
                <text:p>5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